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ejaVu Sans1" svg:font-family="'DejaVu Sans'" style:font-family-generic="system" style:font-pitch="variable"/>
    <style:font-face style:name="DejaVu Sans Mono1"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0138in" fo:margin-top="0in" fo:margin-bottom="0in" style:contextual-spacing="false" fo:line-height="100%" fo:text-indent="0in" style:auto-text-indent="false"/>
    </style:style>
    <style:style style:name="P2" style:family="paragraph" style:parent-style-name="Standard">
      <style:paragraph-properties fo:margin-left="0in" fo:margin-right="-0.0138in" fo:margin-top="0in" fo:margin-bottom="0in" style:contextual-spacing="false" fo:line-height="100%" fo:text-indent="0in" style:auto-text-indent="false">
        <style:tab-stops>
          <style:tab-stop style:position="0.602in"/>
        </style:tab-stops>
      </style:paragraph-properties>
    </style:style>
    <style:style style:name="P3" style:family="paragraph" style:parent-style-name="Standard" style:master-page-name="Standard">
      <style:paragraph-properties fo:margin-left="0in" fo:margin-right="-0.0138in" fo:margin-top="0in" fo:margin-bottom="0in" style:contextual-spacing="false" fo:line-height="100%" fo:text-indent="0in" style:auto-text-indent="false" style:page-number="auto">
        <style:tab-stops>
          <style:tab-stop style:position="6.8134in"/>
        </style:tab-stops>
      </style:paragraph-properties>
    </style:style>
    <style:style style:name="P4" style:family="paragraph" style:parent-style-name="Standard" style:master-page-name="Converted1">
      <style:paragraph-properties fo:margin-left="0in" fo:margin-right="-0.0138in" fo:margin-top="0in" fo:margin-bottom="0in" style:contextual-spacing="false" fo:line-height="100%" fo:text-indent="0in" style:auto-text-indent="false" style:page-number="auto">
        <style:tab-stops>
          <style:tab-stop style:position="6.8134in"/>
        </style:tab-stops>
      </style:paragraph-properties>
    </style:style>
    <style:style style:name="P5" style:family="paragraph" style:parent-style-name="Standard" style:master-page-name="Converted2">
      <style:paragraph-properties fo:margin-left="0in" fo:margin-right="-0.0138in" fo:margin-top="0in" fo:margin-bottom="0in" style:contextual-spacing="false" fo:line-height="100%" fo:text-indent="0in" style:auto-text-indent="false" style:page-number="auto">
        <style:tab-stops>
          <style:tab-stop style:position="6.8134in"/>
        </style:tab-stops>
      </style:paragraph-properties>
    </style:style>
    <style:style style:name="P6" style:family="paragraph" style:parent-style-name="Standard" style:master-page-name="Converted5">
      <style:paragraph-properties fo:margin-left="0in" fo:margin-right="-0.0138in" fo:margin-top="0in" fo:margin-bottom="0in" style:contextual-spacing="false" fo:line-height="100%" fo:text-indent="0in" style:auto-text-indent="false" style:page-number="auto">
        <style:tab-stops>
          <style:tab-stop style:position="6.8134in"/>
        </style:tab-stops>
      </style:paragraph-properties>
    </style:style>
    <style:style style:name="P7" style:family="paragraph" style:parent-style-name="Standard" style:master-page-name="Converted6">
      <style:paragraph-properties fo:margin-left="0in" fo:margin-right="-0.0138in" fo:margin-top="0in" fo:margin-bottom="0in" style:contextual-spacing="false" fo:line-height="100%" fo:text-indent="0in" style:auto-text-indent="false" style:page-number="auto">
        <style:tab-stops>
          <style:tab-stop style:position="6.8134in"/>
        </style:tab-stops>
      </style:paragraph-properties>
    </style:style>
    <style:style style:name="P8" style:family="paragraph" style:parent-style-name="Standard" style:master-page-name="Converted7">
      <style:paragraph-properties fo:margin-left="0in" fo:margin-right="-0.0138in" fo:margin-top="0in" fo:margin-bottom="0in" style:contextual-spacing="false" fo:line-height="100%" fo:text-indent="0in" style:auto-text-indent="false" style:page-number="auto">
        <style:tab-stops>
          <style:tab-stop style:position="6.8134in"/>
        </style:tab-stops>
      </style:paragraph-properties>
    </style:style>
    <style:style style:name="P9" style:family="paragraph" style:parent-style-name="Standard" style:master-page-name="Converted8">
      <style:paragraph-properties fo:margin-left="0in" fo:margin-right="-0.0138in" fo:margin-top="0in" fo:margin-bottom="0in" style:contextual-spacing="false" fo:line-height="100%" fo:text-indent="0in" style:auto-text-indent="false" style:page-number="auto">
        <style:tab-stops>
          <style:tab-stop style:position="6.8134in"/>
        </style:tab-stops>
      </style:paragraph-properties>
    </style:style>
    <style:style style:name="P10" style:family="paragraph" style:parent-style-name="Standard">
      <style:paragraph-properties fo:margin-top="0in" fo:margin-bottom="0.0457in" style:contextual-spacing="false" fo:line-height="0.1665in"/>
      <style:text-properties style:text-line-through-style="none" style:text-line-through-type="none" style:font-name="DejaVu Sans"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text-scale="100%"/>
    </style:style>
    <style:style style:name="P11" style:family="paragraph" style:parent-style-name="Standard">
      <style:paragraph-properties fo:margin-left="0in" fo:margin-right="2.3425in" fo:margin-top="0in" fo:margin-bottom="0in" style:contextual-spacing="false" fo:line-height="100%" fo:text-align="start" style:justify-single-word="false" fo:text-indent="0in" style:auto-text-indent="false"/>
    </style:style>
    <style:style style:name="P12" style:family="paragraph" style:parent-style-name="Standard">
      <style:paragraph-properties fo:margin-left="0in" fo:margin-right="2.3425in" fo:margin-top="0in" fo:margin-bottom="0in" style:contextual-spacing="false" fo:line-height="100%" fo:text-align="start" style:justify-single-word="false" fo:text-indent="0in" style:auto-text-indent="false">
        <style:tab-stops>
          <style:tab-stop style:position="0.6118in"/>
          <style:tab-stop style:position="3.9244in"/>
        </style:tab-stops>
      </style:paragraph-properties>
    </style:style>
    <style:style style:name="P13" style:family="paragraph" style:parent-style-name="Standard">
      <style:paragraph-properties fo:margin-left="0in" fo:margin-right="2.3425in" fo:margin-top="0in" fo:margin-bottom="0in" style:contextual-spacing="false" fo:line-height="100%" fo:text-align="start" style:justify-single-word="false" fo:text-indent="0in" style:auto-text-indent="false">
        <style:tab-stops>
          <style:tab-stop style:position="0.602in"/>
        </style:tab-stops>
      </style:paragraph-properties>
    </style:style>
    <style:style style:name="P14" style:family="paragraph" style:parent-style-name="Standard">
      <style:paragraph-properties fo:margin-top="0in" fo:margin-bottom="0.0063in" style:contextual-spacing="false" fo:line-height="0.139in"/>
      <style:text-properties style:text-line-through-style="none" style:text-line-through-type="none" style:font-name="DejaVu Sans Mono" fo:font-size="10pt" fo:letter-spacing="normal" fo:font-style="normal" style:text-underline-style="none" fo:font-weight="normal" style:font-name-asian="DejaVu Sans Mono1" style:font-size-asian="10pt" style:font-style-asian="normal" style:font-weight-asian="normal" style:font-name-complex="DejaVu Sans Mono1" style:font-size-complex="10pt" style:font-style-complex="normal" style:font-weight-complex="normal" style:text-scale="100%"/>
    </style:style>
    <style:style style:name="P15" style:family="paragraph" style:parent-style-name="Standard">
      <style:paragraph-properties fo:margin-left="0in" fo:margin-right="2.4929in" fo:margin-top="0in" fo:margin-bottom="0in" style:contextual-spacing="false" fo:line-height="100%" fo:text-align="start" style:justify-single-word="false" fo:text-indent="0in" style:auto-text-indent="false"/>
    </style:style>
    <style:style style:name="P16" style:family="paragraph" style:parent-style-name="Standard">
      <style:paragraph-properties fo:margin-left="0in" fo:margin-right="2.4181in" fo:margin-top="0in" fo:margin-bottom="0in" style:contextual-spacing="false" fo:line-height="100%" fo:text-align="start" style:justify-single-word="false" fo:text-indent="0in" style:auto-text-indent="false"/>
    </style:style>
    <style:style style:name="P17" style:family="paragraph" style:parent-style-name="Standard">
      <style:paragraph-properties fo:margin-left="0in" fo:margin-right="2.9445in" fo:margin-top="0in" fo:margin-bottom="0in" style:contextual-spacing="false" fo:line-height="100%" fo:text-align="start" style:justify-single-word="false" fo:text-indent="0in" style:auto-text-indent="false"/>
    </style:style>
    <style:style style:name="P18" style:family="paragraph" style:parent-style-name="Standard">
      <style:paragraph-properties fo:margin-left="0in" fo:margin-right="2.4043in" fo:margin-top="0in" fo:margin-bottom="0in" style:contextual-spacing="false" fo:line-height="100%" fo:text-align="justify" style:justify-single-word="false" fo:text-indent="0in" style:auto-text-indent="false"/>
    </style:style>
    <style:style style:name="P19" style:family="paragraph" style:parent-style-name="Standard">
      <style:paragraph-properties fo:margin-left="0in" fo:margin-right="2.7189in" fo:margin-top="0in" fo:margin-bottom="0in" style:contextual-spacing="false" fo:line-height="100%" fo:text-align="start" style:justify-single-word="false" fo:text-indent="0in" style:auto-text-indent="false"/>
    </style:style>
    <style:style style:name="P20" style:family="paragraph" style:parent-style-name="Standard">
      <style:paragraph-properties fo:margin-left="0in" fo:margin-right="2.3201in" fo:margin-top="0in" fo:margin-bottom="0in" style:contextual-spacing="false" fo:line-height="100%" fo:text-align="start" style:justify-single-word="false" fo:text-indent="0in" style:auto-text-indent="false">
        <style:tab-stops>
          <style:tab-stop style:position="0.602in"/>
        </style:tab-stops>
      </style:paragraph-properties>
    </style:style>
    <style:style style:name="P21" style:family="paragraph" style:parent-style-name="Standard">
      <style:paragraph-properties fo:margin-left="0in" fo:margin-right="3.2457in" fo:margin-top="0in" fo:margin-bottom="0in" style:contextual-spacing="false" fo:line-height="100%" fo:text-align="start" style:justify-single-word="false" fo:text-indent="0in" style:auto-text-indent="false"/>
    </style:style>
    <style:style style:name="P22" style:family="paragraph" style:parent-style-name="Standard">
      <style:paragraph-properties fo:margin-left="0in" fo:margin-right="3.0953in" fo:margin-top="0in" fo:margin-bottom="0in" style:contextual-spacing="false" fo:line-height="100%" fo:text-align="start" style:justify-single-word="false" fo:text-indent="0in" style:auto-text-indent="false"/>
    </style:style>
    <style:style style:name="P23" style:family="paragraph" style:parent-style-name="Standard">
      <style:paragraph-properties fo:margin-left="0in" fo:margin-right="2.5689in" fo:margin-top="0in" fo:margin-bottom="0in" style:contextual-spacing="false" fo:line-height="100%" fo:text-align="start" style:justify-single-word="false" fo:text-indent="0in" style:auto-text-indent="false"/>
    </style:style>
    <style:style style:name="P24" style:family="paragraph" style:parent-style-name="Standard" style:master-page-name="Converted3">
      <style:paragraph-properties fo:margin-left="1.1618in" fo:margin-right="-0.0138in" fo:margin-top="0in" fo:margin-bottom="0in" style:contextual-spacing="false" fo:line-height="100%" fo:text-indent="0in" style:auto-text-indent="false" style:page-number="auto"/>
    </style:style>
    <style:style style:name="P25" style:family="paragraph" style:parent-style-name="Standard" style:master-page-name="Converted4">
      <style:paragraph-properties fo:margin-left="1.1618in" fo:margin-right="-0.0138in" fo:margin-top="0in" fo:margin-bottom="0in" style:contextual-spacing="false" fo:line-height="100%" fo:text-indent="0in" style:auto-text-indent="false" style:page-number="auto"/>
    </style:style>
    <style:style style:name="P26" style:family="paragraph" style:parent-style-name="Standard">
      <style:paragraph-properties fo:margin-top="0in" fo:margin-bottom="0in" style:contextual-spacing="false" fo:line-height="0.1665in"/>
      <style:text-properties style:text-line-through-style="none" style:text-line-through-type="none" style:font-name="Arial"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text-scale="102%"/>
    </style:style>
    <style:style style:name="P27" style:family="paragraph" style:parent-style-name="Standard">
      <style:paragraph-properties fo:margin-top="0in" fo:margin-bottom="0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2%"/>
    </style:style>
    <style:style style:name="P28" style:family="paragraph" style:parent-style-name="Standard">
      <style:paragraph-properties fo:margin-top="0in" fo:margin-bottom="0in" style:contextual-spacing="false" fo:line-height="0.1665in"/>
      <style:text-properties style:text-line-through-style="none" style:text-line-through-type="none" style:font-name="DejaVu Sans Mono" fo:font-size="12pt" fo:letter-spacing="normal" fo:font-style="normal" style:text-underline-style="none" fo:font-weight="normal" style:font-name-asian="DejaVu Sans Mono1" style:font-size-asian="12pt" style:font-style-asian="normal" style:font-weight-asian="normal" style:font-name-complex="DejaVu Sans Mono1" style:font-size-complex="12pt" style:font-style-complex="normal" style:font-weight-complex="normal" style:text-scale="100%"/>
    </style:style>
    <style:style style:name="P29" style:family="paragraph" style:parent-style-name="Standard">
      <style:paragraph-properties fo:margin-top="0in" fo:margin-bottom="0.002in" style:contextual-spacing="false" fo:line-height="0.0835in"/>
      <style:text-properties style:text-line-through-style="none" style:text-line-through-type="none" style:font-name="Arial"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text-scale="102%"/>
    </style:style>
    <style:style style:name="P30" style:family="paragraph" style:parent-style-name="Standard">
      <style:paragraph-properties fo:margin-left="0.0327in" fo:margin-right="0.8453in" fo:margin-top="0in" fo:margin-bottom="0in" style:contextual-spacing="false" fo:line-height="102%" fo:text-align="start" style:justify-single-word="false" fo:text-indent="0in" style:auto-text-indent="false"/>
    </style:style>
    <style:style style:name="P31" style:family="paragraph" style:parent-style-name="Standard">
      <style:paragraph-properties fo:margin-top="0in" fo:margin-bottom="0.0209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1%"/>
    </style:style>
    <style:style style:name="P32" style:family="paragraph" style:parent-style-name="Standard">
      <style:paragraph-properties fo:margin-top="0in" fo:margin-bottom="0.0209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2%"/>
    </style:style>
    <style:style style:name="P33" style:family="paragraph" style:parent-style-name="Standard">
      <style:paragraph-properties fo:margin-left="0.0327in" fo:margin-right="0.6752in" fo:margin-top="0in" fo:margin-bottom="0in" style:contextual-spacing="false" fo:line-height="100%" fo:text-align="start" style:justify-single-word="false" fo:text-indent="0in" style:auto-text-indent="false"/>
    </style:style>
    <style:style style:name="P34" style:family="paragraph" style:parent-style-name="Standard">
      <style:paragraph-properties fo:margin-top="0in" fo:margin-bottom="0.028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2%"/>
    </style:style>
    <style:style style:name="P35" style:family="paragraph" style:parent-style-name="Standard">
      <style:paragraph-properties fo:margin-top="0in" fo:margin-bottom="0.028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1%"/>
    </style:style>
    <style:style style:name="P36" style:family="paragraph" style:parent-style-name="Standard">
      <style:paragraph-properties fo:margin-left="0.0327in" fo:margin-right="0.822in" fo:margin-top="0in" fo:margin-bottom="0in" style:contextual-spacing="false" fo:line-height="100%" fo:text-align="start" style:justify-single-word="false" fo:text-indent="0in" style:auto-text-indent="false"/>
    </style:style>
    <style:style style:name="P37" style:family="paragraph" style:parent-style-name="Standard">
      <style:paragraph-properties fo:margin-left="0.0327in" fo:margin-right="0.822in" fo:margin-top="0in" fo:margin-bottom="0in" style:contextual-spacing="false" fo:line-height="101%" fo:text-align="start" style:justify-single-word="false" fo:text-indent="0in" style:auto-text-indent="false"/>
    </style:style>
    <style:style style:name="P38" style:family="paragraph" style:parent-style-name="Standard">
      <style:paragraph-properties fo:margin-left="0.0327in" fo:margin-right="-0.0138in" fo:margin-top="0in" fo:margin-bottom="0in" style:contextual-spacing="false" fo:line-height="100%" fo:text-indent="0in" style:auto-text-indent="false"/>
    </style:style>
    <style:style style:name="P39" style:family="paragraph" style:parent-style-name="Standard">
      <style:paragraph-properties fo:margin-top="0in" fo:margin-bottom="0.0252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2%"/>
    </style:style>
    <style:style style:name="P40" style:family="paragraph" style:parent-style-name="Standard">
      <style:paragraph-properties fo:margin-top="0in" fo:margin-bottom="0.0252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1%"/>
    </style:style>
    <style:style style:name="P41" style:family="paragraph" style:parent-style-name="Standard">
      <style:paragraph-properties fo:margin-left="0.0327in" fo:margin-right="0.711in" fo:margin-top="0in" fo:margin-bottom="0in" style:contextual-spacing="false" fo:line-height="101%" fo:text-align="start" style:justify-single-word="false" fo:text-indent="0in" style:auto-text-indent="false"/>
    </style:style>
    <style:style style:name="P42" style:family="paragraph" style:parent-style-name="Standard">
      <style:paragraph-properties fo:margin-top="0in" fo:margin-bottom="0.0228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2%"/>
    </style:style>
    <style:style style:name="P43" style:family="paragraph" style:parent-style-name="Standard">
      <style:paragraph-properties fo:margin-top="0in" fo:margin-bottom="0.0228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1%"/>
    </style:style>
    <style:style style:name="P44" style:family="paragraph" style:parent-style-name="Standard">
      <style:paragraph-properties fo:margin-left="0.0327in" fo:margin-right="0.9236in" fo:margin-top="0in" fo:margin-bottom="0in" style:contextual-spacing="false" fo:line-height="102%" fo:text-align="start" style:justify-single-word="false" fo:text-indent="0in" style:auto-text-indent="false"/>
    </style:style>
    <style:style style:name="P45" style:family="paragraph" style:parent-style-name="Standard">
      <style:paragraph-properties fo:margin-left="0.0327in" fo:margin-right="0.7075in" fo:margin-top="0in" fo:margin-bottom="0in" style:contextual-spacing="false" fo:line-height="102%" fo:text-align="start" style:justify-single-word="false" fo:text-indent="0in" style:auto-text-indent="false"/>
    </style:style>
    <style:style style:name="P46" style:family="paragraph" style:parent-style-name="Standard">
      <style:paragraph-properties fo:margin-left="0.0327in" fo:margin-right="0.7193in" fo:margin-top="0in" fo:margin-bottom="0in" style:contextual-spacing="false" fo:line-height="101%" fo:text-align="start" style:justify-single-word="false" fo:text-indent="0in" style:auto-text-indent="false"/>
    </style:style>
    <style:style style:name="P47" style:family="paragraph" style:parent-style-name="Standard">
      <style:paragraph-properties fo:margin-left="0.0327in" fo:margin-right="0.5925in" fo:margin-top="0in" fo:margin-bottom="0in" style:contextual-spacing="false" fo:line-height="102%" fo:text-align="start" style:justify-single-word="false" fo:text-indent="0in" style:auto-text-indent="false"/>
    </style:style>
    <style:style style:name="P48" style:family="paragraph" style:parent-style-name="Standard">
      <style:paragraph-properties fo:margin-left="0.0327in" fo:margin-right="0.6701in" fo:margin-top="0in" fo:margin-bottom="0in" style:contextual-spacing="false" fo:line-height="101%" fo:text-align="start" style:justify-single-word="false" fo:text-indent="0in" style:auto-text-indent="false"/>
    </style:style>
    <style:style style:name="P49" style:family="paragraph" style:parent-style-name="Standard">
      <style:paragraph-properties fo:margin-left="0.0327in" fo:margin-right="1.0417in" fo:margin-top="0in" fo:margin-bottom="0in" style:contextual-spacing="false" fo:line-height="101%" fo:text-align="start" style:justify-single-word="false" fo:text-indent="0in" style:auto-text-indent="false"/>
    </style:style>
    <style:style style:name="P50" style:family="paragraph" style:parent-style-name="Standard">
      <style:paragraph-properties fo:margin-left="0.0327in" fo:margin-right="0.8118in" fo:margin-top="0in" fo:margin-bottom="0in" style:contextual-spacing="false" fo:line-height="102%" fo:text-align="start" style:justify-single-word="false" fo:text-indent="0in" style:auto-text-indent="false"/>
    </style:style>
    <style:style style:name="P51" style:family="paragraph" style:parent-style-name="Standard">
      <style:paragraph-properties fo:margin-left="0.0327in" fo:margin-right="0.5984in" fo:margin-top="0in" fo:margin-bottom="0in" style:contextual-spacing="false" fo:line-height="102%" fo:text-align="start" style:justify-single-word="false" fo:text-indent="0in" style:auto-text-indent="false"/>
    </style:style>
    <style:style style:name="P52" style:family="paragraph" style:parent-style-name="Standard">
      <style:paragraph-properties fo:margin-left="0.0327in" fo:margin-right="0.6028in" fo:margin-top="0in" fo:margin-bottom="0in" style:contextual-spacing="false" fo:line-height="102%" fo:text-align="start" style:justify-single-word="false" fo:text-indent="0in" style:auto-text-indent="false"/>
    </style:style>
    <style:style style:name="P53" style:family="paragraph" style:parent-style-name="Standard">
      <style:paragraph-properties fo:margin-top="0in" fo:margin-bottom="0.0043in" style:contextual-spacing="false" fo:line-height="0.0835in"/>
      <style:text-properties style:text-line-through-style="none" style:text-line-through-type="none" style:font-name="Cambria" fo:font-size="6pt" fo:letter-spacing="normal" fo:font-style="normal" style:text-underline-style="none" fo:font-weight="normal" style:font-name-asian="Cambria1" style:font-size-asian="6pt" style:font-style-asian="normal" style:font-weight-asian="normal" style:font-name-complex="Cambria1" style:font-size-complex="6pt" style:font-style-complex="normal" style:font-weight-complex="normal" style:text-scale="102%"/>
    </style:style>
    <style:style style:name="P54" style:family="paragraph" style:parent-style-name="Standard">
      <style:paragraph-properties fo:margin-left="1.3543in" fo:margin-right="-0.0138in" fo:margin-top="0in" fo:margin-bottom="0in" style:contextual-spacing="false" fo:line-height="100%" fo:text-indent="0in" style:auto-text-indent="false"/>
    </style:style>
    <style:style style:name="P55" style:family="paragraph" style:parent-style-name="Standard">
      <style:paragraph-properties fo:margin-top="0in" fo:margin-bottom="0.0126in" style:contextual-spacing="false" fo:line-height="0.0972in"/>
      <style:text-properties style:text-line-through-style="none" style:text-line-through-type="none" style:font-name="Arial"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text-scale="102%"/>
    </style:style>
    <style:style style:name="P56" style:family="paragraph" style:parent-style-name="Standard">
      <style:paragraph-properties fo:margin-left="0.0327in" fo:margin-right="0.8in" fo:margin-top="0in" fo:margin-bottom="0in" style:contextual-spacing="false" fo:line-height="100%" fo:text-align="start" style:justify-single-word="false" fo:text-indent="0in" style:auto-text-indent="false"/>
    </style:style>
    <style:style style:name="P57" style:family="paragraph" style:parent-style-name="Standard">
      <style:paragraph-properties fo:margin-top="0in" fo:margin-bottom="0.0256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2%"/>
    </style:style>
    <style:style style:name="P58" style:family="paragraph" style:parent-style-name="Standard">
      <style:paragraph-properties fo:margin-top="0in" fo:margin-bottom="0.0256in" style:contextual-spacing="false" fo:line-height="0.1665in"/>
      <style:text-properties style:text-line-through-style="none" style:text-line-through-type="none" style:font-name="Cambria" fo:font-size="12pt" fo:letter-spacing="normal" fo:font-style="normal" style:text-underline-style="none" fo:font-weight="normal" style:font-name-asian="Cambria1" style:font-size-asian="12pt" style:font-style-asian="normal" style:font-weight-asian="normal" style:font-name-complex="Cambria1" style:font-size-complex="12pt" style:font-style-complex="normal" style:font-weight-complex="normal" style:text-scale="101%"/>
    </style:style>
    <style:style style:name="P59" style:family="paragraph" style:parent-style-name="Standard">
      <style:paragraph-properties fo:margin-left="0.0327in" fo:margin-right="1.2071in" fo:margin-top="0in" fo:margin-bottom="0in" style:contextual-spacing="false" fo:line-height="100%" fo:text-align="center" style:justify-single-word="false" fo:text-indent="0in" style:auto-text-indent="false"/>
    </style:style>
    <style:style style:name="P60" style:family="paragraph" style:parent-style-name="Standard">
      <style:paragraph-properties fo:margin-left="0.0327in" fo:margin-right="0.6665in" fo:margin-top="0in" fo:margin-bottom="0in" style:contextual-spacing="false" fo:line-height="100%" fo:text-align="start" style:justify-single-word="false" fo:text-indent="0in" style:auto-text-indent="false"/>
    </style:style>
    <style:style style:name="P61" style:family="paragraph" style:parent-style-name="Standard">
      <style:paragraph-properties fo:margin-left="0.0327in" fo:margin-right="0.7008in" fo:margin-top="0in" fo:margin-bottom="0in" style:contextual-spacing="false" fo:line-height="101%" fo:text-align="start" style:justify-single-word="false" fo:text-indent="0in" style:auto-text-indent="false"/>
    </style:style>
    <style:style style:name="P62" style:family="paragraph" style:parent-style-name="Standard">
      <style:paragraph-properties fo:margin-left="0.0327in" fo:margin-right="0.6272in" fo:margin-top="0in" fo:margin-bottom="0in" style:contextual-spacing="false" fo:line-height="102%" fo:text-align="start" style:justify-single-word="false" fo:text-indent="0in" style:auto-text-indent="false"/>
    </style:style>
    <style:style style:name="P63" style:family="paragraph" style:parent-style-name="Standard">
      <style:paragraph-properties fo:margin-left="0.0327in" fo:margin-right="1.1673in" fo:margin-top="0in" fo:margin-bottom="0in" style:contextual-spacing="false" fo:line-height="102%" fo:text-align="start" style:justify-single-word="false" fo:text-indent="0in" style:auto-text-indent="false"/>
    </style:style>
    <style:style style:name="P64" style:family="paragraph" style:parent-style-name="Standard">
      <style:paragraph-properties fo:margin-left="0.0327in" fo:margin-right="0.8228in" fo:margin-top="0in" fo:margin-bottom="0in" style:contextual-spacing="false" fo:line-height="102%" fo:text-align="start" style:justify-single-word="false" fo:text-indent="0in" style:auto-text-indent="false"/>
    </style:style>
    <style:style style:name="P65" style:family="paragraph" style:parent-style-name="Standard">
      <style:paragraph-properties fo:margin-left="0.0327in" fo:margin-right="0.6091in" fo:margin-top="0in" fo:margin-bottom="0in" style:contextual-spacing="false" fo:line-height="101%" fo:text-align="start" style:justify-single-word="false" fo:text-indent="0in" style:auto-text-indent="false"/>
    </style:style>
    <style:style style:name="P66" style:family="paragraph" style:parent-style-name="Standard">
      <style:paragraph-properties fo:margin-top="0in" fo:margin-bottom="0.0028in" style:contextual-spacing="false" fo:line-height="0.111in"/>
      <style:text-properties style:text-line-through-style="none" style:text-line-through-type="none" style:font-name="Cambria" fo:font-size="8pt" fo:letter-spacing="normal" fo:font-style="normal" style:text-underline-style="none" fo:font-weight="normal" style:font-name-asian="Cambria1" style:font-size-asian="8pt" style:font-style-asian="normal" style:font-weight-asian="normal" style:font-name-complex="Cambria1" style:font-size-complex="8pt" style:font-style-complex="normal" style:font-weight-complex="normal" style:text-scale="102%"/>
    </style:style>
    <style:style style:name="P67" style:family="paragraph" style:parent-style-name="Standard">
      <style:paragraph-properties fo:margin-left="0in" fo:margin-right="2.6437in" fo:margin-top="0in" fo:margin-bottom="0in" style:contextual-spacing="false" fo:line-height="100%" fo:text-align="start" style:justify-single-word="false" fo:text-indent="0in" style:auto-text-indent="false"/>
    </style:style>
    <style:style style:name="P68" style:family="paragraph" style:parent-style-name="Standard">
      <style:paragraph-properties fo:margin-top="0in" fo:margin-bottom="0.0134in" style:contextual-spacing="false" fo:line-height="0.111in"/>
      <style:text-properties style:text-line-through-style="none" style:text-line-through-type="none" style:font-name="DejaVu Sans Mono" fo:font-size="8pt" fo:letter-spacing="normal" fo:font-style="normal" style:text-underline-style="none" fo:font-weight="normal" style:font-name-asian="DejaVu Sans Mono1" style:font-size-asian="8pt" style:font-style-asian="normal" style:font-weight-asian="normal" style:font-name-complex="DejaVu Sans Mono1" style:font-size-complex="8pt" style:font-style-complex="normal" style:font-weight-complex="normal" style:text-scale="100%"/>
    </style:style>
    <style:style style:name="P69" style:family="paragraph" style:parent-style-name="Standard">
      <style:paragraph-properties fo:margin-left="0in" fo:margin-right="2.7945in" fo:margin-top="0in" fo:margin-bottom="0in" style:contextual-spacing="false" fo:line-height="100%" fo:text-align="start" style:justify-single-word="false" fo:text-indent="0in" style:auto-text-indent="false"/>
    </style:style>
    <style:style style:name="T1" style:family="text">
      <style:text-properties fo:color="#000000" style:text-line-through-style="none" style:text-line-through-type="none" style:font-name="DejaVu Sans" fo:font-size="11pt" fo:letter-spacing="-0.011in"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text-scale="100%"/>
    </style:style>
    <style:style style:name="T2" style:family="text">
      <style:text-properties fo:color="#000000" style:text-line-through-style="none" style:text-line-through-type="none" style:font-name="DejaVu Sans"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text-scale="100%"/>
    </style:style>
    <style:style style:name="T3" style:family="text">
      <style:text-properties fo:color="#000000" style:text-line-through-style="none" style:text-line-through-type="none" style:font-name="DejaVu Sans" fo:font-size="11pt" fo:letter-spacing="-0.0028in"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text-scale="100%"/>
    </style:style>
    <style:style style:name="T4" style:family="text">
      <style:text-properties fo:color="#000000" style:text-line-through-style="none" style:text-line-through-type="none" style:font-name="DejaVu Sans" fo:font-size="11pt" fo:letter-spacing="-0.0063in"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text-scale="100%"/>
    </style:style>
    <style:style style:name="T5" style:family="text">
      <style:text-properties fo:color="#000000" style:text-line-through-style="none" style:text-line-through-type="none" style:font-name="DejaVu Sans" fo:font-size="11pt" fo:letter-spacing="-0.0008in"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text-scale="100%"/>
    </style:style>
    <style:style style:name="T6" style:family="text">
      <style:text-properties fo:color="#000000" style:text-line-through-style="none" style:text-line-through-type="none" style:font-name="DejaVu Sans Mono" fo:font-size="9pt" fo:letter-spacing="normal"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7" style:family="text">
      <style:text-properties fo:color="#000000" style:text-line-through-style="none" style:text-line-through-type="none" style:font-name="DejaVu Sans Mono" fo:font-size="9pt" fo:letter-spacing="0.0752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8" style:family="text">
      <style:text-properties fo:color="#000000" style:text-line-through-style="none" style:text-line-through-type="none" style:font-name="DejaVu Sans Mono" fo:font-size="9pt" fo:letter-spacing="0.0098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9" style:family="text">
      <style:text-properties fo:color="#000000" style:text-line-through-style="none" style:text-line-through-type="none" style:font-name="DejaVu Sans Mono" fo:font-size="9pt" fo:letter-spacing="0.0102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0" style:family="text">
      <style:text-properties fo:color="#000000" style:text-line-through-style="none" style:text-line-through-type="none" style:font-name="DejaVu Sans Mono" fo:font-size="9pt" fo:letter-spacing="0.1165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1" style:family="text">
      <style:text-properties fo:color="#000000" style:text-line-through-style="none" style:text-line-through-type="none" style:font-name="DejaVu Sans Mono" fo:font-size="9pt" fo:letter-spacing="0.011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2" style:family="text">
      <style:text-properties fo:color="#000000" style:text-line-through-style="none" style:text-line-through-type="none" style:font-name="DejaVu Sans Mono" fo:font-size="9pt" fo:letter-spacing="0.0756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3" style:family="text">
      <style:text-properties fo:color="#000000" style:text-line-through-style="none" style:text-line-through-type="none" style:font-name="DejaVu Sans Mono" fo:font-size="9pt" fo:letter-spacing="0.0075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4" style:family="text">
      <style:text-properties fo:color="#000000" style:text-line-through-style="none" style:text-line-through-type="none" style:font-name="DejaVu Sans Mono" fo:font-size="9pt" fo:letter-spacing="0.0417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5" style:family="text">
      <style:text-properties fo:color="#000000" style:text-line-through-style="none" style:text-line-through-type="none" style:font-name="DejaVu Sans Mono" fo:font-size="9pt" fo:letter-spacing="0.0862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6" style:family="text">
      <style:text-properties fo:color="#000000" style:text-line-through-style="none" style:text-line-through-type="none" style:font-name="DejaVu Sans Mono" fo:font-size="9pt" fo:letter-spacing="0.1618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7" style:family="text">
      <style:text-properties fo:color="#000000" style:text-line-through-style="none" style:text-line-through-type="none" style:font-name="DejaVu Sans Mono" fo:font-size="9pt" fo:letter-spacing="0.0646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8" style:family="text">
      <style:text-properties fo:color="#000000" style:text-line-through-style="none" style:text-line-through-type="none" style:font-name="DejaVu Sans Mono" fo:font-size="9pt" fo:letter-spacing="0.0008in" fo:font-style="normal" style:text-underline-style="none" fo:font-weight="normal" style:font-name-asian="DejaVu Sans Mono1" style:font-size-asian="9pt" style:font-style-asian="normal" style:font-weight-asian="normal" style:font-name-complex="DejaVu Sans Mono1" style:font-size-complex="9pt" style:font-style-complex="normal" style:font-weight-complex="normal" style:text-scale="100%"/>
    </style:style>
    <style:style style:name="T19" style:family="text">
      <style:text-properties fo:color="#000000" style:text-line-through-style="none" style:text-line-through-type="none" style:font-name="DejaVu Sans Mono" fo:font-size="4pt" fo:letter-spacing="0.0008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2%"/>
    </style:style>
    <style:style style:name="T20" style:family="text">
      <style:text-properties fo:color="#000000" style:text-line-through-style="none" style:text-line-through-type="none" style:font-name="DejaVu Sans Mono" fo:font-size="4pt" fo:letter-spacing="0.0075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2%"/>
    </style:style>
    <style:style style:name="T21" style:family="text">
      <style:text-properties fo:color="#000000" style:text-line-through-style="none" style:text-line-through-type="none" style:font-name="DejaVu Sans Mono" fo:font-size="4pt" fo:letter-spacing="0.0071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2%"/>
    </style:style>
    <style:style style:name="T22" style:family="text">
      <style:text-properties fo:color="#000000" style:text-line-through-style="none" style:text-line-through-type="none" style:font-name="DejaVu Sans Mono" fo:font-size="4pt" fo:letter-spacing="normal"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2%"/>
    </style:style>
    <style:style style:name="T23" style:family="text">
      <style:text-properties fo:color="#000000" style:text-line-through-style="none" style:text-line-through-type="none" style:font-name="DejaVu Sans Mono" fo:font-size="4pt" fo:letter-spacing="normal"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0%"/>
    </style:style>
    <style:style style:name="T24" style:family="text">
      <style:text-properties fo:color="#000000" style:text-line-through-style="none" style:text-line-through-type="none" style:font-name="DejaVu Sans Mono" fo:font-size="4pt" fo:letter-spacing="0.0484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0%"/>
    </style:style>
    <style:style style:name="T25" style:family="text">
      <style:text-properties fo:color="#000000" style:text-line-through-style="none" style:text-line-through-type="none" style:font-name="DejaVu Sans Mono" fo:font-size="4pt" fo:letter-spacing="0.0492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0%"/>
    </style:style>
    <style:style style:name="T26" style:family="text">
      <style:text-properties fo:color="#000000" style:text-line-through-style="none" style:text-line-through-type="none" style:font-name="DejaVu Sans Mono" fo:font-size="4pt" fo:letter-spacing="0.0591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0%"/>
    </style:style>
    <style:style style:name="T27" style:family="text">
      <style:text-properties fo:color="#000000" style:text-line-through-style="none" style:text-line-through-type="none" style:text-position="75% 100%" style:font-name="DejaVu Sans Mono" fo:font-size="4pt" fo:letter-spacing="0.0008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2%"/>
    </style:style>
    <style:style style:name="T28" style:family="text">
      <style:text-properties fo:color="#000000" style:text-line-through-style="none" style:text-line-through-type="none" style:text-position="75% 100%" style:font-name="DejaVu Sans Mono" fo:font-size="4pt" fo:letter-spacing="0.0075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2%"/>
    </style:style>
    <style:style style:name="T29" style:family="text">
      <style:text-properties fo:color="#000000" style:text-line-through-style="none" style:text-line-through-type="none" style:text-position="75% 100%" style:font-name="DejaVu Sans Mono" fo:font-size="4pt" fo:letter-spacing="0.0071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2%"/>
    </style:style>
    <style:style style:name="T30" style:family="text">
      <style:text-properties fo:color="#000000" style:text-line-through-style="none" style:text-line-through-type="none" style:text-position="75% 100%" style:font-name="DejaVu Sans Mono" fo:font-size="4pt" fo:letter-spacing="normal"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2%"/>
    </style:style>
    <style:style style:name="T31" style:family="text">
      <style:text-properties fo:color="#000000" style:text-line-through-style="none" style:text-line-through-type="none" style:text-position="75% 100%" style:font-name="DejaVu Sans Mono" fo:font-size="4pt" fo:letter-spacing="0.0484in" fo:font-style="normal" style:text-underline-style="none" fo:font-weight="normal" style:font-name-asian="DejaVu Sans Mono1" style:font-size-asian="4pt" style:font-style-asian="normal" style:font-weight-asian="normal" style:font-name-complex="DejaVu Sans Mono1" style:font-size-complex="4pt" style:font-style-complex="normal" style:font-weight-complex="normal" style:text-scale="100%"/>
    </style:style>
    <style:style style:name="T32" style:family="text">
      <style:text-properties fo:color="#000000" style:text-line-through-style="none" style:text-line-through-type="none" style:font-name="Cambria" fo:font-size="11.5pt" fo:letter-spacing="normal"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1%"/>
    </style:style>
    <style:style style:name="T33" style:family="text">
      <style:text-properties fo:color="#000000" style:text-line-through-style="none" style:text-line-through-type="none" style:font-name="Cambria" fo:font-size="11.5pt" fo:letter-spacing="normal"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2%"/>
    </style:style>
    <style:style style:name="T34" style:family="text">
      <style:text-properties fo:color="#000000" style:text-line-through-style="none" style:text-line-through-type="none" style:font-name="Cambria" fo:font-size="11.5pt" fo:letter-spacing="normal"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0%"/>
    </style:style>
    <style:style style:name="T35" style:family="text">
      <style:text-properties fo:color="#000000" style:text-line-through-style="none" style:text-line-through-type="none" style:font-name="Cambria" fo:font-size="11.5pt" fo:letter-spacing="0.0008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0%"/>
    </style:style>
    <style:style style:name="T36" style:family="text">
      <style:text-properties fo:color="#000000" style:text-line-through-style="none" style:text-line-through-type="none" style:font-name="Cambria" fo:font-size="11.5pt" fo:letter-spacing="0.0008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2%"/>
    </style:style>
    <style:style style:name="T37" style:family="text">
      <style:text-properties fo:color="#000000" style:text-line-through-style="none" style:text-line-through-type="none" style:font-name="Cambria" fo:font-size="11.5pt" fo:letter-spacing="0.0008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1%"/>
    </style:style>
    <style:style style:name="T38" style:family="text">
      <style:text-properties fo:color="#000000" style:text-line-through-style="none" style:text-line-through-type="none" style:font-name="Cambria" fo:font-size="11.5pt" fo:letter-spacing="0.0366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0%"/>
    </style:style>
    <style:style style:name="T39" style:family="text">
      <style:text-properties fo:color="#000000" style:text-line-through-style="none" style:text-line-through-type="none" style:font-name="Cambria" fo:font-size="11.5pt" fo:letter-spacing="-0.0016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1%"/>
    </style:style>
    <style:style style:name="T40" style:family="text">
      <style:text-properties fo:color="#000000" style:text-line-through-style="none" style:text-line-through-type="none" style:font-name="Cambria" fo:font-size="11.5pt" fo:letter-spacing="-0.0016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2%"/>
    </style:style>
    <style:style style:name="T41" style:family="text">
      <style:text-properties fo:color="#000000" style:text-line-through-style="none" style:text-line-through-type="none" style:font-name="Cambria" fo:font-size="11.5pt" fo:letter-spacing="-0.0016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0%"/>
    </style:style>
    <style:style style:name="T42" style:family="text">
      <style:text-properties fo:color="#000000" style:text-line-through-style="none" style:text-line-through-type="none" style:font-name="Cambria" fo:font-size="11.5pt" fo:letter-spacing="-0.002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2%"/>
    </style:style>
    <style:style style:name="T43" style:family="text">
      <style:text-properties fo:color="#000000" style:text-line-through-style="none" style:text-line-through-type="none" style:font-name="Cambria" fo:font-size="11.5pt" fo:letter-spacing="0.0362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0%"/>
    </style:style>
    <style:style style:name="T44" style:family="text">
      <style:text-properties fo:color="#000000" style:text-line-through-style="none" style:text-line-through-type="none" style:font-name="Cambria" fo:font-size="11.5pt" fo:letter-spacing="0.072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0%"/>
    </style:style>
    <style:style style:name="T45" style:family="text">
      <style:text-properties fo:color="#000000" style:text-line-through-style="none" style:text-line-through-type="none" style:font-name="Cambria" fo:font-size="11.5pt" fo:letter-spacing="-0.0028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2%"/>
    </style:style>
    <style:style style:name="T46" style:family="text">
      <style:text-properties fo:color="#000000" style:text-line-through-style="none" style:text-line-through-type="none" style:font-name="Cambria" fo:font-size="11.5pt" fo:letter-spacing="-0.0028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0%"/>
    </style:style>
    <style:style style:name="T47" style:family="text">
      <style:text-properties fo:color="#000000" style:text-line-through-style="none" style:text-line-through-type="none" style:font-name="Cambria" fo:font-size="11.5pt" fo:letter-spacing="-0.0028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1%"/>
    </style:style>
    <style:style style:name="T48" style:family="text">
      <style:text-properties fo:color="#000000" style:text-line-through-style="none" style:text-line-through-type="none" style:font-name="Cambria" fo:font-size="11.5pt" fo:letter-spacing="0.0209in" fo:font-style="normal" style:text-underline-style="none" fo:font-weight="normal" style:font-name-asian="Cambria1" style:font-size-asian="11.5pt" style:font-style-asian="normal" style:font-weight-asian="normal" style:font-name-complex="Cambria1" style:font-size-complex="11.5pt" style:font-style-complex="normal" style:font-weight-complex="normal" style:text-scale="100%"/>
    </style:style>
    <style:style style:name="T49" style:family="text">
      <style:text-properties fo:color="#ff0000" style:text-line-through-style="none" style:text-line-through-type="none" style:font-name="Arial" fo:font-size="9.5pt" fo:letter-spacing="normal"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2%"/>
    </style:style>
    <style:style style:name="T50" style:family="text">
      <style:text-properties fo:color="#ff0000" style:text-line-through-style="none" style:text-line-through-type="none" style:font-name="Arial" fo:font-size="9.5pt" fo:letter-spacing="normal"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T51" style:family="text">
      <style:text-properties fo:color="#ff0000" style:text-line-through-style="none" style:text-line-through-type="none" style:font-name="Arial" fo:font-size="9.5pt" fo:letter-spacing="0.0008in"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T52" style:family="text">
      <style:text-properties fo:color="#ff0000" style:text-line-through-style="none" style:text-line-through-type="none" style:font-name="Arial" fo:font-size="9.5pt" fo:letter-spacing="-0.0063in"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T53" style:family="text">
      <style:text-properties fo:color="#ff0000" style:text-line-through-style="none" style:text-line-through-type="none" style:font-name="Arial" fo:font-size="9.5pt" fo:letter-spacing="-0.0008in"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T54" style:family="text">
      <style:text-properties fo:color="#ff0000" style:text-line-through-style="none" style:text-line-through-type="none" style:font-name="Arial" fo:font-size="9.5pt" fo:letter-spacing="-0.0075in"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2%"/>
    </style:style>
    <style:style style:name="T55" style:family="text">
      <style:text-properties fo:color="#ff0000" style:text-line-through-style="none" style:text-line-through-type="none" style:font-name="Arial" fo:font-size="9.5pt" fo:letter-spacing="0.0016in"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T56" style:family="text">
      <style:text-properties fo:color="#ff0000" style:text-line-through-style="none" style:text-line-through-type="none" style:font-name="Arial" fo:font-size="9.5pt" fo:letter-spacing="-0.0071in"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0%"/>
    </style:style>
    <style:style style:name="T57" style:family="text">
      <style:text-properties fo:color="#ff0000" style:text-line-through-style="none" style:text-line-through-type="none" style:font-name="Arial" fo:font-size="9.5pt" fo:letter-spacing="-0.0098in" fo:font-style="normal" style:text-underline-style="none" fo:font-weight="normal" style:font-name-asian="Arial1" style:font-size-asian="9.5pt" style:font-style-asian="normal" style:font-weight-asian="normal" style:font-name-complex="Arial1" style:font-size-complex="9.5pt" style:font-style-complex="normal" style:font-weight-complex="normal" style:text-scale="10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text:span text:style-name="T1">F</text:span><text:span text:style-name="T2">ichier : /home/stonneau/articles/ij</text:span><text:span text:style-name="T3">r</text:span><text:span text:style-name="T2">r1…8989(</text:span><text:span text:style-name="T4">R</text:span><text:span text:style-name="T2">eviewer1)Of17-0221v1.txt<text:tab/></text:span><text:span text:style-name="T4">P</text:span><text:span text:style-name="T2">age</text:span><text:span text:style-name="T5"> </text:span><text:span text:style-name="T2">1 sur 3</text:span></text:p>
        <text:p text:style-name="P10"/>
        <text:p text:style-name="P11"><text:span text:style-name="T6">The authors have interesting and useful work! However, its presentation in this paper can be significantly improved with some relatively minor (but important) editing.</text:span></text:p>
        <text:p text:style-name="P14"/>
        <text:p text:style-name="P15"><text:span text:style-name="T6">Here a quick/general overview, highlighting my main points (with more specific comments/suggestions saved for later):</text:span></text:p>
        <text:p text:style-name="P14"/>
        <text:p text:style-name="P16"><text:span text:style-name="T6">The organization sometimes leaves out too much "intuition" until details are presented in appendices, which makes the paper more challenging to follow (and reduces the likely impact of the publication).</text:span><text:span text:style-name="T7"> </text:span><text:span text:style-name="T6">Also, information on what content is new (compared with several past publications) should be a little more detailed, with a more specific "roadmap" of where this novel information appears within the paper. There should be a better description of the in-house simulation software used - and how it compares with "avatar" based modeling/tests from their previous work.</text:span><text:span text:style-name="T7"> </text:span><text:span text:style-name="T6">More information about computers used (etc.) would be useful (to interpret benchmarking results), too.</text:span></text:p>
        <text:p text:style-name="P14"/>
        <text:p text:style-name="P1"><text:span text:style-name="T6">*** Overall Review: ***</text:span></text:p>
        <text:p text:style-name="P14"/>
        <text:p text:style-name="P2"><text:span text:style-name="T6">-<text:tab/>Summary</text:span></text:p>
        <text:p text:style-name="P15"><text:span text:style-name="T6">This paper presents a framework for motion planning for a multi-limb robot to locomotion within complex environments (i.e., avoiding obstacles and achieving required contacts). Planning is broken into 3 basic problems (P1, P2, and P3):</text:span></text:p>
        <text:p text:style-name="P14"/>
        <text:p text:style-name="P1"><text:span text:style-name="T6">P1: guide path for root/trunk of robot.</text:span></text:p>
        <text:p text:style-name="P1"><text:span text:style-name="T6">P2: discrete equilibrium poses, including limb contacts.</text:span></text:p>
        <text:p text:style-name="P1"><text:span text:style-name="T6">P3: interpolating between contact postures, for full trajectory.</text:span></text:p>
        <text:p text:style-name="P14"/>
        <text:p text:style-name="P15"><text:span text:style-name="T6">* Note: Figure 1 provides an excellent "visual description" of P1 and P2! (Nicely done!)</text:span></text:p>
        <text:p text:style-name="P14"/>
        <text:p text:style-name="P16"><text:span text:style-name="T6">This work focuses on P1 and P2, as decoupled problems, "while relying on [a?] state-of-the-art solution for P3" (in the authors' words), via use of a</text:span><text:span text:style-name="T8"> </text:span><text:span text:style-name="T19">9</text:span><text:span text:style-name="T20">3</text:span><text:span text:style-name="T6">reachability conditio</text:span><text:span text:style-name="T9">n</text:span><text:span text:style-name="T19">9</text:span><text:span text:style-name="T21">4</text:span><text:span text:style-name="T6">, to reduce dimensionality of the problem as a trade-off in speed vs accuracy, gaining improved algorithmic speed by solving only a decoupled and</text:span></text:p>
        <text:p text:style-name="P1"><text:span text:style-name="T6">reduced-dimensionality approximation of the full problem.</text:span></text:p>
        <text:p text:style-name="P14"/>
        <text:p text:style-name="P17"><text:span text:style-name="T6">An implementation of P3 is described/provided in Appendix C, to illustrate the full planning structure.</text:span></text:p>
        <text:p text:style-name="P14"/>
        <text:p text:style-name="P16"><text:span text:style-name="T6">In essence, the method (for addressing P1 and P2) looks for paths in which a core</text:span><text:span text:style-name="T8"> </text:span><text:span text:style-name="T19">9</text:span><text:span text:style-name="T20">3</text:span><text:span text:style-name="T6">trunk-lik</text:span><text:span text:style-name="T9">e</text:span><text:span text:style-name="T19">9</text:span><text:span text:style-name="T22">4</text:span><text:span text:style-name="T24"> </text:span><text:span text:style-name="T6">shape (e.g., cylinder or rectangular prism, etc.) is out of collision with the environment, while the reachable WS of the limbs is "in collision" (as a heuristic for likely achieving needed contacts with the environment).</text:span><text:span text:style-name="T7"> </text:span><text:span text:style-name="T6">Adjusting (i.e., fictitiously super-sizing) the size of the "core" in turn affects how well this heuristic approach works, which is one issue the authors address through simulation.</text:span></text:p>
        <text:p text:style-name="P14"/>
        <text:p text:style-name="P18"><text:span text:style-name="T6">More specifically, Ws is a scaled version of nominal trunk shape Wo,the polygonal shape of the trunk, used in P1 (guiding the root). S=1 is the </text:span><text:span text:style-name="T22">9</text:span><text:span text:style-name="T20">3</text:span><text:span text:style-name="T6">tru</text:span><text:span text:style-name="T9">e</text:span><text:span text:style-name="T19">9</text:span><text:span text:style-name="T22">4</text:span><text:span text:style-name="T25"> </text:span><text:span text:style-name="T6">size, and S&gt;1 is explored.</text:span></text:p>
        <text:p text:style-name="P14"/>
        <text:p text:style-name="P16"><text:span text:style-name="T6">Full-body poses have only one contact change, between neighboring poses. Heuristics/criteria are described for ensuring "robustness" to slipping (via violation of an approximation of the friction cone), and for selecting "nice" limb configurations (e.g., away from singularities, or providing adequate end effector forces).</text:span></text:p>
        <text:p text:style-name="P14"/>
        <text:p text:style-name="P16"><text:span text:style-name="T6">[C_contact: whole body configs in contact AND collision-free.</text:span><text:span text:style-name="T10"> </text:span><text:span text:style-name="T6">C_reach: an approximation, via simple geometries, which can be sampled efficiently.]</text:span></text:p>
        <text:p text:style-name="P14"/>
        <text:p text:style-name="P2"><text:span text:style-name="T6">-<text:tab/>Major Contributions</text:span></text:p>
        <text:p text:style-name="P14"/>
        <text:p text:style-name="P15"><text:span text:style-name="T6">This paper collates previous pieces by the authors and others (for motion planning of legged systems across/within complex environments) </text:span><text:soft-page-break/><text:span text:style-name="T6">into a more complete and whole presentation, to explore trade-offs in</text:span></text:p>
      </text:section>
      <text:p text:style-name="P4"><text:span text:style-name="T1">F</text:span><text:span text:style-name="T2">ichier : /home/stonneau/articles/ij</text:span><text:span text:style-name="T3">r</text:span><text:span text:style-name="T2">r1…8989(</text:span><text:span text:style-name="T4">R</text:span><text:span text:style-name="T2">eviewer1)Of17-0221v1.txt<text:tab/></text:span><text:span text:style-name="T4">P</text:span><text:span text:style-name="T2">age</text:span><text:span text:style-name="T5"> </text:span><text:span text:style-name="T2">2 sur 3</text:span></text:p>
      <text:p text:style-name="P10"/>
      <text:p text:style-name="P19"><text:span text:style-name="T6">approximations used and general performance characteristics of the approach.</text:span></text:p>
      <text:p text:style-name="P14"/>
      <text:p text:style-name="P11"><text:span text:style-name="T6">As for novel contributions, this did not seem to be addressed/explained until page 3 (in the last paragraph of Sec. I). Much of the methodology has already been presented in earlier work, and the particular aspects that set THIS paper apart seem (as claimed by the authors) to be:</text:span></text:p>
      <text:p text:style-name="P14"/>
      <text:p text:style-name="P12"><text:span text:style-name="T6">(1)<text:tab/></text:span><text:span text:style-name="T22">93</text:span><text:span text:style-name="T25"> </text:span><text:span text:style-name="T6">a criterion for robust static equilibriu</text:span><text:span text:style-name="T11">m</text:span><text:span text:style-name="T19">9</text:span><text:span text:style-name="T22">4</text:span><text:span text:style-name="T26"> </text:span><text:span text:style-name="T19">9</text:span><text:span text:style-name="T22">6</text:span><text:span text:style-name="T25"> </text:span><text:span text:style-name="T6">but it is</text:span><text:span text:style-name="T9">n</text:span><text:span text:style-name="T19">9</text:span><text:span text:style-name="T21">2</text:span><text:span text:style-name="T6">t described until page 12, in Appendix B, Section </text:span><text:span text:style-name="T9">B</text:span><text:span text:style-name="T19">8</text:span><text:span text:style-name="T22">5</text:span><text:span text:style-name="T23"><text:tab/></text:span><text:span text:style-name="T6">B is apparently based mostly on reference [29],</text:span><text:span text:style-name="T7"> </text:span><text:span text:style-name="T6">except for its LP formulation in the present work. It is a pretty intuitive/typical check for quantifying a margin for friction con</text:span><text:span text:style-name="T9">e</text:span><text:span text:style-name="T22">9</text:span><text:span text:style-name="T20">2</text:span><text:span text:style-name="T6">esque violations (using an approximation for the friction cone, with x and y direction forces considered independently).</text:span><text:span text:style-name="T7"> </text:span><text:span text:style-name="T6">It would really help to describe this MUCH earlier in the paper (than page 13), if it is a significant novelty of your paper.</text:span></text:p>
      <text:p text:style-name="P14"/>
      <text:p text:style-name="P13"><text:span text:style-name="T6">(2)<text:tab/>Provides</text:span><text:span text:style-name="T8"> </text:span><text:span text:style-name="T27">0</text:span><text:span text:style-name="T28">0</text:span><text:span text:style-name="T6">complete pseudocod</text:span><text:span text:style-name="T9">e</text:span><text:span text:style-name="T27">0</text:span><text:span text:style-name="T29">0</text:span><text:span text:style-name="T6">.</text:span><text:span text:style-name="T12"> </text:span><text:span text:style-name="T6">This is great! However,i</text:span><text:span text:style-name="T9">t</text:span><text:span text:style-name="T27">0</text:span><text:span text:style-name="T29">0</text:span><text:span text:style-name="T6">s</text:span><text:span text:style-name="T13"> </text:span><text:span text:style-name="T6">not fully clear how much of this is novel vs just re-presenting the</text:span><text:span text:style-name="T14"> </text:span><text:span text:style-name="T6">same algorithms previously publilshed.</text:span><text:span text:style-name="T7"> </text:span><text:span text:style-name="T6">If only code in App. B and C</text:span><text:span text:style-name="T14"> </text:span><text:span text:style-name="T6">are new, that should be clear. Conversely, if most of this presentation was NOT outlined in such detail before, that should also be clear (to the authors' credit). Either way, a brief clarification in the intro is recommended.</text:span></text:p>
      <text:p text:style-name="P14"/>
      <text:p text:style-name="P13"><text:span text:style-name="T6">(3)<text:tab/>The contribution to</text:span><text:span text:style-name="T15"> </text:span><text:span text:style-name="T6">provide a solution to P</text:span><text:span text:style-name="T11">3</text:span><text:span text:style-name="T27">0</text:span><text:span text:style-name="T30">0</text:span><text:span text:style-name="T31"> </text:span><text:span text:style-name="T6">does</text:span><text:span text:style-name="T9">n</text:span><text:span text:style-name="T27">0</text:span><text:span text:style-name="T29">0</text:span><text:span text:style-name="T6">t happen until page 13 (Appendix C)</text:span><text:span text:style-name="T16"> </text:span><text:span text:style-name="T6">and as with contribution (1), it needs a better, intuitive summary (briefly) when first mentioned, as well as a </text:span><text:span text:style-name="T22">9</text:span><text:span text:style-name="T20">3</text:span><text:span text:style-name="T6">roadma</text:span><text:span text:style-name="T9">p</text:span><text:span text:style-name="T19">9</text:span><text:span text:style-name="T22">4</text:span><text:span text:style-name="T25"> </text:span><text:span text:style-name="T6">for the reader as to where it will be described. It is also ambiguous in the paper whether to what extent (if any) this solution is novel, versus a presentation of work from [1]. "Provide a solution" seemed to imply novelty, in the context of this paragraph -- yet later, the authors (near the end of page 2) state they use a "state-of-the-art solution to P3", which implies the P3 solution is not a claim of novelty.</text:span></text:p>
      <text:p text:style-name="P14"/>
      <text:p text:style-name="P20"><text:span text:style-name="T6">(4)<text:tab/>The last contribution is validation using an in-house</text:span><text:span text:style-name="T17"> </text:span><text:span text:style-name="T6">simulator, as opposed to more approximate </text:span><text:span text:style-name="T9">(</text:span><text:span text:style-name="T27">0</text:span><text:span text:style-name="T29">0</text:span><text:span text:style-name="T6">unrealistic avata</text:span><text:span text:style-name="T9">r</text:span><text:span text:style-name="T27">0</text:span><text:span text:style-name="T29">0</text:span><text:span text:style-name="T6">) models used in previous work.</text:span><text:span text:style-name="T7"> </text:span><text:span text:style-name="T6">As with the previous contributions cla</text:span><text:span text:style-name="T18">i</text:span><text:span text:style-name="T6">med, you should flesh out just a bit more detail, along with a roadmap to where</text:span><text:span text:style-name="T17"> </text:span><text:span text:style-name="T6">a particular contribution appears in the paper, to prepare and guide</text:span><text:span text:style-name="T17"> </text:span><text:span text:style-name="T6">the reader a bit more. More precisely, what are the differences between these two</text:span><text:span text:style-name="T8"> </text:span><text:span text:style-name="T27">0</text:span><text:span text:style-name="T28">0</text:span><text:span text:style-name="T6">simulatio</text:span><text:span text:style-name="T9">n</text:span><text:span text:style-name="T27">0</text:span><text:span text:style-name="T30">0</text:span><text:span text:style-name="T31"> </text:span><text:span text:style-name="T6">approaches (previous and current)? You need a better description of what your in-house simulator does and does not</text:span><text:span text:style-name="T17"> </text:span><text:span text:style-name="T6">do; a vague citation to another paper based on that simulator [38] is not sufficient.</text:span></text:p>
      <text:p text:style-name="P14"/>
      <text:p text:style-name="P2"><text:span text:style-name="T6">-<text:tab/>Technical Accuracy</text:span></text:p>
      <text:p text:style-name="P14"/>
      <text:p text:style-name="P21"><text:span text:style-name="T6">I did not find any issues with technical accuracy, although presentation can be improved.</text:span></text:p>
      <text:p text:style-name="P14"/>
      <text:p text:style-name="P2"><text:span text:style-name="T6">-<text:tab/>Presentation</text:span></text:p>
      <text:p text:style-name="P14"/>
      <text:p text:style-name="P11"><text:span text:style-name="T6">As mentioned (see "Major Contributions"), the authors need to better distinguish what the novel contributions are, and to highlight where these contributions will be presented in the paper.</text:span><text:span text:style-name="T7"> </text:span><text:span text:style-name="T6">Also, many important details are in the appendices. The paper would be improved with more intuitive comments/summaries on these details, rather than just writing (for example), we use a bunch of heuristics, and they are described in Appendix X.</text:span><text:span text:style-name="T7"> </text:span><text:span text:style-name="T6">For example, you can at least say that</text:span><text:span text:style-name="T14"> </text:span><text:span text:style-name="T6">contact between feet and the ground use a heuristic (h_EFORT) for ensuring adequate forces are achieved, while hand/arm contacts are more successfully planned via a well-known heuristic (h_w) to avoid singularities... (Not necessarily that particular description, but however you would summarize your general approach, I mean.)</text:span></text:p>
      <text:p text:style-name="P14"/>
      <text:p text:style-name="P11"><text:span text:style-name="T6">Also, where you describe "sensitivity" vs "specificity", it would be useful to give a more intuitive explanation, example, e.g., "meaning</text:span><text:span text:style-name="T14"> </text:span><text:span text:style-name="T6">the heuristic predicts a successful full-body pose where the true model fails to find a solution"; or "when a solution exists, the heuristic </text:span><text:soft-page-break/><text:span text:style-name="T6">also correctly predicts this". (Again, not necessarily THAT</text:span></text:p>
      <text:p text:style-name="P5"><text:span text:style-name="T1">F</text:span><text:span text:style-name="T2">ichier : /home/stonneau/articles/ij</text:span><text:span text:style-name="T3">r</text:span><text:span text:style-name="T2">r1…8989(</text:span><text:span text:style-name="T4">R</text:span><text:span text:style-name="T2">eviewer1)Of17-0221v1.txt<text:tab/></text:span><text:span text:style-name="T4">P</text:span><text:span text:style-name="T2">age</text:span><text:span text:style-name="T5"> </text:span><text:span text:style-name="T2">3 sur 3</text:span></text:p>
      <text:p text:style-name="P10"/>
      <text:p text:style-name="P22"><text:span text:style-name="T6">description, but something brief, in your words, for improved readability...)</text:span></text:p>
      <text:p text:style-name="P14"/>
      <text:p text:style-name="P11"><text:span text:style-name="T6">There are other places where similar "brief intuitive descriptions" can help, but my review is getting a little long. (Check the attached</text:span><text:span text:style-name="T14"> </text:span><text:span text:style-name="T6">"minor edit suggestions" for some of these...)</text:span></text:p>
      <text:p text:style-name="P14"/>
      <text:p text:style-name="P23"><text:span text:style-name="T6">I fully realize the authors are probably up against page limits for this paper already. However, I suggest the paper will be improved if the presentation focuses more on highlighting (a) what is novel, and (b)</text:span></text:p>
      <text:p text:style-name="P19"><text:span text:style-name="T6">what take-away messages you have, about why the whole framework is designed the way it is [within the main text; not hidden in appendices].</text:span></text:p>
      <text:p text:style-name="P14"/>
      <text:p text:style-name="P2"><text:span text:style-name="T6">-<text:tab/>Adequate Citations?</text:span></text:p>
      <text:p text:style-name="P14"/>
      <text:p text:style-name="P1"><text:span text:style-name="T6">Citations of relevant work were useful and sufficient.</text:span></text:p>
      <text:p text:style-name="P14"/>
      <text:p text:style-name="P2"><text:span text:style-name="T6">-<text:tab/>Multimedia</text:span></text:p>
      <text:p text:style-name="P14"/>
      <text:p text:style-name="P15"><text:span text:style-name="T6">A nice video!</text:span><text:span text:style-name="T7"> </text:span><text:span text:style-name="T6">More detail on what the simulator used would be useful to interpret the results, however.</text:span></text:p>
      <text:p text:style-name="P14"/>
      <text:p text:style-name="P1"><text:span text:style-name="T6">*** Minor Suggestions, for consideration</text:span><text:span text:style-name="T7"> </text:span><text:span text:style-name="T6">***</text:span></text:p>
      <text:p text:style-name="P14"/>
      <text:p text:style-name="P1"><text:span text:style-name="T6">-- SEE PDF ATTACHMENT...</text:span></text:p>
      <text:p text:style-name="P14"/>
      <text:p text:style-name="P15"><text:span text:style-name="T6">Yikes. Sorry my review is already so long!</text:span><text:span text:style-name="T7"> </text:span><text:span text:style-name="T6">You have done a nice body of work, and I'm only trying to help improve the long-term impact of the paper.... Anyway, I've attached specific potential edits as an attachment.</text:span></text:p>
      <text:p text:style-name="P14"/>
      <text:p text:style-name="P15"><text:span text:style-name="T6">- Finally, I apologize for any typos (or confusion) of my own, within this review. (I've tried to be clear and helpful.)</text:span></text:p>
      <text:p text:style-name="P24"><text:span text:style-name="T49">Limited</text:span><text:span text:style-name="T51"> </text:span><text:span text:style-name="T49">circulation.</text:span><text:span text:style-name="T52"> </text:span><text:span text:style-name="T49">Attachment</text:span><text:span text:style-name="T51"> </text:span><text:span text:style-name="T49">to</text:span><text:span text:style-name="T51"> </text:span><text:span text:style-name="T49">IEEE</text:span><text:span text:style-name="T53"> </text:span><text:span text:style-name="T54">T</text:span><text:span text:style-name="T49">-RO</text:span><text:span text:style-name="T50"> </text:span><text:span text:style-name="T49">Review</text:span><text:span text:style-name="T55"> </text:span><text:span text:style-name="T49">48989</text:span></text:p>
      <text:p text:style-name="P26"/>
      <text:p text:style-name="P26"/>
      <text:p text:style-name="P26"/>
      <text:p text:style-name="P26"/>
      <text:p text:style-name="P29"/>
      <text:p text:style-name="P30"><text:span text:style-name="T32">O</text:span><text:span text:style-name="T33">n</text:span><text:span text:style-name="T34"> </text:span><text:span text:style-name="T33">p.2</text:span><text:span text:style-name="T35"> </text:span><text:span text:style-name="T32">“t</text:span><text:span text:style-name="T33">o</text:span><text:span text:style-name="T35"> </text:span><text:span text:style-name="T32">t</text:span><text:span text:style-name="T33">r</text:span><text:span text:style-name="T32">a</text:span><text:span text:style-name="T33">de</text:span><text:span text:style-name="T35"> </text:span><text:span text:style-name="T32">t</text:span><text:span text:style-name="T33">he</text:span><text:span text:style-name="T35"> </text:span><text:span text:style-name="T33">com</text:span><text:span text:style-name="T32">b</text:span><text:span text:style-name="T33">in</text:span><text:span text:style-name="T32">at</text:span><text:span text:style-name="T33">ori</text:span><text:span text:style-name="T32">al</text:span><text:span text:style-name="T34"> </text:span><text:span text:style-name="T33">–</text:span><text:span text:style-name="T35"> </text:span><text:span text:style-name="T33">[</text:span><text:span text:style-name="T32">?</text:span><text:span text:style-name="T33">]</text:span><text:span text:style-name="T32">”</text:span><text:span text:style-name="T33">,</text:span><text:span text:style-name="T35"> </text:span><text:span text:style-name="T33">sho</text:span><text:span text:style-name="T32">ul</text:span><text:span text:style-name="T33">d</text:span><text:span text:style-name="T35"> </text:span><text:span text:style-name="T32">a</text:span><text:span text:style-name="T33">dd</text:span><text:span text:style-name="T35"> </text:span><text:span text:style-name="T32">a</text:span><text:span text:style-name="T35"> </text:span><text:span text:style-name="T33">no</text:span><text:span text:style-name="T32">u</text:span><text:span text:style-name="T33">n</text:span><text:span text:style-name="T35"> </text:span><text:span text:style-name="T33">here.</text:span><text:span text:style-name="T34"> </text:span><text:span text:style-name="T32">Ma</text:span><text:span text:style-name="T33">y</text:span><text:span text:style-name="T32">b</text:span><text:span text:style-name="T33">e,</text:span><text:span text:style-name="T35"> </text:span><text:span text:style-name="T32">“</text:span><text:span text:style-name="T33">sc</text:span><text:span text:style-name="T32">al</text:span><text:span text:style-name="T33">ing</text:span><text:span text:style-name="T34"> </text:span><text:span text:style-name="T33">iss</text:span><text:span text:style-name="T32">u</text:span><text:span text:style-name="T33">es</text:span><text:span text:style-name="T32">”</text:span></text:p>
      <text:p text:style-name="P31"/>
      <text:p text:style-name="P33"><text:span text:style-name="T33">p.4,</text:span><text:span text:style-name="T34"> </text:span><text:span text:style-name="T33">Sec</text:span><text:span text:style-name="T35"> </text:span><text:span text:style-name="T32">I</text:span><text:span text:style-name="T33">V:</text:span><text:span text:style-name="T35"> </text:span><text:span text:style-name="T32">“</text:span><text:span text:style-name="T33">Given</text:span><text:span text:style-name="T35"> </text:span><text:span text:style-name="T32">a</text:span><text:span text:style-name="T35"> </text:span><text:span text:style-name="T33">s</text:span><text:span text:style-name="T32">ta</text:span><text:span text:style-name="T33">r</text:span><text:span text:style-name="T32">t</text:span><text:span text:style-name="T34"> </text:span><text:span text:style-name="T32">a</text:span><text:span text:style-name="T33">nd</text:span><text:span text:style-name="T35"> </text:span><text:span text:style-name="T32">a</text:span><text:span text:style-name="T35"> </text:span><text:span text:style-name="T33">go</text:span><text:span text:style-name="T32">al</text:span><text:span text:style-name="T35"> </text:span><text:span text:style-name="T33">config</text:span><text:span text:style-name="T32">u</text:span><text:span text:style-name="T33">r</text:span><text:span text:style-name="T32">at</text:span><text:span text:style-name="T33">ions</text:span><text:span text:style-name="T32">”</text:span><text:span text:style-name="T34"> </text:span><text:span text:style-name="T33">is</text:span><text:span text:style-name="T35"> </text:span><text:span text:style-name="T32">awk</text:span><text:span text:style-name="T33">.</text:span><text:span text:style-name="T38"> </text:span><text:span text:style-name="T32">Ma</text:span><text:span text:style-name="T33">y</text:span><text:span text:style-name="T32">b</text:span><text:span text:style-name="T33">e,</text:span><text:span text:style-name="T35"> </text:span><text:span text:style-name="T32">“</text:span><text:span text:style-name="T33">given</text:span><text:span text:style-name="T34"> </text:span><text:span text:style-name="T33">s</text:span><text:span text:style-name="T32">ta</text:span><text:span text:style-name="T33">r</text:span><text:span text:style-name="T32">t</text:span><text:span text:style-name="T35"> </text:span><text:span text:style-name="T32">a</text:span><text:span text:style-name="T36">n</text:span><text:span text:style-name="T33">d</text:span><text:span text:style-name="T34"> </text:span><text:span text:style-name="T33">go</text:span><text:span text:style-name="T32">al</text:span><text:span text:style-name="T34"> </text:span><text:span text:style-name="T33">confi</text:span><text:span text:style-name="T36">g</text:span><text:span text:style-name="T32">u</text:span><text:span text:style-name="T33">r</text:span><text:span text:style-name="T32">at</text:span><text:span text:style-name="T33">ions</text:span><text:span text:style-name="T32">”</text:span><text:span text:style-name="T34"> </text:span><text:span text:style-name="T33">(or</text:span><text:span text:style-name="T35"> </text:span><text:span text:style-name="T33">e</text:span><text:span text:style-name="T32">l</text:span><text:span text:style-name="T33">se</text:span><text:span text:style-name="T35"> </text:span><text:span text:style-name="T32">a</text:span><text:span text:style-name="T35"> </text:span><text:span text:style-name="T33">s</text:span><text:span text:style-name="T32">ta</text:span><text:span text:style-name="T33">r</text:span><text:span text:style-name="T32">t</text:span><text:span text:style-name="T34"> </text:span><text:span text:style-name="T32">a</text:span><text:span text:style-name="T33">nd</text:span><text:span text:style-name="T35"> </text:span><text:span text:style-name="T32">a</text:span><text:span text:style-name="T35"> </text:span><text:span text:style-name="T33">go</text:span><text:span text:style-name="T32">al</text:span><text:span text:style-name="T35"> </text:span><text:span text:style-name="T33">config</text:span><text:span text:style-name="T32">u</text:span><text:span text:style-name="T33">r</text:span><text:span text:style-name="T32">at</text:span><text:span text:style-name="T33">ion).</text:span></text:p>
      <text:p text:style-name="P34"/>
      <text:p text:style-name="P36"><text:span text:style-name="T33">p.5,</text:span><text:span text:style-name="T34"> </text:span><text:span text:style-name="T33">on</text:span><text:span text:style-name="T35"> </text:span><text:span text:style-name="T33">righ</text:span><text:span text:style-name="T32">t</text:span><text:span text:style-name="T33">,</text:span><text:span text:style-name="T35"> </text:span><text:span text:style-name="T32">“l</text:span><text:span text:style-name="T33">ess</text:span><text:span text:style-name="T35"> </text:span><text:span text:style-name="T32">t</text:span><text:span text:style-name="T33">h</text:span><text:span text:style-name="T32">a</text:span><text:span text:style-name="T33">n</text:span><text:span text:style-name="T35"> </text:span><text:span text:style-name="T33">epsi</text:span><text:span text:style-name="T32">l</text:span><text:span text:style-name="T33">on</text:span><text:span text:style-name="T32">”</text:span><text:span text:style-name="T35"> </text:span><text:span text:style-name="T32">b</text:span><text:span text:style-name="T33">e</text:span><text:span text:style-name="T32">tw</text:span><text:span text:style-name="T33">een</text:span><text:span text:style-name="T35"> </text:span><text:span text:style-name="T33">end</text:span><text:span text:style-name="T35"> </text:span><text:span text:style-name="T33">effec</text:span><text:span text:style-name="T32">t</text:span><text:span text:style-name="T33">or</text:span><text:span text:style-name="T34"> </text:span><text:span text:style-name="T32">a</text:span><text:span text:style-name="T33">nd</text:span><text:span text:style-name="T35"> </text:span><text:span text:style-name="T32">w</text:span><text:span text:style-name="T33">or</text:span><text:span text:style-name="T32">l</text:span><text:span text:style-name="T33">d</text:span><text:span text:style-name="T34"> </text:span><text:span text:style-name="T33">–</text:span><text:span text:style-name="T35"> </text:span><text:span text:style-name="T32">but</text:span><text:span text:style-name="T35"> </text:span><text:span text:style-name="T33">doesn</text:span><text:span text:style-name="T32">’t</text:span><text:span text:style-name="T35"> </text:span><text:span text:style-name="T32">t</text:span><text:span text:style-name="T33">he</text:span><text:span text:style-name="T34"> </text:span><text:span text:style-name="T33">orien</text:span><text:span text:style-name="T32">tat</text:span><text:span text:style-name="T33">ion</text:span><text:span text:style-name="T34"> </text:span><text:span text:style-name="T33">of</text:span><text:span text:style-name="T35"> </text:span><text:span text:style-name="T32">t</text:span><text:span text:style-name="T33">he</text:span><text:span text:style-name="T35"> </text:span><text:span text:style-name="T33">end</text:span><text:span text:style-name="T34"> </text:span><text:span text:style-name="T33">effec</text:span><text:span text:style-name="T32">t</text:span><text:span text:style-name="T33">or</text:span><text:span text:style-name="T35"> </text:span><text:span text:style-name="T33">m</text:span><text:span text:style-name="T32">att</text:span><text:span text:style-name="T33">er</text:span><text:span text:style-name="T35"> </text:span><text:span text:style-name="T32">t</text:span><text:span text:style-name="T33">remendo</text:span><text:span text:style-name="T32">u</text:span><text:span text:style-name="T33">s</text:span><text:span text:style-name="T32">l</text:span><text:span text:style-name="T33">y</text:span><text:span text:style-name="T34"> </text:span><text:span text:style-name="T33">here,</text:span><text:span text:style-name="T35"> </text:span><text:span text:style-name="T32">t</text:span><text:span text:style-name="T33">oo</text:span><text:span text:style-name="T32">?</text:span></text:p>
      <text:p text:style-name="P35"/>
      <text:p text:style-name="P38"><text:span text:style-name="T33">p.6</text:span><text:span text:style-name="T34"> </text:span><text:span text:style-name="T32">“a</text:span><text:span text:style-name="T35"> </text:span><text:span text:style-name="T33">s</text:span><text:span text:style-name="T32">ta</text:span><text:span text:style-name="T33">r</text:span><text:span text:style-name="T32">t</text:span><text:span text:style-name="T35"> </text:span><text:span text:style-name="T32">a</text:span><text:span text:style-name="T33">nd</text:span><text:span text:style-name="T34"> </text:span><text:span text:style-name="T36">g</text:span><text:span text:style-name="T33">o</text:span><text:span text:style-name="T32">al</text:span><text:span text:style-name="T35"> </text:span><text:span text:style-name="T33">roo</text:span><text:span text:style-name="T32">t</text:span><text:span text:style-name="T34"> </text:span><text:span text:style-name="T33">config</text:span><text:span text:style-name="T32">u</text:span><text:span text:style-name="T33">r</text:span><text:span text:style-name="T32">at</text:span><text:span text:style-name="T33">ions</text:span><text:span text:style-name="T32">”</text:span><text:span text:style-name="T35"> </text:span><text:span text:style-name="T33">–</text:span><text:span text:style-name="T35"> </text:span><text:span text:style-name="T33">sho</text:span><text:span text:style-name="T32">ul</text:span><text:span text:style-name="T33">d</text:span><text:span text:style-name="T35"> </text:span><text:span text:style-name="T33">drop</text:span><text:span text:style-name="T35"> </text:span><text:span text:style-name="T32">la</text:span><text:span text:style-name="T33">s</text:span><text:span text:style-name="T32">t</text:span><text:span text:style-name="T35"> </text:span><text:span text:style-name="T33">s</text:span></text:p>
      <text:p text:style-name="P39"/>
      <text:p text:style-name="P41"><text:span text:style-name="T33">p.6</text:span><text:span text:style-name="T34"> </text:span><text:span text:style-name="T33">–</text:span><text:span text:style-name="T35"> </text:span><text:span text:style-name="T32">t</text:span><text:span text:style-name="T33">his</text:span><text:span text:style-name="T35"> </text:span><text:span text:style-name="T32">w</text:span><text:span text:style-name="T33">o</text:span><text:span text:style-name="T32">ul</text:span><text:span text:style-name="T33">d</text:span><text:span text:style-name="T35"> </text:span><text:span text:style-name="T32">b</text:span><text:span text:style-name="T33">e</text:span><text:span text:style-name="T35"> </text:span><text:span text:style-name="T32">a</text:span><text:span text:style-name="T34"> </text:span><text:span text:style-name="T33">gre</text:span><text:span text:style-name="T32">at</text:span><text:span text:style-name="T35"> </text:span><text:span text:style-name="T33">p</text:span><text:span text:style-name="T32">la</text:span><text:span text:style-name="T33">ce</text:span><text:span text:style-name="T35"> </text:span><text:span text:style-name="T32">t</text:span><text:span text:style-name="T33">o</text:span><text:span text:style-name="T35"> </text:span><text:span text:style-name="T33">give</text:span><text:span text:style-name="T35"> </text:span><text:span text:style-name="T33">more</text:span><text:span text:style-name="T34"> </text:span><text:span text:style-name="T32">“</text:span><text:span text:style-name="T33">in</text:span><text:span text:style-name="T32">tu</text:span><text:span text:style-name="T33">i</text:span><text:span text:style-name="T37">t</text:span><text:span text:style-name="T33">ion</text:span><text:span text:style-name="T32">”</text:span><text:span text:style-name="T34"> </text:span><text:span text:style-name="T33">for</text:span><text:span text:style-name="T35"> </text:span><text:span text:style-name="T32">t</text:span><text:span text:style-name="T33">he</text:span><text:span text:style-name="T35"> </text:span><text:span text:style-name="T33">he</text:span><text:span text:style-name="T32">u</text:span><text:span text:style-name="T33">ris</text:span><text:span text:style-name="T32">t</text:span><text:span text:style-name="T33">ics.</text:span><text:span text:style-name="T34"> </text:span><text:span text:style-name="T33">H</text:span><text:span text:style-name="T32">w</text:span><text:span text:style-name="T34"> </text:span><text:span text:style-name="T33">seems</text:span><text:span text:style-name="T34"> </text:span><text:span text:style-name="T32">t</text:span><text:span text:style-name="T33">o</text:span><text:span text:style-name="T35"> </text:span><text:span text:style-name="T32">b</text:span><text:span text:style-name="T33">e</text:span><text:span text:style-name="T35"> </text:span><text:span text:style-name="T32">u</text:span><text:span text:style-name="T33">sed</text:span><text:span text:style-name="T34"> </text:span><text:span text:style-name="T33">in</text:span><text:span text:style-name="T35"> </text:span><text:span text:style-name="T33">essen</text:span><text:span text:style-name="T32">t</text:span><text:span text:style-name="T33">i</text:span><text:span text:style-name="T32">all</text:span><text:span text:style-name="T33">y</text:span><text:span text:style-name="T35"> </text:span><text:span text:style-name="T32">all</text:span><text:span text:style-name="T35"> </text:span><text:span text:style-name="T33">foo</text:span><text:span text:style-name="T32">t</text:span><text:span text:style-name="T35"> </text:span><text:span text:style-name="T33">con</text:span><text:span text:style-name="T32">ta</text:span><text:span text:style-name="T33">c</text:span><text:span text:style-name="T32">t</text:span><text:span text:style-name="T33">,</text:span><text:span text:style-name="T35"> </text:span><text:span text:style-name="T32">w</text:span><text:span text:style-name="T33">i</text:span><text:span text:style-name="T32">t</text:span><text:span text:style-name="T33">h</text:span><text:span text:style-name="T35"> </text:span><text:span text:style-name="T33">h_efor</text:span><text:span text:style-name="T32">t</text:span><text:span text:style-name="T34"> </text:span><text:span text:style-name="T33">for</text:span><text:span text:style-name="T35"> </text:span><text:span text:style-name="T33">h</text:span><text:span text:style-name="T32">a</text:span><text:span text:style-name="T33">nd</text:span><text:span text:style-name="T32">/a</text:span><text:span text:style-name="T33">rm</text:span><text:span text:style-name="T34"> </text:span><text:span text:style-name="T33">con</text:span><text:span text:style-name="T37">t</text:span><text:span text:style-name="T32">a</text:span><text:span text:style-name="T33">c</text:span><text:span text:style-name="T32">t</text:span><text:span text:style-name="T33">s,</text:span><text:span text:style-name="T34"> </text:span><text:span text:style-name="T32">a</text:span><text:span text:style-name="T33">nd</text:span><text:span text:style-name="T34"> </text:span><text:span text:style-name="T33">ALS</text:span><text:span text:style-name="T32">O</text:span><text:span text:style-name="T35"> </text:span><text:span text:style-name="T33">h_ve</text:span><text:span text:style-name="T32">l</text:span><text:span text:style-name="T35"> </text:span><text:span text:style-name="T33">no</text:span><text:span text:style-name="T32">t</text:span><text:span text:style-name="T35"> </text:span><text:span text:style-name="T33">seeming</text:span><text:span text:style-name="T34"> </text:span><text:span text:style-name="T32">t</text:span><text:span text:style-name="T33">o</text:span><text:span text:style-name="T35"> </text:span><text:span text:style-name="T32">b</text:span><text:span text:style-name="T33">e</text:span><text:span text:style-name="T35"> </text:span><text:span text:style-name="T32">u</text:span><text:span text:style-name="T33">sed</text:span><text:span text:style-name="T35"> </text:span><text:span text:style-name="T32">at</text:span><text:span text:style-name="T34"> </text:span><text:span text:style-name="T37">a</text:span><text:span text:style-name="T32">ll</text:span><text:span text:style-name="T33">.</text:span></text:p>
      <text:p text:style-name="P42"/>
      <text:p text:style-name="P44"><text:span text:style-name="T33">p.6,</text:span><text:span text:style-name="T34"> </text:span><text:span text:style-name="T33">Fig</text:span><text:span text:style-name="T35"> </text:span><text:span text:style-name="T33">7</text:span><text:span text:style-name="T35"> </text:span><text:span text:style-name="T33">–</text:span><text:span text:style-name="T34"> </text:span><text:span text:style-name="T33">no</text:span><text:span text:style-name="T32">t</text:span><text:span text:style-name="T35"> </text:span><text:span text:style-name="T33">re</text:span><text:span text:style-name="T32">all</text:span><text:span text:style-name="T33">y</text:span><text:span text:style-name="T35"> </text:span><text:span text:style-name="T32">a</text:span><text:span text:style-name="T35"> </text:span><text:span text:style-name="T32">“</text:span><text:span text:style-name="T33">s</text:span><text:span text:style-name="T32">t</text:span><text:span text:style-name="T33">eep</text:span><text:span text:style-name="T32">”</text:span><text:span text:style-name="T35"> </text:span><text:span text:style-name="T33">(</text:span><text:span text:style-name="T32">?</text:span><text:span text:style-name="T33">)</text:span><text:span text:style-name="T35"> </text:span><text:span text:style-name="T33">s</text:span><text:span text:style-name="T32">ta</text:span><text:span text:style-name="T33">irc</text:span><text:span text:style-name="T32">a</text:span><text:span text:style-name="T33">se…</text:span><text:span text:style-name="T35"> </text:span><text:span text:style-name="T33">(especi</text:span><text:span text:style-name="T32">all</text:span><text:span text:style-name="T33">y</text:span><text:span text:style-name="T34"> </text:span><text:span text:style-name="T33">comp</text:span><text:span text:style-name="T32">a</text:span><text:span text:style-name="T33">red</text:span><text:span text:style-name="T35"> </text:span><text:span text:style-name="T32">w</text:span><text:span text:style-name="T33">i</text:span><text:span text:style-name="T32">t</text:span><text:span text:style-name="T33">h</text:span><text:span text:style-name="T35"> </text:span><text:span text:style-name="T33">T</text:span><text:span text:style-name="T32">abl</text:span><text:span text:style-name="T33">e</text:span><text:span text:style-name="T35"> </text:span><text:span text:style-name="T33">V</text:span><text:span text:style-name="T34"> </text:span><text:span text:style-name="T33">d</text:span><text:span text:style-name="T32">ata</text:span><text:span text:style-name="T33">)</text:span></text:p>
      <text:p text:style-name="P32"/>
      <text:p text:style-name="P45"><text:span text:style-name="T33">p.6</text:span><text:span text:style-name="T34"> </text:span><text:span text:style-name="T39">‘t</text:span><text:span text:style-name="T40">hree</text:span><text:span text:style-name="T41">­‐</text:span><text:span text:style-name="T42">f</text:span><text:span text:style-name="T40">ingered</text:span><text:span text:style-name="T34"> </text:span><text:span text:style-name="T33">h</text:span><text:span text:style-name="T32">a</text:span><text:span text:style-name="T33">nd</text:span><text:span text:style-name="T32">’</text:span><text:span text:style-name="T35"> </text:span><text:span text:style-name="T33">–</text:span><text:span text:style-name="T35"> </text:span><text:span text:style-name="T33">s</text:span><text:span text:style-name="T32">l</text:span><text:span text:style-name="T33">igh</text:span><text:span text:style-name="T32">tl</text:span><text:span text:style-name="T33">y</text:span><text:span text:style-name="T35"> </text:span><text:span text:style-name="T33">mis</text:span><text:span text:style-name="T32">l</text:span><text:span text:style-name="T33">e</text:span><text:span text:style-name="T32">a</text:span><text:span text:style-name="T33">ding,</text:span><text:span text:style-name="T34"> </text:span><text:span text:style-name="T33">since</text:span><text:span text:style-name="T35"> </text:span><text:span text:style-name="T33">no</text:span><text:span text:style-name="T35"> </text:span><text:span text:style-name="T33">ro</text:span><text:span text:style-name="T32">ll</text:span><text:span text:style-name="T33">ing</text:span><text:span text:style-name="T35"> </text:span><text:span text:style-name="T33">(</text:span><text:span text:style-name="T32">a</text:span><text:span text:style-name="T33">s</text:span><text:span text:style-name="T34"> </text:span><text:span text:style-name="T33">f</text:span><text:span text:style-name="T32">u</text:span><text:span text:style-name="T37">l</text:span><text:span text:style-name="T32">l</text:span><text:span text:style-name="T33">y</text:span><text:span text:style-name="T34"> </text:span><text:span text:style-name="T32">a</text:span><text:span text:style-name="T33">dmi</text:span><text:span text:style-name="T32">tt</text:span><text:span text:style-name="T33">ed</text:span><text:span text:style-name="T35"> </text:span><text:span text:style-name="T33">in</text:span><text:span text:style-name="T34"> </text:span><text:span text:style-name="T32">t</text:span><text:span text:style-name="T33">he</text:span><text:span text:style-name="T34"> </text:span><text:span text:style-name="T32">t</text:span><text:span text:style-name="T33">e</text:span><text:span text:style-name="T32">xt</text:span><text:span text:style-name="T33">).</text:span><text:span text:style-name="T35"> </text:span><text:span text:style-name="T32">I’</text:span><text:span text:style-name="T33">d</text:span><text:span text:style-name="T35"> </text:span><text:span text:style-name="T33">j</text:span><text:span text:style-name="T32">u</text:span><text:span text:style-name="T33">s</text:span><text:span text:style-name="T32">t</text:span><text:span text:style-name="T35"> </text:span><text:span text:style-name="T33">c</text:span><text:span text:style-name="T32">ut</text:span><text:span text:style-name="T35"> </text:span><text:span text:style-name="T32">t</text:span><text:span text:style-name="T33">his</text:span><text:span text:style-name="T32">?</text:span></text:p>
      <text:p text:style-name="P31"/>
      <text:p text:style-name="P46"><text:span text:style-name="T33">p.8–</text:span><text:span text:style-name="T34"> </text:span><text:span text:style-name="T33">someho</text:span><text:span text:style-name="T32">w</text:span><text:span text:style-name="T33">,</text:span><text:span text:style-name="T35"> </text:span><text:span text:style-name="T32">“</text:span><text:span text:style-name="T33">T</text:span><text:span text:style-name="T32">abl</text:span><text:span text:style-name="T33">e</text:span><text:span text:style-name="T35"> </text:span><text:span text:style-name="T32">II”</text:span><text:span text:style-name="T35"> </text:span><text:span text:style-name="T33">doesn</text:span><text:span text:style-name="T32">’t</text:span><text:span text:style-name="T35"> </text:span><text:span text:style-name="T32">a</text:span><text:span text:style-name="T33">ppe</text:span><text:span text:style-name="T32">a</text:span><text:span text:style-name="T33">r</text:span><text:span text:style-name="T35"> </text:span><text:span text:style-name="T32">u</text:span><text:span text:style-name="T33">n</text:span><text:span text:style-name="T32">t</text:span><text:span text:style-name="T33">i</text:span><text:span text:style-name="T32">l</text:span><text:span text:style-name="T35"> </text:span><text:span text:style-name="T32">a</text:span><text:span text:style-name="T33">f</text:span><text:span text:style-name="T32">t</text:span><text:span text:style-name="T33">er</text:span><text:span text:style-name="T34"> </text:span><text:span text:style-name="T32">“</text:span><text:span text:style-name="T33">T</text:span><text:span text:style-name="T32">a</text:span><text:span text:style-name="T37">b</text:span><text:span text:style-name="T32">l</text:span><text:span text:style-name="T33">e</text:span><text:span text:style-name="T34"> </text:span><text:span text:style-name="T32">I</text:span><text:span text:style-name="T33">V</text:span><text:span text:style-name="T32">”</text:span><text:span text:style-name="T35"> </text:span><text:span text:style-name="T33">–</text:span><text:span text:style-name="T35"> </text:span><text:span text:style-name="T32">w</text:span><text:span text:style-name="T33">hich</text:span><text:span text:style-name="T34"> </text:span><text:span text:style-name="T33">is</text:span><text:span text:style-name="T35"> </text:span><text:span text:style-name="T32">a</text:span><text:span text:style-name="T34"> </text:span><text:span text:style-name="T33">fr</text:span><text:span text:style-name="T32">u</text:span><text:span text:style-name="T33">s</text:span><text:span text:style-name="T32">t</text:span><text:span text:style-name="T33">r</text:span><text:span text:style-name="T32">at</text:span><text:span text:style-name="T33">ing</text:span><text:span text:style-name="T34"> </text:span><text:span text:style-name="T33">choice</text:span><text:span text:style-name="T35"> </text:span><text:span text:style-name="T33">for</text:span><text:span text:style-name="T34"> </text:span><text:span text:style-name="T32">l</text:span><text:span text:style-name="T37">a</text:span><text:span text:style-name="T32">t</text:span><text:span text:style-name="T33">e</text:span><text:span text:style-name="T32">x</text:span><text:span text:style-name="T34"> </text:span><text:span text:style-name="T37">t</text:span><text:span text:style-name="T33">o</text:span><text:span text:style-name="T34"> </text:span><text:span text:style-name="T33">m</text:span><text:span text:style-name="T32">ak</text:span><text:span text:style-name="T33">e.</text:span><text:span text:style-name="T35"> </text:span><text:span text:style-name="T33">No</text:span><text:span text:style-name="T32">t</text:span><text:span text:style-name="T35"> </text:span><text:span text:style-name="T33">s</text:span><text:span text:style-name="T32">u</text:span><text:span text:style-name="T33">re</text:span><text:span text:style-name="T35"> </text:span><text:span text:style-name="T32">w</text:span><text:span text:style-name="T33">h</text:span><text:span text:style-name="T32">at</text:span><text:span text:style-name="T35"> </text:span><text:span text:style-name="T33">yo</text:span><text:span text:style-name="T32">u</text:span><text:span text:style-name="T34"> </text:span><text:span text:style-name="T33">c</text:span><text:span text:style-name="T32">a</text:span><text:span text:style-name="T33">n</text:span><text:span text:style-name="T35"> </text:span><text:span text:style-name="T33">do</text:span><text:span text:style-name="T35"> </text:span><text:span text:style-name="T32">t</text:span><text:span text:style-name="T33">o</text:span><text:span text:style-name="T35"> </text:span><text:span text:style-name="T33">ch</text:span><text:span text:style-name="T32">a</text:span><text:span text:style-name="T33">nge</text:span><text:span text:style-name="T34"> </text:span><text:span text:style-name="T37">t</text:span><text:span text:style-name="T33">h</text:span><text:span text:style-name="T32">at</text:span><text:span text:style-name="T33">,</text:span><text:span text:style-name="T34"> </text:span><text:span text:style-name="T37">b</text:span><text:span text:style-name="T32">ut</text:span><text:span text:style-name="T34"> </text:span><text:span text:style-name="T33">i</text:span><text:span text:style-name="T32">t</text:span><text:span text:style-name="T34"> </text:span><text:span text:style-name="T32">w</text:span><text:span text:style-name="T33">o</text:span><text:span text:style-name="T32">ul</text:span><text:span text:style-name="T33">d</text:span><text:span text:style-name="T34"> </text:span><text:span text:style-name="T37">b</text:span><text:span text:style-name="T33">e</text:span><text:span text:style-name="T34"> </text:span><text:span text:style-name="T33">prefer</text:span><text:span text:style-name="T32">abl</text:span><text:span text:style-name="T33">e</text:span><text:span text:style-name="T35"> </text:span><text:span text:style-name="T32">t</text:span><text:span text:style-name="T33">o</text:span><text:span text:style-name="T35"> </text:span><text:span text:style-name="T33">h</text:span><text:span text:style-name="T32">a</text:span><text:span text:style-name="T33">ve</text:span><text:span text:style-name="T34"> </text:span><text:span text:style-name="T32">tab</text:span><text:span text:style-name="T37">l</text:span><text:span text:style-name="T33">es</text:span><text:span text:style-name="T34"> </text:span><text:span text:style-name="T33">(</text:span><text:span text:style-name="T32">a</text:span><text:span text:style-name="T33">nd</text:span><text:span text:style-name="T35"> </text:span><text:span text:style-name="T33">fig</text:span><text:span text:style-name="T32">u</text:span><text:span text:style-name="T33">res)</text:span><text:span text:style-name="T34"> </text:span><text:span text:style-name="T32">a</text:span><text:span text:style-name="T33">p</text:span><text:span text:style-name="T36">p</text:span><text:span text:style-name="T33">e</text:span><text:span text:style-name="T32">a</text:span><text:span text:style-name="T33">r</text:span><text:span text:style-name="T34"> </text:span><text:span text:style-name="T33">in</text:span><text:span text:style-name="T35"> </text:span><text:span text:style-name="T32">t</text:span><text:span text:style-name="T33">he</text:span><text:span text:style-name="T35"> </text:span><text:span text:style-name="T33">correc</text:span><text:span text:style-name="T32">t</text:span><text:span text:style-name="T34"> </text:span><text:span text:style-name="T33">order.</text:span></text:p>
      <text:p text:style-name="P42"/>
      <text:p text:style-name="P47"><text:span text:style-name="T33">p.8</text:span><text:span text:style-name="T34"> </text:span><text:span text:style-name="T33">Sensi</text:span><text:span text:style-name="T32">t</text:span><text:span text:style-name="T33">ivi</text:span><text:span text:style-name="T32">t</text:span><text:span text:style-name="T33">y</text:span><text:span text:style-name="T35"> </text:span><text:span text:style-name="T32">a</text:span><text:span text:style-name="T33">nd</text:span><text:span text:style-name="T35"> </text:span><text:span text:style-name="T33">Specifici</text:span><text:span text:style-name="T32">t</text:span><text:span text:style-name="T33">y</text:span><text:span text:style-name="T34"> </text:span><text:span text:style-name="T33">disc</text:span><text:span text:style-name="T32">u</text:span><text:span text:style-name="T33">ssion</text:span><text:span text:style-name="T35"> </text:span><text:span text:style-name="T32">a</text:span><text:span text:style-name="T33">nd</text:span><text:span text:style-name="T35"> </text:span><text:span text:style-name="T33">d</text:span><text:span text:style-name="T32">ata</text:span><text:span text:style-name="T33">.</text:span><text:span text:style-name="T43"> </text:span><text:span text:style-name="T33">Need</text:span><text:span text:style-name="T35"> </text:span><text:span text:style-name="T32">t</text:span><text:span text:style-name="T33">o</text:span><text:span text:style-name="T34"> </text:span><text:span text:style-name="T32">b</text:span><text:span text:style-name="T33">e</text:span><text:span text:style-name="T35"> </text:span><text:span text:style-name="T33">more</text:span><text:span text:style-name="T35"> </text:span><text:span text:style-name="T33">c</text:span><text:span text:style-name="T32">l</text:span><text:span text:style-name="T33">e</text:span><text:span text:style-name="T32">a</text:span><text:span text:style-name="T33">r</text:span><text:span text:style-name="T35"> </text:span><text:span text:style-name="T32">w</text:span><text:span text:style-name="T33">h</text:span><text:span text:style-name="T32">at</text:span><text:span text:style-name="T35"> </text:span><text:span text:style-name="T32">t</text:span><text:span text:style-name="T33">hese</text:span><text:span text:style-name="T34"> </text:span><text:span text:style-name="T33">me</text:span><text:span text:style-name="T32">a</text:span><text:span text:style-name="T33">n.,</text:span><text:span text:style-name="T34"> </text:span><text:span text:style-name="T33">e.g.,</text:span><text:span text:style-name="T35"> </text:span><text:span text:style-name="T33">vi</text:span><text:span text:style-name="T32">a</text:span><text:span text:style-name="T35"> </text:span><text:span text:style-name="T32">a</text:span><text:span text:style-name="T33">n</text:span><text:span text:style-name="T35"> </text:span><text:span text:style-name="T33">in</text:span><text:span text:style-name="T32">tu</text:span><text:span text:style-name="T33">i</text:span><text:span text:style-name="T32">t</text:span><text:span text:style-name="T33">ive</text:span><text:span text:style-name="T35"> </text:span><text:span text:style-name="T33">e</text:span><text:span text:style-name="T32">xa</text:span><text:span text:style-name="T33">mp</text:span><text:span text:style-name="T32">l</text:span><text:span text:style-name="T33">e.</text:span></text:p>
      <text:p text:style-name="P32"/>
      <text:p text:style-name="P48"><text:span text:style-name="T33">p.8</text:span><text:span text:style-name="T34"> </text:span><text:span text:style-name="T32">“</text:span><text:span text:style-name="T33">req</text:span><text:span text:style-name="T32">u</text:span><text:span text:style-name="T33">iring</text:span><text:span text:style-name="T35"> </text:span><text:span text:style-name="T32">t</text:span><text:span text:style-name="T33">o</text:span><text:span text:style-name="T35"> </text:span><text:span text:style-name="T33">e</text:span><text:span text:style-name="T32">x</text:span><text:span text:style-name="T33">er</text:span><text:span text:style-name="T32">t</text:span><text:span text:style-name="T35"> </text:span><text:span text:style-name="T33">impor</text:span><text:span text:style-name="T32">ta</text:span><text:span text:style-name="T33">n</text:span><text:span text:style-name="T32">t</text:span><text:span text:style-name="T34"> </text:span><text:span text:style-name="T33">forces</text:span><text:span text:style-name="T32">”</text:span><text:span text:style-name="T35"> </text:span><text:span text:style-name="T33">is</text:span><text:span text:style-name="T35"> </text:span><text:span text:style-name="T32">awkwa</text:span><text:span text:style-name="T33">rd.</text:span><text:span text:style-name="T35"> </text:span><text:span text:style-name="T33">Perh</text:span><text:span text:style-name="T32">a</text:span><text:span text:style-name="T33">ps</text:span><text:span text:style-name="T34"> </text:span><text:span text:style-name="T33">ch</text:span><text:span text:style-name="T32">a</text:span><text:span text:style-name="T33">nge</text:span><text:span text:style-name="T35"> </text:span><text:span text:style-name="T32">t</text:span><text:span text:style-name="T33">o,</text:span><text:span text:style-name="T35"> </text:span><text:span text:style-name="T32">“</text:span><text:span text:style-name="T33">req</text:span><text:span text:style-name="T32">u</text:span><text:span text:style-name="T33">iring</text:span><text:span text:style-name="T34"> </text:span><text:span text:style-name="T33">signific</text:span><text:span text:style-name="T32">a</text:span><text:span text:style-name="T33">n</text:span><text:span text:style-name="T32">t</text:span><text:span text:style-name="T34"> </text:span><text:span text:style-name="T33">force</text:span><text:span text:style-name="T35"> </text:span><text:span text:style-name="T33">prod</text:span><text:span text:style-name="T32">u</text:span><text:span text:style-name="T33">c</text:span><text:span text:style-name="T32">t</text:span><text:span text:style-name="T33">ion</text:span><text:span text:style-name="T32">”</text:span><text:span text:style-name="T34"> </text:span><text:span text:style-name="T33">or</text:span><text:span text:style-name="T35"> </text:span><text:span text:style-name="T32">“</text:span><text:span text:style-name="T33">in</text:span><text:span text:style-name="T35"> </text:span><text:span text:style-name="T32">w</text:span><text:span text:style-name="T33">hich</text:span><text:span text:style-name="T35"> </text:span><text:span text:style-name="T33">signific</text:span><text:span text:style-name="T32">a</text:span><text:span text:style-name="T33">n</text:span><text:span text:style-name="T32">t</text:span><text:span text:style-name="T34"> </text:span><text:span text:style-name="T33">forces</text:span><text:span text:style-name="T35"> </text:span><text:span text:style-name="T33">m</text:span><text:span text:style-name="T32">u</text:span><text:span text:style-name="T33">s</text:span><text:span text:style-name="T32">t</text:span><text:span text:style-name="T35"> </text:span><text:span text:style-name="T32">b</text:span><text:span text:style-name="T33">e</text:span><text:span text:style-name="T35"> </text:span><text:span text:style-name="T33">e</text:span><text:span text:style-name="T32">x</text:span><text:span text:style-name="T33">er</text:span><text:span text:style-name="T32">t</text:span><text:span text:style-name="T33">ed</text:span><text:span text:style-name="T32">”</text:span><text:span text:style-name="T34"> </text:span><text:span text:style-name="T33">or</text:span><text:span text:style-name="T34"> </text:span><text:span text:style-name="T32">“</text:span><text:span text:style-name="T33">req</text:span><text:span text:style-name="T32">u</text:span><text:span text:style-name="T33">iring</text:span><text:span text:style-name="T34"> </text:span><text:span text:style-name="T32">la</text:span><text:span text:style-name="T33">rge</text:span><text:span text:style-name="T35"> </text:span><text:span text:style-name="T33">m</text:span><text:span text:style-name="T32">a</text:span><text:span text:style-name="T33">gni</text:span><text:span text:style-name="T32">tu</text:span><text:span text:style-name="T33">de</text:span><text:span text:style-name="T35"> </text:span><text:span text:style-name="T33">con</text:span><text:span text:style-name="T32">ta</text:span><text:span text:style-name="T33">c</text:span><text:span text:style-name="T32">t</text:span><text:span text:style-name="T35"> </text:span><text:span text:style-name="T33">forces</text:span><text:span text:style-name="T32">”</text:span><text:span text:style-name="T34"> </text:span><text:span text:style-name="T33">or</text:span><text:span text:style-name="T35"> </text:span><text:span text:style-name="T33">m</text:span><text:span text:style-name="T32">a</text:span><text:span text:style-name="T33">y</text:span><text:span text:style-name="T32">b</text:span><text:span text:style-name="T33">e</text:span><text:span text:style-name="T35"> </text:span><text:span text:style-name="T33">[</text:span><text:span text:style-name="T32">t</text:span><text:span text:style-name="T33">o</text:span><text:span text:style-name="T35"> </text:span><text:span text:style-name="T33">ge</text:span><text:span text:style-name="T32">t</text:span><text:span text:style-name="T35"> </text:span><text:span text:style-name="T33">yo</text:span><text:span text:style-name="T32">u</text:span><text:span text:style-name="T33">r</text:span><text:span text:style-name="T34"> </text:span><text:span text:style-name="T33">poin</text:span><text:span text:style-name="T32">t</text:span><text:span text:style-name="T35"> </text:span><text:span text:style-name="T32">a</text:span><text:span text:style-name="T33">cross</text:span><text:span text:style-name="T35"> </text:span><text:span text:style-name="T33">more</text:span><text:span text:style-name="T34"> </text:span><text:span text:style-name="T33">c</text:span><text:span text:style-name="T32">l</text:span><text:span text:style-name="T33">e</text:span><text:span text:style-name="T32">a</text:span><text:span text:style-name="T33">r</text:span><text:span text:style-name="T32">l</text:span><text:span text:style-name="T33">y,</text:span><text:span text:style-name="T34"> </text:span><text:span text:style-name="T32">a</text:span><text:span text:style-name="T33">s</text:span><text:span text:style-name="T35"> </text:span><text:span text:style-name="T32">w</text:span><text:span text:style-name="T33">e</text:span><text:span text:style-name="T37">l</text:span><text:span text:style-name="T32">l</text:span><text:span text:style-name="T33">]:</text:span></text:p>
      <text:p text:style-name="P49"><text:span text:style-name="T32">“</text:span><text:span text:style-name="T33">in</text:span><text:span text:style-name="T34"> </text:span><text:span text:style-name="T32">w</text:span><text:span text:style-name="T33">hich</text:span><text:span text:style-name="T35"> </text:span><text:span text:style-name="T32">a</text:span><text:span text:style-name="T33">chieving</text:span><text:span text:style-name="T35"> </text:span><text:span text:style-name="T32">t</text:span><text:span text:style-name="T33">he</text:span><text:span text:style-name="T35"> </text:span><text:span text:style-name="T33">necess</text:span><text:span text:style-name="T32">a</text:span><text:span text:style-name="T33">ry</text:span><text:span text:style-name="T34"> </text:span><text:span text:style-name="T33">direc</text:span><text:span text:style-name="T32">t</text:span><text:span text:style-name="T33">ions</text:span><text:span text:style-name="T34"> </text:span><text:span text:style-name="T37">a</text:span><text:span text:style-name="T33">nd</text:span><text:span text:style-name="T34"> </text:span><text:span text:style-name="T33">m</text:span><text:span text:style-name="T32">a</text:span><text:span text:style-name="T33">gni</text:span><text:span text:style-name="T32">tu</text:span><text:span text:style-name="T33">des</text:span><text:span text:style-name="T35"> </text:span><text:span text:style-name="T33">of</text:span><text:span text:style-name="T35"> </text:span><text:span text:style-name="T33">con</text:span><text:span text:style-name="T32">ta</text:span><text:span text:style-name="T33">c</text:span><text:span text:style-name="T32">t</text:span><text:span text:style-name="T35"> </text:span><text:span text:style-name="T33">forces</text:span><text:span text:style-name="T34"> </text:span><text:span text:style-name="T33">in</text:span><text:span text:style-name="T32">tu</text:span><text:span text:style-name="T33">i</text:span><text:span text:style-name="T32">t</text:span><text:span text:style-name="T33">ive</text:span><text:span text:style-name="T32">l</text:span><text:span text:style-name="T33">y</text:span><text:span text:style-name="T34"> </text:span><text:span text:style-name="T33">req</text:span><text:span text:style-name="T32">u</text:span><text:span text:style-name="T33">ires</text:span><text:span text:style-name="T35"> </text:span><text:span text:style-name="T33">some</text:span><text:span text:style-name="T34"> </text:span><text:span text:style-name="T33">consider</text:span><text:span text:style-name="T32">at</text:span><text:span text:style-name="T33">ion</text:span><text:span text:style-name="T35"> </text:span><text:span text:style-name="T33">of</text:span><text:span text:style-name="T35"> </text:span><text:span text:style-name="T32">t</text:span><text:span text:style-name="T33">he</text:span><text:span text:style-name="T34"> </text:span><text:span text:style-name="T33">J</text:span><text:span text:style-name="T32">a</text:span><text:span text:style-name="T33">co</text:span><text:span text:style-name="T32">b</text:span><text:span text:style-name="T33">i</text:span><text:span text:style-name="T32">a</text:span><text:span text:style-name="T33">ns</text:span><text:span text:style-name="T35"> </text:span><text:span text:style-name="T32">a</text:span><text:span text:style-name="T33">ssoci</text:span><text:span text:style-name="T32">at</text:span><text:span text:style-name="T33">ed</text:span><text:span text:style-name="T35"> </text:span><text:span text:style-name="T32">w</text:span><text:span text:style-name="T33">i</text:span><text:span text:style-name="T32">t</text:span><text:span text:style-name="T33">h</text:span><text:span text:style-name="T35"> </text:span><text:span text:style-name="T32">t</text:span><text:span text:style-name="T33">he</text:span><text:span text:style-name="T34"> </text:span><text:span text:style-name="T33">pos</text:span><text:span text:style-name="T32">tu</text:span><text:span text:style-name="T33">res</text:span><text:span text:style-name="T34"> </text:span><text:span text:style-name="T33">chosen</text:span><text:span text:style-name="T35"> </text:span><text:span text:style-name="T33">in</text:span><text:span text:style-name="T34"> </text:span><text:span text:style-name="T33">mo</text:span><text:span text:style-name="T37">t</text:span><text:span text:style-name="T33">ion</text:span><text:span text:style-name="T34"> </text:span><text:span text:style-name="T33">p</text:span><text:span text:style-name="T32">la</text:span><text:span text:style-name="T33">nning</text:span><text:span text:style-name="T32">”</text:span></text:p>
      <text:p text:style-name="P43"/>
      <text:p text:style-name="P50"><text:span text:style-name="T33">p.8.</text:span><text:span text:style-name="T34"> </text:span><text:span text:style-name="T33">Need</text:span><text:span text:style-name="T35"> </text:span><text:span text:style-name="T32">t</text:span><text:span text:style-name="T33">o</text:span><text:span text:style-name="T35"> </text:span><text:span text:style-name="T33">define</text:span><text:span text:style-name="T34"> </text:span><text:span text:style-name="T32">“</text:span><text:span text:style-name="T33">discre</text:span><text:span text:style-name="T32">t</text:span><text:span text:style-name="T33">iz</text:span><text:span text:style-name="T32">at</text:span><text:span text:style-name="T33">ion</text:span><text:span text:style-name="T35"> </text:span><text:span text:style-name="T33">s</text:span><text:span text:style-name="T32">t</text:span><text:span text:style-name="T33">ep</text:span><text:span text:style-name="T32">”</text:span><text:span text:style-name="T35"> </text:span><text:span text:style-name="T33">more</text:span><text:span text:style-name="T34"> </text:span><text:span text:style-name="T33">precise</text:span><text:span text:style-name="T32">l</text:span><text:span text:style-name="T33">y,</text:span><text:span text:style-name="T35"> </text:span><text:span text:style-name="T32">I</text:span><text:span text:style-name="T35"> </text:span><text:span text:style-name="T32">t</text:span><text:span text:style-name="T33">hin</text:span><text:span text:style-name="T32">k</text:span><text:span text:style-name="T33">(</text:span><text:span text:style-name="T32">?</text:span><text:span text:style-name="T33">)…</text:span><text:span text:style-name="T35"> </text:span><text:span text:style-name="T32">M</text:span><text:span text:style-name="T33">in</text:span><text:span text:style-name="T34"> </text:span><text:span text:style-name="T33">dis</text:span><text:span text:style-name="T32">ta</text:span><text:span text:style-name="T33">nce</text:span><text:span text:style-name="T32">?</text:span><text:span text:style-name="T34"> </text:span><text:span text:style-name="T32">Max</text:span><text:span text:style-name="T35"> </text:span><text:span text:style-name="T33">dis</text:span><text:span text:style-name="T32">ta</text:span><text:span text:style-name="T33">nce</text:span><text:span text:style-name="T32">?</text:span><text:span text:style-name="T34"> </text:span><text:span text:style-name="T33">Nomin</text:span><text:span text:style-name="T32">al</text:span><text:span text:style-name="T35"> </text:span><text:span text:style-name="T33">dis</text:span><text:span text:style-name="T32">ta</text:span><text:span text:style-name="T33">nce</text:span><text:span text:style-name="T32">?</text:span><text:span text:style-name="T43"> </text:span><text:span text:style-name="T32">I</text:span><text:span text:style-name="T33">n</text:span><text:span text:style-name="T35"> </text:span><text:span text:style-name="T32">t</text:span><text:span text:style-name="T33">ime</text:span><text:span text:style-name="T32">?</text:span><text:span text:style-name="T35"> </text:span><text:span text:style-name="T32">I</text:span><text:span text:style-name="T33">n</text:span><text:span text:style-name="T35"> </text:span><text:span text:style-name="T33">Dis</text:span><text:span text:style-name="T32">ta</text:span><text:span text:style-name="T33">nce</text:span><text:span text:style-name="T32">?</text:span><text:span text:style-name="T43"> </text:span><text:span text:style-name="T32">I</text:span><text:span text:style-name="T33">n</text:span><text:span text:style-name="T35"> </text:span><text:span text:style-name="T32">all</text:span><text:span text:style-name="T35"> </text:span><text:span text:style-name="T33">6</text:span><text:span text:style-name="T35"> </text:span><text:span text:style-name="T33">D</text:span><text:span text:style-name="T32">O</text:span><text:span text:style-name="T33">F</text:span><text:span text:style-name="T32">??</text:span></text:p>
      <text:p text:style-name="P31"/>
      <text:p text:style-name="P51"><text:span text:style-name="T33">p.8</text:span><text:span text:style-name="T34"> </text:span><text:span text:style-name="T32">“a</text:span><text:span text:style-name="T33">n</text:span><text:span text:style-name="T37">a</text:span><text:span text:style-name="T32">l</text:span><text:span text:style-name="T33">yzed</text:span><text:span text:style-name="T34"> </text:span><text:span text:style-name="T32">t</text:span><text:span text:style-name="T33">heir</text:span><text:span text:style-name="T35"> </text:span><text:span text:style-name="T33">s</text:span><text:span text:style-name="T32">u</text:span><text:span text:style-name="T33">ccess</text:span><text:span text:style-name="T34"> </text:span><text:span text:style-name="T33">r</text:span><text:span text:style-name="T32">at</text:span><text:span text:style-name="T33">e</text:span><text:span text:style-name="T32">”</text:span><text:span text:style-name="T35"> </text:span><text:span text:style-name="T33">seems</text:span><text:span text:style-name="T35"> </text:span><text:span text:style-name="T32">l</text:span><text:span text:style-name="T33">i</text:span><text:span text:style-name="T32">k</text:span><text:span text:style-name="T33">e</text:span><text:span text:style-name="T35"> </text:span><text:span text:style-name="T32">“t</text:span><text:span text:style-name="T33">heir</text:span><text:span text:style-name="T32">”</text:span><text:span text:style-name="T35"> </text:span><text:span text:style-name="T33">refers</text:span><text:span text:style-name="T34"> </text:span><text:span text:style-name="T32">t</text:span><text:span text:style-name="T33">o</text:span><text:span text:style-name="T35"> </text:span><text:span text:style-name="T32">“</text:span><text:span text:style-name="T33">comp</text:span><text:span text:style-name="T32">utat</text:span><text:span text:style-name="T33">ion</text:span><text:span text:style-name="T35"> </text:span><text:span text:style-name="T32">t</text:span><text:span text:style-name="T33">ime</text:span><text:span text:style-name="T32">”</text:span><text:span text:style-name="T33">.</text:span><text:span text:style-name="T35"> </text:span><text:span text:style-name="T33">J</text:span><text:span text:style-name="T32">u</text:span><text:span text:style-name="T33">s</text:span><text:span text:style-name="T32">t</text:span><text:span text:style-name="T34"> </text:span><text:span text:style-name="T33">ch</text:span><text:span text:style-name="T32">a</text:span><text:span text:style-name="T33">nge</text:span><text:span text:style-name="T34"> </text:span><text:span text:style-name="T32">t</text:span><text:span text:style-name="T33">o</text:span><text:span text:style-name="T35"> </text:span><text:span text:style-name="T32">“a</text:span><text:span text:style-name="T33">n</text:span><text:span text:style-name="T32">al</text:span><text:span text:style-name="T33">yzed</text:span><text:span text:style-name="T35"> </text:span><text:span text:style-name="T33">s</text:span><text:span text:style-name="T32">u</text:span><text:span text:style-name="T33">ccess</text:span><text:span text:style-name="T34"> </text:span><text:span text:style-name="T33">r</text:span><text:span text:style-name="T37">a</text:span><text:span text:style-name="T32">t</text:span><text:span text:style-name="T33">e</text:span><text:span text:style-name="T32">”</text:span></text:p>
      <text:p text:style-name="P31"/>
      <text:p text:style-name="P38"><text:span text:style-name="T33">p.8</text:span><text:span text:style-name="T34"> </text:span><text:span text:style-name="T33">Ne</text:span><text:span text:style-name="T32">a</text:span><text:span text:style-name="T33">r</text:span><text:span text:style-name="T35"> </text:span><text:span text:style-name="T33">end,</text:span><text:span text:style-name="T35"> </text:span><text:span text:style-name="T32">“t</text:span><text:span text:style-name="T33">h</text:span><text:span text:style-name="T32">u</text:span><text:span text:style-name="T33">s</text:span><text:span text:style-name="T34"> </text:span><text:span text:style-name="T32">al</text:span><text:span text:style-name="T37">l</text:span><text:span text:style-name="T33">o</text:span><text:span text:style-name="T32">w</text:span><text:span text:style-name="T33">ing</text:span><text:span text:style-name="T35"> </text:span><text:span text:style-name="T32">t</text:span><text:span text:style-name="T33">o</text:span><text:span text:style-name="T34"> </text:span><text:span text:style-name="T36">c</text:span><text:span text:style-name="T33">onsider</text:span><text:span text:style-name="T32">”</text:span><text:span text:style-name="T34"> </text:span><text:span text:style-name="T33">–</text:span><text:span text:style-name="T35"> </text:span><text:span text:style-name="T32">al</text:span><text:span text:style-name="T33">so</text:span><text:span text:style-name="T34"> </text:span><text:span text:style-name="T37">a</text:span><text:span text:style-name="T32">wkwa</text:span><text:span text:style-name="T33">rd.</text:span><text:span text:style-name="T34"> </text:span><text:span text:style-name="T33">J</text:span><text:span text:style-name="T32">u</text:span><text:span text:style-name="T33">s</text:span><text:span text:style-name="T32">t</text:span><text:span text:style-name="T35"> </text:span><text:span text:style-name="T32">u</text:span><text:span text:style-name="T33">se</text:span><text:span text:style-name="T35"> </text:span><text:span text:style-name="T32">“t</text:span><text:span text:style-name="T33">h</text:span><text:span text:style-name="T32">u</text:span><text:span text:style-name="T33">s</text:span><text:span text:style-name="T34"> </text:span><text:span text:style-name="T33">en</text:span><text:span text:style-name="T32">a</text:span><text:span text:style-name="T37">b</text:span><text:span text:style-name="T32">l</text:span><text:span text:style-name="T33">ing</text:span><text:span text:style-name="T32">”</text:span></text:p>
      <text:p text:style-name="P40"/>
      <text:p text:style-name="P52"><text:soft-page-break/><text:span text:style-name="T33">p.8</text:span><text:span text:style-name="T34"> </text:span><text:span text:style-name="T33">Ne</text:span><text:span text:style-name="T32">a</text:span><text:span text:style-name="T33">r</text:span><text:span text:style-name="T35"> </text:span><text:span text:style-name="T33">end.</text:span><text:span text:style-name="T35"> </text:span><text:span text:style-name="T32">“t</text:span><text:span text:style-name="T33">he</text:span><text:span text:style-name="T35"> </text:span><text:span text:style-name="T33">more</text:span><text:span text:style-name="T34"> </text:span><text:span text:style-name="T33">cons</text:span><text:span text:style-name="T32">t</text:span><text:span text:style-name="T33">r</text:span><text:span text:style-name="T32">a</text:span><text:span text:style-name="T33">ined…</text:span><text:span text:style-name="T35"> </text:span><text:span text:style-name="T32">t</text:span><text:span text:style-name="T33">he</text:span><text:span text:style-name="T34"> </text:span><text:span text:style-name="T37">l</text:span><text:span text:style-name="T33">ess…</text:span><text:span text:style-name="T32">”</text:span><text:span text:style-name="T34"> </text:span><text:span text:style-name="T33">drop</text:span><text:span text:style-name="T35"> </text:span><text:span text:style-name="T32">t</text:span><text:span text:style-name="T33">he</text:span><text:span text:style-name="T35"> </text:span><text:span text:style-name="T32">“t</text:span><text:span text:style-name="T33">he</text:span><text:span text:style-name="T32">’</text:span><text:span text:style-name="T33">s</text:span><text:span text:style-name="T32">”</text:span><text:span text:style-name="T33">,</text:span><text:span text:style-name="T35"> </text:span><text:span text:style-name="T33">e.g.</text:span><text:span text:style-name="T35"> </text:span><text:span text:style-name="T32">“a</text:span><text:span text:style-name="T34"> </text:span><text:span text:style-name="T33">more…</text:span><text:span text:style-name="T32">”</text:span><text:span text:style-name="T35"> </text:span><text:span text:style-name="T32">a</text:span><text:span text:style-name="T33">nd</text:span><text:span text:style-name="T34"> </text:span><text:span text:style-name="T32">t</text:span><text:span text:style-name="T33">hen</text:span><text:span text:style-name="T34"> </text:span><text:span text:style-name="T33">j</text:span><text:span text:style-name="T37">u</text:span><text:span text:style-name="T33">s</text:span><text:span text:style-name="T32">t</text:span><text:span text:style-name="T34"> </text:span><text:span text:style-name="T32">“</text:span><text:span text:style-name="T37">l</text:span><text:span text:style-name="T33">ess</text:span><text:span text:style-name="T32">”</text:span><text:span text:style-name="T34"> </text:span><text:span text:style-name="T33">(</text:span><text:span text:style-name="T32">w/</text:span><text:span text:style-name="T33">o</text:span><text:span text:style-name="T32">ut</text:span><text:span text:style-name="T35"> </text:span><text:span text:style-name="T32">t</text:span><text:span text:style-name="T33">he</text:span><text:span text:style-name="T35"> </text:span><text:span text:style-name="T32">“t</text:span><text:span text:style-name="T33">he</text:span><text:span text:style-name="T32">”</text:span><text:span text:style-name="T33">)</text:span></text:p>
      <text:p text:style-name="P27"/>
      <text:p text:style-name="P27"/>
      <text:p text:style-name="P27"/>
      <text:p text:style-name="P27"/>
      <text:p text:style-name="P53"/>
      <text:p text:style-name="P54"><text:span text:style-name="T49">Attachment</text:span><text:span text:style-name="T51"> </text:span><text:span text:style-name="T49">uploaded</text:span><text:span text:style-name="T53"> </text:span><text:span text:style-name="T49">Thu</text:span><text:span text:style-name="T56"> </text:span><text:span text:style-name="T49">Aug</text:span><text:span text:style-name="T51"> </text:span><text:span text:style-name="T49">24</text:span><text:span text:style-name="T51"> </text:span><text:span text:style-name="T49">16:</text:span><text:span text:style-name="T57">1</text:span><text:span text:style-name="T49">1:22</text:span><text:span text:style-name="T51"> </text:span><text:span text:style-name="T49">2017</text:span><text:span text:style-name="T51"> </text:span><text:span text:style-name="T49">PST</text:span></text:p>
      <text:p text:style-name="P25"><text:span text:style-name="T49">Limited</text:span><text:span text:style-name="T51"> </text:span><text:span text:style-name="T49">circulation.</text:span><text:span text:style-name="T52"> </text:span><text:span text:style-name="T49">Attachment</text:span><text:span text:style-name="T51"> </text:span><text:span text:style-name="T49">to</text:span><text:span text:style-name="T51"> </text:span><text:span text:style-name="T49">IEEE</text:span><text:span text:style-name="T53"> </text:span><text:span text:style-name="T54">T</text:span><text:span text:style-name="T49">-RO</text:span><text:span text:style-name="T50"> </text:span><text:span text:style-name="T49">Review</text:span><text:span text:style-name="T55"> </text:span><text:span text:style-name="T49">48989</text:span></text:p>
      <text:p text:style-name="P26"/>
      <text:p text:style-name="P26"/>
      <text:p text:style-name="P26"/>
      <text:p text:style-name="P26"/>
      <text:p text:style-name="P26"/>
      <text:p text:style-name="P55"/>
      <text:p text:style-name="P56"><text:span text:style-name="T33">p.9</text:span><text:span text:style-name="T34"> </text:span><text:span text:style-name="T33">No</text:span><text:span text:style-name="T32">t</text:span><text:span text:style-name="T35"> </text:span><text:span text:style-name="T33">s</text:span><text:span text:style-name="T32">u</text:span><text:span text:style-name="T33">re</text:span><text:span text:style-name="T35"> </text:span><text:span text:style-name="T33">if</text:span><text:span text:style-name="T34"> </text:span><text:span text:style-name="T33">Fig.</text:span><text:span text:style-name="T35"> </text:span><text:span text:style-name="T33">14</text:span><text:span text:style-name="T35"> </text:span><text:span text:style-name="T33">is</text:span><text:span text:style-name="T34"> </text:span><text:span text:style-name="T32">w</text:span><text:span text:style-name="T33">or</text:span><text:span text:style-name="T32">t</text:span><text:span text:style-name="T33">h</text:span><text:span text:style-name="T35"> </text:span><text:span text:style-name="T33">inc</text:span><text:span text:style-name="T32">lu</text:span><text:span text:style-name="T33">ding…</text:span><text:span text:style-name="T35"> </text:span><text:span text:style-name="T32">It</text:span><text:span text:style-name="T35"> </text:span><text:span text:style-name="T32">l</text:span><text:span text:style-name="T33">oo</text:span><text:span text:style-name="T32">k</text:span><text:span text:style-name="T33">s</text:span><text:span text:style-name="T35"> </text:span><text:span text:style-name="T32">l</text:span><text:span text:style-name="T33">i</text:span><text:span text:style-name="T32">k</text:span><text:span text:style-name="T33">e</text:span><text:span text:style-name="T35"> </text:span><text:span text:style-name="T33">i</text:span><text:span text:style-name="T32">t</text:span><text:span text:style-name="T33">s</text:span><text:span text:style-name="T34"> </text:span><text:span text:style-name="T33">j</text:span><text:span text:style-name="T32">u</text:span><text:span text:style-name="T33">s</text:span><text:span text:style-name="T32">t</text:span><text:span text:style-name="T35"> </text:span><text:span text:style-name="T33">Fig.</text:span><text:span text:style-name="T35"> </text:span><text:span text:style-name="T33">9</text:span><text:span text:style-name="T35"> </text:span><text:span text:style-name="T33">from</text:span><text:span text:style-name="T34"> </text:span><text:span text:style-name="T32">t</text:span><text:span text:style-name="T33">he</text:span><text:span text:style-name="T35"> </text:span><text:span text:style-name="T32">I</text:span><text:span text:style-name="T33">SRR</text:span><text:span text:style-name="T34"> </text:span><text:span text:style-name="T33">p</text:span><text:span text:style-name="T32">a</text:span><text:span text:style-name="T33">per</text:span><text:span text:style-name="T34"> </text:span><text:span text:style-name="T33">(</text:span><text:span text:style-name="T32">?</text:span><text:span text:style-name="T33">)</text:span><text:span text:style-name="T35"> </text:span><text:span text:style-name="T33">[20],</text:span><text:span text:style-name="T35"> </text:span><text:span text:style-name="T32">a</text:span><text:span text:style-name="T33">nd</text:span><text:span text:style-name="T35"> </text:span><text:span text:style-name="T32">t</text:span><text:span text:style-name="T33">here</text:span><text:span text:style-name="T34"> </text:span><text:span text:style-name="T33">is</text:span><text:span text:style-name="T35"> </text:span><text:span text:style-name="T33">s</text:span><text:span text:style-name="T32">t</text:span><text:span text:style-name="T33">i</text:span><text:span text:style-name="T32">ll</text:span><text:span text:style-name="T35"> </text:span><text:span text:style-name="T33">no</text:span><text:span text:style-name="T34"> </text:span><text:span text:style-name="T37">“</text:span><text:span text:style-name="T33">f</text:span><text:span text:style-name="T32">ull</text:span><text:span text:style-name="T35"> </text:span><text:span text:style-name="T33">so</text:span><text:span text:style-name="T32">lut</text:span><text:span text:style-name="T33">ion</text:span><text:span text:style-name="T32">”</text:span><text:span text:style-name="T34"> </text:span><text:span text:style-name="T33">here</text:span><text:span text:style-name="T35"> </text:span><text:span text:style-name="T33">–</text:span><text:span text:style-name="T35"> </text:span><text:span text:style-name="T33">j</text:span><text:span text:style-name="T32">u</text:span><text:span text:style-name="T33">s</text:span><text:span text:style-name="T32">t</text:span><text:span text:style-name="T35"> </text:span><text:span text:style-name="T32">a</text:span><text:span text:style-name="T33">n</text:span><text:span text:style-name="T35"> </text:span><text:span text:style-name="T33">i</text:span><text:span text:style-name="T32">llu</text:span><text:span text:style-name="T33">s</text:span><text:span text:style-name="T32">t</text:span><text:span text:style-name="T33">r</text:span><text:span text:style-name="T32">at</text:span><text:span text:style-name="T33">ion</text:span><text:span text:style-name="T35"> </text:span><text:span text:style-name="T33">of</text:span><text:span text:style-name="T34"> </text:span><text:span text:style-name="T33">po</text:span><text:span text:style-name="T32">t</text:span><text:span text:style-name="T33">en</text:span><text:span text:style-name="T32">t</text:span><text:span text:style-name="T33">i</text:span><text:span text:style-name="T32">al</text:span><text:span text:style-name="T35"> </text:span><text:span text:style-name="T33">f</text:span><text:span text:style-name="T32">utu</text:span><text:span text:style-name="T33">re</text:span><text:span text:style-name="T34"> </text:span><text:span text:style-name="T32">w</text:span><text:span text:style-name="T33">or</text:span><text:span text:style-name="T32">k</text:span><text:span text:style-name="T33">.</text:span><text:span text:style-name="T38"> </text:span><text:span text:style-name="T33">(A</text:span><text:span text:style-name="T32">t</text:span><text:span text:style-name="T34"> </text:span><text:span text:style-name="T32">a</text:span><text:span text:style-name="T35"> </text:span><text:span text:style-name="T33">minim</text:span><text:span text:style-name="T32">u</text:span><text:span text:style-name="T33">m,</text:span><text:span text:style-name="T35"> </text:span><text:span text:style-name="T32">t</text:span><text:span text:style-name="T33">he</text:span><text:span text:style-name="T35"> </text:span><text:span text:style-name="T33">fig</text:span><text:span text:style-name="T32">u</text:span><text:span text:style-name="T33">re</text:span><text:span text:style-name="T32">/</text:span><text:span text:style-name="T33">so</text:span><text:span text:style-name="T32">lut</text:span><text:span text:style-name="T33">ion</text:span><text:span text:style-name="T35"> </text:span><text:span text:style-name="T33">sho</text:span><text:span text:style-name="T32">ul</text:span><text:span text:style-name="T33">d</text:span><text:span text:style-name="T35"> </text:span><text:span text:style-name="T33">pro</text:span><text:span text:style-name="T32">babl</text:span><text:span text:style-name="T33">y</text:span><text:span text:style-name="T35"> </text:span><text:span text:style-name="T32">b</text:span><text:span text:style-name="T33">e</text:span><text:span text:style-name="T34"> </text:span><text:span text:style-name="T33">referenced</text:span><text:span text:style-name="T34"> </text:span><text:span text:style-name="T32">a</text:span><text:span text:style-name="T33">s</text:span><text:span text:style-name="T34"> </text:span><text:span text:style-name="T33">h</text:span><text:span text:style-name="T32">a</text:span><text:span text:style-name="T33">ving</text:span><text:span text:style-name="T35"> </text:span><text:span text:style-name="T32">a</text:span><text:span text:style-name="T37">l</text:span><text:span text:style-name="T33">re</text:span><text:span text:style-name="T32">a</text:span><text:span text:style-name="T33">dy</text:span><text:span text:style-name="T34"> </text:span><text:span text:style-name="T32">a</text:span><text:span text:style-name="T33">p</text:span><text:span text:style-name="T36">p</text:span><text:span text:style-name="T33">e</text:span><text:span text:style-name="T32">a</text:span><text:span text:style-name="T33">red</text:span><text:span text:style-name="T34"> </text:span><text:span text:style-name="T33">in</text:span><text:span text:style-name="T35"> </text:span><text:span text:style-name="T32">t</text:span><text:span text:style-name="T33">he</text:span><text:span text:style-name="T34"> </text:span><text:span text:style-name="T33">previo</text:span><text:span text:style-name="T32">u</text:span><text:span text:style-name="T33">s</text:span><text:span text:style-name="T35"> </text:span><text:span text:style-name="T32">I</text:span><text:span text:style-name="T33">SSR</text:span><text:span text:style-name="T35"> </text:span><text:span text:style-name="T33">p</text:span><text:span text:style-name="T32">a</text:span><text:span text:style-name="T33">per</text:span><text:span text:style-name="T32">?</text:span><text:span text:style-name="T33">)</text:span></text:p>
      <text:p text:style-name="P57"/>
      <text:p text:style-name="P59"><text:span text:style-name="T33">p.9</text:span><text:span text:style-name="T34"> </text:span><text:span text:style-name="T33">ne</text:span><text:span text:style-name="T32">a</text:span><text:span text:style-name="T33">r</text:span><text:span text:style-name="T35"> </text:span><text:span text:style-name="T33">end,</text:span><text:span text:style-name="T35"> </text:span><text:span text:style-name="T33">Sec.</text:span><text:span text:style-name="T35"> </text:span><text:span text:style-name="T33">V</text:span><text:span text:style-name="T32">II</text:span><text:span text:style-name="T34"> </text:span><text:span text:style-name="T33">–</text:span><text:span text:style-name="T35"> </text:span><text:span text:style-name="T32">w</text:span><text:span text:style-name="T33">o</text:span><text:span text:style-name="T32">ul</text:span><text:span text:style-name="T33">d</text:span><text:span text:style-name="T35"> </text:span><text:span text:style-name="T33">rep</text:span><text:span text:style-name="T32">la</text:span><text:span text:style-name="T33">ce</text:span><text:span text:style-name="T35"> </text:span><text:span text:style-name="T32">“</text:span><text:span text:style-name="T33">in</text:span><text:span text:style-name="T32">t</text:span><text:span text:style-name="T33">eres</text:span><text:span text:style-name="T32">t”</text:span><text:span text:style-name="T35"> </text:span><text:span text:style-name="T32">w</text:span><text:span text:style-name="T33">i</text:span><text:span text:style-name="T32">t</text:span><text:span text:style-name="T33">h</text:span><text:span text:style-name="T35"> </text:span><text:span text:style-name="T33">some</text:span><text:span text:style-name="T32">t</text:span><text:span text:style-name="T33">hing</text:span><text:span text:style-name="T34"> </text:span><text:span text:style-name="T33">e</text:span><text:span text:style-name="T32">l</text:span><text:span text:style-name="T33">se,</text:span><text:span text:style-name="T35"> </text:span><text:span text:style-name="T33">m</text:span><text:span text:style-name="T32">a</text:span><text:span text:style-name="T33">y</text:span><text:span text:style-name="T32">b</text:span><text:span text:style-name="T33">e</text:span><text:span text:style-name="T34"> </text:span><text:span text:style-name="T32">“</text:span><text:span text:style-name="T33">p</text:span><text:span text:style-name="T32">u</text:span><text:span text:style-name="T33">rpose</text:span><text:span text:style-name="T32">”</text:span><text:span text:style-name="T34"> </text:span><text:span text:style-name="T33">–</text:span><text:span text:style-name="T35"> </text:span><text:span text:style-name="T32">b</text:span><text:span text:style-name="T33">o</text:span><text:span text:style-name="T32">t</text:span><text:span text:style-name="T33">h</text:span><text:span text:style-name="T35"> </text:span><text:span text:style-name="T33">in</text:span><text:span text:style-name="T35"> </text:span><text:span text:style-name="T32">t</text:span><text:span text:style-name="T33">he</text:span><text:span text:style-name="T35"> </text:span><text:span text:style-name="T33">sec</text:span><text:span text:style-name="T32">t</text:span><text:span text:style-name="T33">ion</text:span><text:span text:style-name="T34"> </text:span><text:span text:style-name="T32">t</text:span><text:span text:style-name="T33">i</text:span><text:span text:style-name="T32">tl</text:span><text:span text:style-name="T33">e</text:span><text:span text:style-name="T35"> </text:span><text:span text:style-name="T32">a</text:span><text:span text:style-name="T33">nd</text:span><text:span text:style-name="T35"> </text:span><text:span text:style-name="T33">in</text:span><text:span text:style-name="T35"> </text:span><text:span text:style-name="T32">t</text:span><text:span text:style-name="T33">he</text:span><text:span text:style-name="T34"> </text:span><text:span text:style-name="T33">firs</text:span><text:span text:style-name="T32">t</text:span><text:span text:style-name="T35"> </text:span><text:span text:style-name="T33">sen</text:span><text:span text:style-name="T32">t</text:span><text:span text:style-name="T33">ence</text:span><text:span text:style-name="T34"> </text:span><text:span text:style-name="T33">of</text:span><text:span text:style-name="T35"> </text:span><text:span text:style-name="T32">t</text:span><text:span text:style-name="T33">h</text:span><text:span text:style-name="T32">at</text:span><text:span text:style-name="T35"> </text:span><text:span text:style-name="T33">sec</text:span><text:span text:style-name="T32">t</text:span><text:span text:style-name="T33">ion.</text:span></text:p>
      <text:p text:style-name="P34"/>
      <text:p text:style-name="P60"><text:span text:style-name="T33">p.9</text:span><text:span text:style-name="T34"> </text:span><text:span text:style-name="T32">‘a</text:span><text:span text:style-name="T33">ddresses</text:span><text:span text:style-name="T35"> </text:span><text:span text:style-name="T33">high</text:span><text:span text:style-name="T32">l</text:span><text:span text:style-name="T33">y</text:span><text:span text:style-name="T34"> </text:span><text:span text:style-name="T33">cons</text:span><text:span text:style-name="T32">t</text:span><text:span text:style-name="T33">r</text:span><text:span text:style-name="T32">a</text:span><text:span text:style-name="T33">ined</text:span><text:span text:style-name="T35"> </text:span><text:span text:style-name="T33">environmen</text:span><text:span text:style-name="T32">t’</text:span><text:span text:style-name="T35"> </text:span><text:span text:style-name="T33">–</text:span><text:span text:style-name="T34"> </text:span><text:span text:style-name="T32">a</text:span><text:span text:style-name="T36">c</text:span><text:span text:style-name="T32">tuall</text:span><text:span text:style-name="T33">y,</text:span><text:span text:style-name="T35"> </text:span><text:span text:style-name="T33">no</text:span><text:span text:style-name="T32">t</text:span><text:span text:style-name="T35"> </text:span><text:span text:style-name="T33">very</text:span><text:span text:style-name="T34"> </text:span><text:span text:style-name="T37">w</text:span><text:span text:style-name="T33">e</text:span><text:span text:style-name="T32">ll</text:span><text:span text:style-name="T33">,</text:span><text:span text:style-name="T34"> </text:span><text:span text:style-name="T33">correc</text:span><text:span text:style-name="T32">t?</text:span><text:span text:style-name="T34"> </text:span><text:span text:style-name="T33">This</text:span><text:span text:style-name="T34"> </text:span><text:span text:style-name="T32">wa</text:span><text:span text:style-name="T33">s</text:span><text:span text:style-name="T35"> </text:span><text:span text:style-name="T32">t</text:span><text:span text:style-name="T33">he</text:span><text:span text:style-name="T35"> </text:span><text:span text:style-name="T32">“</text:span><text:span text:style-name="T33">e</text:span><text:span text:style-name="T32">x</text:span><text:span text:style-name="T33">cep</text:span><text:span text:style-name="T32">t</text:span><text:span text:style-name="T33">ion</text:span><text:span text:style-name="T32">”</text:span><text:span text:style-name="T35"> </text:span><text:span text:style-name="T33">c</text:span><text:span text:style-name="T32">a</text:span><text:span text:style-name="T33">se,</text:span><text:span text:style-name="T35"> </text:span><text:span text:style-name="T33">for</text:span><text:span text:style-name="T34"> </text:span><text:span text:style-name="T32">w</text:span><text:span text:style-name="T33">hich</text:span><text:span text:style-name="T35"> </text:span><text:span text:style-name="T33">res</text:span><text:span text:style-name="T32">ult</text:span><text:span text:style-name="T33">s</text:span><text:span text:style-name="T35"> </text:span><text:span text:style-name="T32">w</text:span><text:span text:style-name="T33">ere</text:span><text:span text:style-name="T34"> </text:span><text:span text:style-name="T33">r</text:span><text:span text:style-name="T32">at</text:span><text:span text:style-name="T33">her</text:span><text:span text:style-name="T35"> </text:span><text:span text:style-name="T33">poor,</text:span><text:span text:style-name="T35"> </text:span><text:span text:style-name="T33">righ</text:span><text:span text:style-name="T32">t?</text:span><text:span text:style-name="T34"> </text:span><text:span text:style-name="T33">A</text:span><text:span text:style-name="T32">l</text:span><text:span text:style-name="T33">so</text:span><text:span text:style-name="T35"> </text:span><text:span text:style-name="T32">a</text:span><text:span text:style-name="T35"> </text:span><text:span text:style-name="T33">c</text:span><text:span text:style-name="T32">a</text:span><text:span text:style-name="T33">se</text:span><text:span text:style-name="T34"> </text:span><text:span text:style-name="T32">w</text:span><text:span text:style-name="T33">here</text:span><text:span text:style-name="T34"> </text:span><text:span text:style-name="T32">“</text:span><text:span text:style-name="T33">he</text:span><text:span text:style-name="T32">u</text:span><text:span text:style-name="T33">ris</text:span><text:span text:style-name="T32">t</text:span><text:span text:style-name="T33">ics</text:span><text:span text:style-name="T32">”</text:span><text:span text:style-name="T34"> </text:span><text:span text:style-name="T32">a</text:span><text:span text:style-name="T33">re</text:span><text:span text:style-name="T35"> </text:span><text:span text:style-name="T33">no</text:span><text:span text:style-name="T32">t</text:span><text:span text:style-name="T35"> </text:span><text:span text:style-name="T33">so</text:span><text:span text:style-name="T34"> </text:span><text:span text:style-name="T36">g</text:span><text:span text:style-name="T33">ood</text:span><text:span text:style-name="T34"> </text:span><text:span text:style-name="T33">for</text:span><text:span text:style-name="T35"> </text:span><text:span text:style-name="T33">ge</text:span><text:span text:style-name="T32">tt</text:span><text:span text:style-name="T33">ing</text:span><text:span text:style-name="T35"> </text:span><text:span text:style-name="T32">t</text:span><text:span text:style-name="T33">r</text:span><text:span text:style-name="T32">u</text:span><text:span text:style-name="T33">e</text:span><text:span text:style-name="T34"> </text:span><text:span text:style-name="T33">(re</text:span><text:span text:style-name="T32">l</text:span><text:span text:style-name="T33">i</text:span><text:span text:style-name="T32">abl</text:span><text:span text:style-name="T33">e)</text:span><text:span text:style-name="T35"> </text:span><text:span text:style-name="T33">ho</text:span><text:span text:style-name="T32">l</text:span><text:span text:style-name="T33">ds</text:span><text:span text:style-name="T34"> </text:span><text:span text:style-name="T33">on</text:span><text:span text:style-name="T35"> </text:span><text:span text:style-name="T33">gr</text:span><text:span text:style-name="T32">a</text:span><text:span text:style-name="T33">sp</text:span><text:span text:style-name="T35"> </text:span><text:span text:style-name="T33">poin</text:span><text:span text:style-name="T32">t</text:span><text:span text:style-name="T33">s,</text:span><text:span text:style-name="T34"> </text:span><text:span text:style-name="T33">e</text:span><text:span text:style-name="T32">t</text:span><text:span text:style-name="T33">c.</text:span><text:span text:style-name="T32">?</text:span></text:p>
      <text:p text:style-name="P58"/>
      <text:p text:style-name="P37"><text:span text:style-name="T33">p.12</text:span><text:span text:style-name="T34"> </text:span><text:span text:style-name="T33">The</text:span><text:span text:style-name="T35"> </text:span><text:span text:style-name="T33">firs</text:span><text:span text:style-name="T32">t</text:span><text:span text:style-name="T34"> </text:span><text:span text:style-name="T33">p</text:span><text:span text:style-name="T37">a</text:span><text:span text:style-name="T33">r</text:span><text:span text:style-name="T32">t</text:span><text:span text:style-name="T34"> </text:span><text:span text:style-name="T33">of</text:span><text:span text:style-name="T35"> </text:span><text:span text:style-name="T33">App.</text:span><text:span text:style-name="T35"> </text:span><text:span text:style-name="T32">B</text:span><text:span text:style-name="T35"> </text:span><text:span text:style-name="T33">is</text:span><text:span text:style-name="T34"> </text:span><text:span text:style-name="T33">referred</text:span><text:span text:style-name="T35"> </text:span><text:span text:style-name="T32">t</text:span><text:span text:style-name="T33">o</text:span><text:span text:style-name="T34"> </text:span><text:span text:style-name="T37">w</text:span><text:span text:style-name="T33">i</text:span><text:span text:style-name="T32">t</text:span><text:span text:style-name="T33">hin</text:span><text:span text:style-name="T34"> </text:span><text:span text:style-name="T32">t</text:span><text:span text:style-name="T33">his</text:span><text:span text:style-name="T35"> </text:span><text:span text:style-name="T33">Appendi</text:span><text:span text:style-name="T32">x</text:span><text:span text:style-name="T35"> </text:span><text:span text:style-name="T32">a</text:span><text:span text:style-name="T33">s</text:span><text:span text:style-name="T35"> </text:span><text:span text:style-name="T32">“</text:span><text:span text:style-name="T33">ne</text:span><text:span text:style-name="T32">w</text:span><text:span text:style-name="T35"> </text:span><text:span text:style-name="T33">minor</text:span><text:span text:style-name="T34"> </text:span><text:span text:style-name="T33">con</text:span><text:span text:style-name="T32">t</text:span><text:span text:style-name="T33">ri</text:span><text:span text:style-name="T32">but</text:span><text:span text:style-name="T33">ions</text:span><text:span text:style-name="T34"> </text:span><text:span text:style-name="T33">derived</text:span><text:span text:style-name="T35"> </text:span><text:span text:style-name="T33">from</text:span><text:span text:style-name="T34"> </text:span><text:span text:style-name="T33">previo</text:span><text:span text:style-name="T32">u</text:span><text:span text:style-name="T33">s</text:span><text:span text:style-name="T35"> </text:span><text:span text:style-name="T32">w</text:span><text:span text:style-name="T33">or</text:span><text:span text:style-name="T32">k”</text:span><text:span text:style-name="T33">.</text:span><text:span text:style-name="T35"> </text:span><text:span text:style-name="T33">These</text:span><text:span text:style-name="T34"> </text:span><text:span text:style-name="T32">a</text:span><text:span text:style-name="T33">ren</text:span><text:span text:style-name="T32">’t</text:span><text:span text:style-name="T35"> </text:span><text:span text:style-name="T33">so</text:span><text:span text:style-name="T35"> </text:span><text:span text:style-name="T33">nove</text:span><text:span text:style-name="T32">l</text:span><text:span text:style-name="T33">,</text:span><text:span text:style-name="T43"> </text:span><text:span text:style-name="T33">perh</text:span><text:span text:style-name="T32">a</text:span><text:span text:style-name="T33">ps,</text:span><text:span text:style-name="T35"> </text:span><text:span text:style-name="T32">a</text:span><text:span text:style-name="T33">nd</text:span><text:span text:style-name="T34"> </text:span><text:span text:style-name="T32">w</text:span><text:span text:style-name="T33">h</text:span><text:span text:style-name="T32">at</text:span><text:span text:style-name="T34"> </text:span><text:span text:style-name="T33">is</text:span><text:span text:style-name="T35"> </text:span><text:span text:style-name="T33">more</text:span><text:span text:style-name="T35"> </text:span><text:span text:style-name="T32">u</text:span><text:span text:style-name="T33">sef</text:span><text:span text:style-name="T32">ul</text:span><text:span text:style-name="T35"> </text:span><text:span text:style-name="T32">t</text:span><text:span text:style-name="T33">o</text:span><text:span text:style-name="T34"> </text:span><text:span text:style-name="T32">t</text:span><text:span text:style-name="T33">he</text:span><text:span text:style-name="T35"> </text:span><text:span text:style-name="T33">re</text:span><text:span text:style-name="T32">a</text:span><text:span text:style-name="T33">der</text:span><text:span text:style-name="T35"> </text:span><text:span text:style-name="T33">is</text:span><text:span text:style-name="T34"> </text:span><text:span text:style-name="T32">a</text:span><text:span text:style-name="T35"> </text:span><text:span text:style-name="T32">b</text:span><text:span text:style-name="T33">e</text:span><text:span text:style-name="T32">tt</text:span><text:span text:style-name="T33">er</text:span><text:span text:style-name="T35"> </text:span><text:span text:style-name="T33">in</text:span><text:span text:style-name="T32">tu</text:span><text:span text:style-name="T33">i</text:span><text:span text:style-name="T32">t</text:span><text:span text:style-name="T33">ion</text:span><text:span text:style-name="T35"> </text:span><text:span text:style-name="T33">for</text:span><text:span text:style-name="T34"> </text:span><text:span text:style-name="T37">w</text:span><text:span text:style-name="T33">hen</text:span><text:span text:style-name="T34"> </text:span><text:span text:style-name="T32">t</text:span><text:span text:style-name="T33">o</text:span><text:span text:style-name="T35"> </text:span><text:span text:style-name="T32">u</text:span><text:span text:style-name="T33">se</text:span><text:span text:style-name="T35"> </text:span><text:span text:style-name="T33">e</text:span><text:span text:style-name="T32">a</text:span><text:span text:style-name="T33">ch</text:span><text:span text:style-name="T35"> </text:span><text:span text:style-name="T32">w</text:span><text:span text:style-name="T33">i</text:span><text:span text:style-name="T32">t</text:span><text:span text:style-name="T33">hin</text:span><text:span text:style-name="T34"> </text:span><text:span text:style-name="T32">t</text:span><text:span text:style-name="T33">he</text:span><text:span text:style-name="T34"> </text:span><text:span text:style-name="T32">M</text:span><text:span text:style-name="T33">A</text:span><text:span text:style-name="T32">I</text:span><text:span text:style-name="T33">N</text:span><text:span text:style-name="T35"> </text:span><text:span text:style-name="T32">BO</text:span><text:span text:style-name="T33">D</text:span><text:span text:style-name="T32">Y</text:span><text:span text:style-name="T35"> </text:span><text:span text:style-name="T33">of</text:span><text:span text:style-name="T35"> </text:span><text:span text:style-name="T32">t</text:span><text:span text:style-name="T33">he</text:span><text:span text:style-name="T34"> </text:span><text:span text:style-name="T36">p</text:span><text:span text:style-name="T32">a</text:span><text:span text:style-name="T33">per,</text:span><text:span text:style-name="T34"> </text:span><text:span text:style-name="T32">w</text:span><text:span text:style-name="T33">here</text:span><text:span text:style-name="T35"> </text:span><text:span text:style-name="T32">t</text:span><text:span text:style-name="T33">hey</text:span><text:span text:style-name="T35"> </text:span><text:span text:style-name="T32">a</text:span><text:span text:style-name="T33">re</text:span><text:span text:style-name="T34"> </text:span><text:span text:style-name="T33">origin</text:span><text:span text:style-name="T32">al</text:span><text:span text:style-name="T37">l</text:span><text:span text:style-name="T33">y</text:span><text:span text:style-name="T34"> </text:span><text:span text:style-name="T33">descri</text:span><text:span text:style-name="T32">b</text:span><text:span text:style-name="T33">ed</text:span><text:span text:style-name="T32">/a</text:span><text:span text:style-name="T33">ssoci</text:span><text:span text:style-name="T32">at</text:span><text:span text:style-name="T33">ed</text:span><text:span text:style-name="T35"> </text:span><text:span text:style-name="T32">t</text:span><text:span text:style-name="T33">o</text:span><text:span text:style-name="T34"> </text:span><text:span text:style-name="T33">p</text:span><text:span text:style-name="T32">a</text:span><text:span text:style-name="T33">r</text:span><text:span text:style-name="T32">t</text:span><text:span text:style-name="T33">ic</text:span><text:span text:style-name="T32">ula</text:span><text:span text:style-name="T33">r</text:span><text:span text:style-name="T34"> </text:span><text:span text:style-name="T33">sim</text:span><text:span text:style-name="T32">ul</text:span><text:span text:style-name="T37">a</text:span><text:span text:style-name="T32">t</text:span><text:span text:style-name="T33">ions.</text:span></text:p>
      <text:p text:style-name="P42"/>
      <text:p text:style-name="P61"><text:span text:style-name="T33">p.12</text:span><text:span text:style-name="T34"> </text:span><text:span text:style-name="T33">The</text:span><text:span text:style-name="T35"> </text:span><text:span text:style-name="T32">“</text:span><text:span text:style-name="T33">m</text:span><text:span text:style-name="T32">a</text:span><text:span text:style-name="T33">nip</text:span><text:span text:style-name="T32">ulab</text:span><text:span text:style-name="T33">i</text:span><text:span text:style-name="T32">l</text:span><text:span text:style-name="T33">i</text:span><text:span text:style-name="T32">t</text:span><text:span text:style-name="T33">y</text:span><text:span text:style-name="T35"> </text:span><text:span text:style-name="T33">me</text:span><text:span text:style-name="T32">a</text:span><text:span text:style-name="T33">s</text:span><text:span text:style-name="T32">u</text:span><text:span text:style-name="T33">re</text:span><text:span text:style-name="T35"> </text:span><text:span text:style-name="T33">h_</text:span><text:span text:style-name="T32">w”</text:span><text:span text:style-name="T35"> </text:span><text:span text:style-name="T33">is</text:span><text:span text:style-name="T34"> </text:span><text:span text:style-name="T33">s</text:span><text:span text:style-name="T32">a</text:span><text:span text:style-name="T33">id</text:span><text:span text:style-name="T35"> </text:span><text:span text:style-name="T32">t</text:span><text:span text:style-name="T33">o</text:span><text:span text:style-name="T35"> </text:span><text:span text:style-name="T32">b</text:span><text:span text:style-name="T33">e</text:span><text:span text:style-name="T35"> </text:span><text:span text:style-name="T32">“al</text:span><text:span text:style-name="T33">so</text:span><text:span text:style-name="T35"> </text:span><text:span text:style-name="T33">given</text:span><text:span text:style-name="T34"> </text:span><text:span text:style-name="T32">b</text:span><text:span text:style-name="T33">y</text:span><text:span text:style-name="T35"> </text:span><text:span text:style-name="T32">“Y</text:span><text:span text:style-name="T33">oshi</text:span><text:span text:style-name="T32">kaw</text:span><text:span text:style-name="T37">a</text:span><text:span text:style-name="T32">”</text:span><text:span text:style-name="T33">.</text:span><text:span text:style-name="T34"> </text:span><text:span text:style-name="T33">Go</text:span><text:span text:style-name="T34"> </text:span><text:span text:style-name="T32">a</text:span><text:span text:style-name="T33">he</text:span><text:span text:style-name="T32">a</text:span><text:span text:style-name="T33">d</text:span><text:span text:style-name="T34"> </text:span><text:span text:style-name="T32">a</text:span><text:span text:style-name="T33">nd</text:span><text:span text:style-name="T35"> </text:span><text:span text:style-name="T33">provide</text:span><text:span text:style-name="T34"> </text:span><text:span text:style-name="T32">t</text:span><text:span text:style-name="T33">h</text:span><text:span text:style-name="T32">at</text:span><text:span text:style-name="T35"> </text:span><text:span text:style-name="T32">a</text:span><text:span text:style-name="T33">s</text:span><text:span text:style-name="T35"> </text:span><text:span text:style-name="T32">a</text:span><text:span text:style-name="T35"> </text:span><text:span text:style-name="T33">ci</text:span><text:span text:style-name="T32">tat</text:span><text:span text:style-name="T33">ion</text:span><text:span text:style-name="T34"> </text:span><text:span text:style-name="T37">t</text:span><text:span text:style-name="T33">o</text:span><text:span text:style-name="T34"> </text:span><text:span text:style-name="T32">a</text:span><text:span text:style-name="T33">n</text:span><text:span text:style-name="T35"> </text:span><text:span text:style-name="T32">a</text:span><text:span text:style-name="T33">ppropri</text:span><text:span text:style-name="T32">at</text:span><text:span text:style-name="T33">e</text:span><text:span text:style-name="T35"> </text:span><text:span text:style-name="T33">p</text:span><text:span text:style-name="T32">a</text:span><text:span text:style-name="T33">per</text:span><text:span text:style-name="T34"> </text:span><text:span text:style-name="T33">or</text:span><text:span text:style-name="T35"> </text:span><text:span text:style-name="T33">o</text:span><text:span text:style-name="T32">t</text:span><text:span text:style-name="T33">her</text:span><text:span text:style-name="T34"> </text:span><text:span text:style-name="T33">reference</text:span><text:span text:style-name="T34"> </text:span><text:span text:style-name="T33">so</text:span><text:span text:style-name="T32">u</text:span><text:span text:style-name="T33">rce,</text:span><text:span text:style-name="T34"> </text:span><text:span text:style-name="T33">if</text:span><text:span text:style-name="T35"> </text:span><text:span text:style-name="T33">possi</text:span><text:span text:style-name="T32">bl</text:span><text:span text:style-name="T33">e,</text:span><text:span text:style-name="T35"> </text:span><text:span text:style-name="T33">e.g.,</text:span><text:span text:style-name="T34"> </text:span><text:span text:style-name="T33">[32]</text:span><text:span text:style-name="T35"> </text:span><text:span text:style-name="T33">(</text:span><text:span text:style-name="T32">I</text:span><text:span text:style-name="T35"> </text:span><text:span text:style-name="T32">b</text:span><text:span text:style-name="T33">e</text:span><text:span text:style-name="T32">l</text:span><text:span text:style-name="T33">ieve</text:span><text:span text:style-name="T32">?</text:span><text:span text:style-name="T33">).</text:span><text:span text:style-name="T35"> </text:span><text:span text:style-name="T33">[…</text:span><text:span text:style-name="T32">a</text:span><text:span text:style-name="T33">nd</text:span><text:span text:style-name="T34"> </text:span><text:span text:style-name="T33">if</text:span><text:span text:style-name="T35"> </text:span><text:span text:style-name="T33">yo</text:span><text:span text:style-name="T32">u</text:span><text:span text:style-name="T35"> </text:span><text:span text:style-name="T33">fo</text:span><text:span text:style-name="T32">u</text:span><text:span text:style-name="T33">nd</text:span><text:span text:style-name="T35"> </text:span><text:span text:style-name="T33">o</text:span><text:span text:style-name="T32">ut</text:span><text:span text:style-name="T34"> </text:span><text:span text:style-name="T32">a</text:span><text:span text:style-name="T37">b</text:span><text:span text:style-name="T33">o</text:span><text:span text:style-name="T32">ut</text:span><text:span text:style-name="T34"> </text:span><text:span text:style-name="T37">t</text:span><text:span text:style-name="T33">his</text:span><text:span text:style-name="T34"> </text:span><text:span text:style-name="T33">o</text:span><text:span text:style-name="T32">l</text:span><text:span text:style-name="T33">der</text:span><text:span text:style-name="T34"> </text:span><text:span text:style-name="T32">w</text:span><text:span text:style-name="T33">or</text:span><text:span text:style-name="T32">k</text:span><text:span text:style-name="T34"> </text:span><text:span text:style-name="T32">t</text:span><text:span text:style-name="T33">hro</text:span><text:span text:style-name="T32">u</text:span><text:span text:style-name="T33">gh</text:span><text:span text:style-name="T35"> </text:span><text:span text:style-name="T33">some</text:span><text:span text:style-name="T35"> </text:span><text:span text:style-name="T33">ne</text:span><text:span text:style-name="T32">w</text:span><text:span text:style-name="T33">er</text:span><text:span text:style-name="T34"> </text:span><text:span text:style-name="T33">p</text:span><text:span text:style-name="T32">u</text:span><text:span text:style-name="T37">b</text:span><text:span text:style-name="T32">l</text:span><text:span text:style-name="T33">ic</text:span><text:span text:style-name="T32">at</text:span><text:span text:style-name="T33">ion,</text:span><text:span text:style-name="T34"> </text:span><text:span text:style-name="T33">i</text:span><text:span text:style-name="T37">t</text:span><text:span text:style-name="T32">’</text:span><text:span text:style-name="T33">s</text:span><text:span text:style-name="T34"> </text:span><text:span text:style-name="T32">b</text:span><text:span text:style-name="T33">es</text:span><text:span text:style-name="T32">t</text:span><text:span text:style-name="T35"> </text:span><text:span text:style-name="T32">t</text:span><text:span text:style-name="T33">o</text:span><text:span text:style-name="T35"> </text:span><text:span text:style-name="T33">men</text:span><text:span text:style-name="T32">t</text:span><text:span text:style-name="T33">ion</text:span><text:span text:style-name="T35"> </text:span><text:span text:style-name="T32">b</text:span><text:span text:style-name="T33">o</text:span><text:span text:style-name="T32">t</text:span><text:span text:style-name="T33">h.]</text:span></text:p>
      <text:p text:style-name="P42"/>
      <text:p text:style-name="P62"><text:span text:style-name="T33">p.12</text:span><text:span text:style-name="T34"> </text:span><text:span text:style-name="T33">pyr</text:span><text:span text:style-name="T32">a</text:span><text:span text:style-name="T33">mid</text:span><text:span text:style-name="T35"> </text:span><text:span text:style-name="T33">fric</text:span><text:span text:style-name="T32">t</text:span><text:span text:style-name="T33">ion</text:span><text:span text:style-name="T34"> </text:span><text:span text:style-name="T33">cone</text:span><text:span text:style-name="T35"> </text:span><text:span text:style-name="T33">–</text:span><text:span text:style-name="T35"> </text:span><text:span text:style-name="T33">i</text:span><text:span text:style-name="T32">t’</text:span><text:span text:style-name="T33">s</text:span><text:span text:style-name="T35"> </text:span><text:span text:style-name="T33">no</text:span><text:span text:style-name="T32">t</text:span><text:span text:style-name="T35"> </text:span><text:span text:style-name="T33">c</text:span><text:span text:style-name="T32">l</text:span><text:span text:style-name="T33">e</text:span><text:span text:style-name="T32">a</text:span><text:span text:style-name="T33">r</text:span><text:span text:style-name="T34"> </text:span><text:span text:style-name="T32">t</text:span><text:span text:style-name="T33">his</text:span><text:span text:style-name="T35"> </text:span><text:span text:style-name="T33">is</text:span><text:span text:style-name="T35"> </text:span><text:span text:style-name="T32">“</text:span><text:span text:style-name="T33">conserv</text:span><text:span text:style-name="T32">at</text:span><text:span text:style-name="T33">ive</text:span><text:span text:style-name="T32">”</text:span><text:span text:style-name="T33">…</text:span><text:span text:style-name="T35"> </text:span><text:span text:style-name="T33">e.g.,</text:span><text:span text:style-name="T34"> </text:span><text:span text:style-name="T32">a</text:span><text:span text:style-name="T35"> </text:span><text:span text:style-name="T33">sq</text:span><text:span text:style-name="T32">ua</text:span><text:span text:style-name="T33">re</text:span><text:span text:style-name="T34"> </text:span><text:span text:style-name="T32">“w</text:span><text:span text:style-name="T33">i</text:span><text:span text:style-name="T32">t</text:span><text:span text:style-name="T33">hin</text:span><text:span text:style-name="T32">”</text:span><text:span text:style-name="T35"> </text:span><text:span text:style-name="T32">a</text:span><text:span text:style-name="T34"> </text:span><text:span text:style-name="T33">circ</text:span><text:span text:style-name="T32">l</text:span><text:span text:style-name="T33">e</text:span><text:span text:style-name="T35"> </text:span><text:span text:style-name="T33">vs</text:span><text:span text:style-name="T35"> </text:span><text:span text:style-name="T32">“</text:span><text:span text:style-name="T33">o</text:span><text:span text:style-name="T32">ut</text:span><text:span text:style-name="T33">side</text:span><text:span text:style-name="T32">”</text:span><text:span text:style-name="T35"> </text:span><text:span text:style-name="T32">a</text:span><text:span text:style-name="T34"> </text:span><text:span text:style-name="T33">circ</text:span><text:span text:style-name="T32">l</text:span><text:span text:style-name="T33">e…</text:span><text:span text:style-name="T35"> </text:span><text:span text:style-name="T32">t</text:span><text:span text:style-name="T33">his</text:span><text:span text:style-name="T35"> </text:span><text:span text:style-name="T33">so</text:span><text:span text:style-name="T32">u</text:span><text:span text:style-name="T33">nds</text:span><text:span text:style-name="T34"> </text:span><text:span text:style-name="T37">l</text:span><text:span text:style-name="T33">i</text:span><text:span text:style-name="T32">k</text:span><text:span text:style-name="T33">e</text:span><text:span text:style-name="T34"> </text:span><text:span text:style-name="T32">t</text:span><text:span text:style-name="T33">he</text:span><text:span text:style-name="T35"> </text:span><text:span text:style-name="T33">pyr</text:span><text:span text:style-name="T32">a</text:span><text:span text:style-name="T33">mid</text:span><text:span text:style-name="T35"> </text:span><text:span text:style-name="T33">is</text:span><text:span text:style-name="T34"> </text:span><text:span text:style-name="T33">o</text:span><text:span text:style-name="T32">u</text:span><text:span text:style-name="T37">t</text:span><text:span text:style-name="T33">side,</text:span><text:span text:style-name="T34"> </text:span><text:span text:style-name="T32">w</text:span><text:span text:style-name="T33">hich</text:span><text:span text:style-name="T34"> </text:span><text:span text:style-name="T33">me</text:span><text:span text:style-name="T32">a</text:span><text:span text:style-name="T33">ns</text:span><text:span text:style-name="T34"> </text:span><text:span text:style-name="T33">some</text:span><text:span text:style-name="T32">t</text:span><text:span text:style-name="T33">imes</text:span><text:span text:style-name="T35"> </text:span><text:span text:style-name="T32">t</text:span><text:span text:style-name="T33">hings</text:span><text:span text:style-name="T35"> </text:span><text:span text:style-name="T32">w</text:span><text:span text:style-name="T33">o</text:span><text:span text:style-name="T32">ul</text:span><text:span text:style-name="T33">d</text:span><text:span text:style-name="T34"> </text:span><text:span text:style-name="T32">a</text:span><text:span text:style-name="T33">c</text:span><text:span text:style-name="T32">t</text:span><text:span text:style-name="T37">u</text:span><text:span text:style-name="T32">all</text:span><text:span text:style-name="T33">y</text:span><text:span text:style-name="T35"> </text:span><text:span text:style-name="T33">s</text:span><text:span text:style-name="T32">l</text:span><text:span text:style-name="T33">ip</text:span><text:span text:style-name="T35"> </text:span><text:span text:style-name="T33">–</text:span><text:span text:style-name="T34"> </text:span><text:span text:style-name="T32">w</text:span><text:span text:style-name="T33">hich</text:span><text:span text:style-name="T35"> </text:span><text:span text:style-name="T33">is</text:span><text:span text:style-name="T34"> </text:span><text:span text:style-name="T36">n</text:span><text:span text:style-name="T33">o</text:span><text:span text:style-name="T32">t</text:span><text:span text:style-name="T34"> </text:span><text:span text:style-name="T32">“</text:span><text:span text:style-name="T33">conserv</text:span><text:span text:style-name="T32">at</text:span><text:span text:style-name="T33">ive</text:span><text:span text:style-name="T32">”</text:span><text:span text:style-name="T33">…</text:span></text:p>
      <text:p text:style-name="P32"/>
      <text:p text:style-name="P38"><text:span text:style-name="T33">p.13</text:span><text:span text:style-name="T34"> </text:span><text:span text:style-name="T32">a</text:span><text:span text:style-name="T33">f</text:span><text:span text:style-name="T32">t</text:span><text:span text:style-name="T33">er</text:span><text:span text:style-name="T35"> </text:span><text:span text:style-name="T33">Eq.</text:span><text:span text:style-name="T35"> </text:span><text:span text:style-name="T33">(15),</text:span><text:span text:style-name="T34"> </text:span><text:span text:style-name="T32">“</text:span><text:span text:style-name="T33">r</text:span><text:span text:style-name="T32">a</text:span><text:span text:style-name="T37">t</text:span><text:span text:style-name="T33">her</text:span><text:span text:style-name="T34"> </text:span><text:span text:style-name="T32">t</text:span><text:span text:style-name="T33">h</text:span><text:span text:style-name="T32">a</text:span><text:span text:style-name="T33">n</text:span><text:span text:style-name="T35"> </text:span><text:span text:style-name="T33">so</text:span><text:span text:style-name="T32">l</text:span><text:span text:style-name="T33">ving</text:span><text:span text:style-name="T35"> </text:span><text:span text:style-name="T33">direc</text:span><text:span text:style-name="T32">tl</text:span><text:span text:style-name="T33">y</text:span><text:span text:style-name="T34"> </text:span><text:span text:style-name="T33">(19)….</text:span><text:span text:style-name="T32">”</text:span><text:span text:style-name="T35"> </text:span><text:span text:style-name="T33">–</text:span><text:span text:style-name="T35"> </text:span><text:span text:style-name="T33">do</text:span><text:span text:style-name="T35"> </text:span><text:span text:style-name="T33">yo</text:span><text:span text:style-name="T32">u</text:span><text:span text:style-name="T34"> </text:span><text:span text:style-name="T33">me</text:span><text:span text:style-name="T32">a</text:span><text:span text:style-name="T33">n</text:span><text:span text:style-name="T35"> </text:span><text:span text:style-name="T32">“</text:span><text:span text:style-name="T33">(15)</text:span><text:span text:style-name="T32">”?</text:span></text:p>
      <text:p text:style-name="P40"/>
      <text:p text:style-name="P63"><text:span text:style-name="T33">p.13,</text:span><text:span text:style-name="T34"> </text:span><text:span text:style-name="T33">perh</text:span><text:span text:style-name="T32">a</text:span><text:span text:style-name="T33">ps</text:span><text:span text:style-name="T35"> </text:span><text:span text:style-name="T32">b</text:span><text:span text:style-name="T33">e</text:span><text:span text:style-name="T35"> </text:span><text:span text:style-name="T33">more</text:span><text:span text:style-name="T34"> </text:span><text:span text:style-name="T33">c</text:span><text:span text:style-name="T32">l</text:span><text:span text:style-name="T33">e</text:span><text:span text:style-name="T32">a</text:span><text:span text:style-name="T33">r</text:span><text:span text:style-name="T35"> </text:span><text:span text:style-name="T33">(very</text:span><text:span text:style-name="T35"> </text:span><text:span text:style-name="T32">b</text:span><text:span text:style-name="T33">rief</text:span><text:span text:style-name="T32">l</text:span><text:span text:style-name="T33">y)</text:span><text:span text:style-name="T34"> </text:span><text:span text:style-name="T33">in</text:span><text:span text:style-name="T35"> </text:span><text:span text:style-name="T33">m</text:span><text:span text:style-name="T32">a</text:span><text:span text:style-name="T33">pping</text:span><text:span text:style-name="T35"> </text:span><text:span text:style-name="T33">(sc</text:span><text:span text:style-name="T32">ala</text:span><text:span text:style-name="T33">r)</text:span><text:span text:style-name="T35"> </text:span><text:span text:style-name="T33">so</text:span><text:span text:style-name="T32">lut</text:span><text:span text:style-name="T33">ion</text:span><text:span text:style-name="T35"> </text:span><text:span text:style-name="T32">b</text:span><text:span text:style-name="T33">0</text:span><text:span text:style-name="T34"> </text:span><text:span text:style-name="T37">t</text:span><text:span text:style-name="T33">o</text:span><text:span text:style-name="T34"> </text:span><text:span text:style-name="T33">so</text:span><text:span text:style-name="T32">lut</text:span><text:span text:style-name="T33">ion</text:span><text:span text:style-name="T34"> </text:span><text:span text:style-name="T33">of</text:span><text:span text:style-name="T35"> </text:span><text:span text:style-name="T33">v</text:span><text:span text:style-name="T35"> </text:span><text:span text:style-name="T33">(R^6)</text:span><text:span text:style-name="T34"> </text:span><text:span text:style-name="T33">in</text:span><text:span text:style-name="T35"> </text:span><text:span text:style-name="T33">(16).</text:span></text:p>
      <text:p text:style-name="P32"/>
      <text:p text:style-name="P64"><text:span text:style-name="T33">p.13</text:span><text:span text:style-name="T34"> </text:span><text:span text:style-name="T33">–</text:span><text:span text:style-name="T35"> </text:span><text:span text:style-name="T33">gi</text:span><text:span text:style-name="T32">t</text:span><text:span text:style-name="T33">h</text:span><text:span text:style-name="T32">ub</text:span><text:span text:style-name="T35"> </text:span><text:span text:style-name="T32">l</text:span><text:span text:style-name="T33">in</text:span><text:span text:style-name="T32">k</text:span><text:span text:style-name="T35"> </text:span><text:span text:style-name="T33">seems</text:span><text:span text:style-name="T34"> </text:span><text:span text:style-name="T37">t</text:span><text:span text:style-name="T33">o</text:span><text:span text:style-name="T34"> </text:span><text:span text:style-name="T32">b</text:span><text:span text:style-name="T33">e</text:span><text:span text:style-name="T35"> </text:span><text:span text:style-name="T33">de</text:span><text:span text:style-name="T32">a</text:span><text:span text:style-name="T33">d</text:span><text:span text:style-name="T32">?</text:span><text:span text:style-name="T43"> </text:span><text:span text:style-name="T33">(The</text:span><text:span text:style-name="T35"> </text:span><text:span text:style-name="T32">l</text:span><text:span text:style-name="T33">in</text:span><text:span text:style-name="T32">k</text:span><text:span text:style-name="T35"> </text:span><text:span text:style-name="T33">on</text:span><text:span text:style-name="T35"> </text:span><text:span text:style-name="T33">p.</text:span><text:span text:style-name="T34"> </text:span><text:span text:style-name="T33">15</text:span><text:span text:style-name="T35"> </text:span><text:span text:style-name="T33">is</text:span><text:span text:style-name="T35"> </text:span><text:span text:style-name="T32">OK</text:span><text:span text:style-name="T33">…</text:span><text:span text:style-name="T35"> </text:span><text:span text:style-name="T33">sho</text:span><text:span text:style-name="T32">ul</text:span><text:span text:style-name="T33">d</text:span><text:span text:style-name="T34"> </text:span><text:span text:style-name="T32">t</text:span><text:span text:style-name="T33">hey</text:span><text:span text:style-name="T35"> </text:span><text:span text:style-name="T32">b</text:span><text:span text:style-name="T33">e</text:span><text:span text:style-name="T35"> </text:span><text:span text:style-name="T32">t</text:span><text:span text:style-name="T33">he</text:span><text:span text:style-name="T34"> </text:span><text:span text:style-name="T33">s</text:span><text:span text:style-name="T32">a</text:span><text:span text:style-name="T33">me</text:span><text:span text:style-name="T32">?</text:span><text:span text:style-name="T33">)</text:span></text:p>
      <text:p text:style-name="P32"/>
      <text:p text:style-name="P38"><text:span text:style-name="T33">p.13</text:span><text:span text:style-name="T34"> </text:span><text:span text:style-name="T33">–</text:span><text:span text:style-name="T35"> </text:span><text:span text:style-name="T32">a</text:span><text:span text:style-name="T33">f</text:span><text:span text:style-name="T32">t</text:span><text:span text:style-name="T33">er</text:span><text:span text:style-name="T35"> </text:span><text:span text:style-name="T33">eq</text:span><text:span text:style-name="T32">uat</text:span><text:span text:style-name="T33">ion</text:span><text:span text:style-name="T34"> </text:span><text:span text:style-name="T33">(17),</text:span><text:span text:style-name="T35"> </text:span><text:span text:style-name="T33">s</text:span><text:span text:style-name="T32">u</text:span><text:span text:style-name="T33">ppress</text:span><text:span text:style-name="T34"> </text:span><text:span text:style-name="T33">inden</text:span><text:span text:style-name="T32">tat</text:span><text:span text:style-name="T33">ion.</text:span></text:p>
      <text:p text:style-name="P39"/>
      <text:p text:style-name="P65"><text:span text:style-name="T33">p.14</text:span><text:span text:style-name="T34"> </text:span><text:span text:style-name="T33">–</text:span><text:span text:style-name="T35"> </text:span><text:span text:style-name="T33">no</text:span><text:span text:style-name="T32">t</text:span><text:span text:style-name="T35"> </text:span><text:span text:style-name="T32">a</text:span><text:span text:style-name="T35"> </text:span><text:span text:style-name="T33">good</text:span><text:span text:style-name="T34"> </text:span><text:span text:style-name="T33">descrip</text:span><text:span text:style-name="T32">t</text:span><text:span text:style-name="T33">ion</text:span><text:span text:style-name="T35"> </text:span><text:span text:style-name="T33">of</text:span><text:span text:style-name="T34"> </text:span><text:span text:style-name="T37">t</text:span><text:span text:style-name="T33">he</text:span><text:span text:style-name="T34"> </text:span><text:span text:style-name="T33">sim</text:span><text:span text:style-name="T32">ulat</text:span><text:span text:style-name="T33">ion</text:span><text:span text:style-name="T35"> </text:span><text:span text:style-name="T33">sof</text:span><text:span text:style-name="T32">twa</text:span><text:span text:style-name="T33">re</text:span><text:span text:style-name="T35"> </text:span><text:span text:style-name="T32">u</text:span><text:span text:style-name="T33">sed…</text:span><text:span text:style-name="T35"> </text:span><text:span text:style-name="T33">Ref</text:span><text:span text:style-name="T34"> </text:span><text:span text:style-name="T33">[38]</text:span><text:span text:style-name="T35"> </text:span><text:span text:style-name="T33">foc</text:span><text:span text:style-name="T32">u</text:span><text:span text:style-name="T33">ses</text:span><text:span text:style-name="T34"> </text:span><text:span text:style-name="T33">on</text:span><text:span text:style-name="T34"> </text:span><text:span text:style-name="T33">ro</text:span><text:span text:style-name="T32">bu</text:span><text:span text:style-name="T33">s</text:span><text:span text:style-name="T32">t</text:span><text:span text:style-name="T33">ness</text:span><text:span text:style-name="T34"> </text:span><text:span text:style-name="T33">of</text:span><text:span text:style-name="T35"> </text:span><text:span text:style-name="T33">sim</text:span><text:span text:style-name="T32">ulat</text:span><text:span text:style-name="T33">ions,</text:span><text:span text:style-name="T35"> </text:span><text:span text:style-name="T32">but</text:span><text:span text:style-name="T35"> </text:span><text:span text:style-name="T33">pres</text:span><text:span text:style-name="T32">u</text:span><text:span text:style-name="T33">m</text:span><text:span text:style-name="T32">abl</text:span><text:span text:style-name="T33">y,</text:span><text:span text:style-name="T35"> </text:span><text:span text:style-name="T32">t</text:span><text:span text:style-name="T33">he</text:span><text:span text:style-name="T34"> </text:span><text:span text:style-name="T32">t</text:span><text:span text:style-name="T33">es</text:span><text:span text:style-name="T32">t</text:span><text:span text:style-name="T33">ing</text:span><text:span text:style-name="T35"> </text:span><text:span text:style-name="T33">in</text:span><text:span text:style-name="T35"> </text:span><text:span text:style-name="T32">t</text:span><text:span text:style-name="T33">he</text:span><text:span text:style-name="T35"> </text:span><text:span text:style-name="T33">presen</text:span><text:span text:style-name="T32">t</text:span><text:span text:style-name="T34"> </text:span><text:span text:style-name="T37">w</text:span><text:span text:style-name="T33">or</text:span><text:span text:style-name="T32">k</text:span><text:span text:style-name="T34"> </text:span><text:span text:style-name="T33">is</text:span><text:span text:style-name="T34"> </text:span><text:span text:style-name="T33">de</text:span><text:span text:style-name="T32">t</text:span><text:span text:style-name="T33">erminis</text:span><text:span text:style-name="T32">t</text:span><text:span text:style-name="T33">ic</text:span><text:span text:style-name="T34"> </text:span><text:span text:style-name="T33">–</text:span><text:span text:style-name="T35"> </text:span><text:span text:style-name="T33">j</text:span><text:span text:style-name="T32">u</text:span><text:span text:style-name="T33">s</text:span><text:span text:style-name="T32">t</text:span><text:span text:style-name="T35"> </text:span><text:span text:style-name="T32">u</text:span><text:span text:style-name="T33">sing</text:span><text:span text:style-name="T34"> </text:span><text:span text:style-name="T37">t</text:span><text:span text:style-name="T33">he</text:span><text:span text:style-name="T34"> </text:span><text:span text:style-name="T33">s</text:span><text:span text:style-name="T32">a</text:span><text:span text:style-name="T33">me</text:span><text:span text:style-name="T35"> </text:span><text:span text:style-name="T33">sim</text:span><text:span text:style-name="T32">ulat</text:span><text:span text:style-name="T33">or</text:span><text:span text:style-name="T32">?</text:span><text:span text:style-name="T44"> </text:span><text:span text:style-name="T33">No</text:span><text:span text:style-name="T32">t</text:span><text:span text:style-name="T34"> </text:span><text:span text:style-name="T33">m</text:span><text:span text:style-name="T37">u</text:span><text:span text:style-name="T33">ch</text:span><text:span text:style-name="T34"> </text:span><text:span text:style-name="T33">descrip</text:span><text:span text:style-name="T32">t</text:span><text:span text:style-name="T33">ion</text:span><text:span text:style-name="T35"> </text:span><text:span text:style-name="T33">is</text:span><text:span text:style-name="T34"> </text:span><text:span text:style-name="T33">given</text:span><text:span text:style-name="T35"> </text:span><text:span text:style-name="T33">of</text:span><text:span text:style-name="T34"> </text:span><text:span text:style-name="T33">ho</text:span><text:span text:style-name="T32">w/w</text:span><text:span text:style-name="T33">he</text:span><text:span text:style-name="T32">t</text:span><text:span text:style-name="T33">her</text:span><text:span text:style-name="T34"> </text:span><text:span text:style-name="T33">con</text:span><text:span text:style-name="T32">ta</text:span><text:span text:style-name="T33">c</text:span><text:span text:style-name="T32">t</text:span><text:span text:style-name="T33">s</text:span><text:span text:style-name="T32">/</text:span><text:span text:style-name="T33">s</text:span><text:span text:style-name="T32">l</text:span><text:span text:style-name="T33">ipping</text:span><text:span text:style-name="T35"> </text:span><text:span text:style-name="T32">a</text:span><text:span text:style-name="T33">re</text:span><text:span text:style-name="T35"> </text:span><text:span text:style-name="T33">mode</text:span><text:span text:style-name="T32">l</text:span><text:span text:style-name="T33">ed…</text:span><text:span text:style-name="T35"> </text:span><text:span text:style-name="T32">w</text:span><text:span text:style-name="T33">hy</text:span><text:span text:style-name="T34"> </text:span><text:span text:style-name="T33">isn</text:span><text:span text:style-name="T32">’t</text:span><text:span text:style-name="T35"> </text:span><text:span text:style-name="T32">a</text:span><text:span text:style-name="T35"> </text:span><text:span text:style-name="T45">3rd</text:span><text:span text:style-name="T46">­‐</text:span><text:span text:style-name="T45">p</text:span><text:span text:style-name="T47">a</text:span><text:span text:style-name="T45">r</text:span><text:span text:style-name="T47">t</text:span><text:span text:style-name="T34"> </text:span><text:span text:style-name="T33">sof</text:span><text:span text:style-name="T32">twa</text:span><text:span text:style-name="T33">re</text:span><text:span text:style-name="T34"> </text:span><text:span text:style-name="T32">u</text:span><text:span text:style-name="T33">sed,</text:span><text:span text:style-name="T48"> </text:span><text:span text:style-name="T33">or</text:span><text:span text:style-name="T34"> </text:span><text:span text:style-name="T32">at</text:span><text:span text:style-name="T35"> </text:span><text:span text:style-name="T32">l</text:span><text:span text:style-name="T33">e</text:span><text:span text:style-name="T32">a</text:span><text:span text:style-name="T33">s</text:span><text:span text:style-name="T32">t</text:span><text:span text:style-name="T35"> </text:span><text:span text:style-name="T33">sof</text:span><text:span text:style-name="T32">twa</text:span><text:span text:style-name="T33">re</text:span><text:span text:style-name="T35"> </text:span><text:span text:style-name="T32">w</text:span><text:span text:style-name="T33">i</text:span><text:span text:style-name="T32">t</text:span><text:span text:style-name="T33">h</text:span><text:span text:style-name="T35"> </text:span><text:span text:style-name="T32">b</text:span><text:span text:style-name="T33">e</text:span><text:span text:style-name="T32">tt</text:span><text:span text:style-name="T33">er</text:span><text:span text:style-name="T34"> </text:span><text:span text:style-name="T33">doc</text:span><text:span text:style-name="T32">u</text:span><text:span text:style-name="T33">men</text:span><text:span text:style-name="T32">t</text:span><text:span text:style-name="T37">a</text:span><text:span text:style-name="T32">t</text:span><text:span text:style-name="T33">ion</text:span><text:span text:style-name="T32">?</text:span><text:span text:style-name="T43"> </text:span><text:span text:style-name="T32">B</text:span><text:span text:style-name="T33">e</text:span><text:span text:style-name="T32">tt</text:span><text:span text:style-name="T33">er</text:span><text:span text:style-name="T35"> </text:span><text:span text:style-name="T33">info</text:span><text:span text:style-name="T34"> </text:span><text:span text:style-name="T33">is</text:span><text:span text:style-name="T35"> </text:span><text:span text:style-name="T33">needed</text:span><text:span text:style-name="T35"> </text:span><text:span text:style-name="T32">t</text:span><text:span text:style-name="T33">o</text:span><text:span text:style-name="T35"> </text:span><text:span text:style-name="T32">u</text:span><text:span text:style-name="T33">nders</text:span><text:span text:style-name="T32">ta</text:span><text:span text:style-name="T33">nd</text:span><text:span text:style-name="T34"> </text:span><text:span text:style-name="T32">w</text:span><text:span text:style-name="T33">h</text:span><text:span text:style-name="T32">at</text:span><text:span text:style-name="T34"> </text:span><text:span text:style-name="T37">t</text:span><text:span text:style-name="T33">he</text:span><text:span text:style-name="T34"> </text:span><text:span text:style-name="T32">“</text:span><text:span text:style-name="T33">sim</text:span><text:span text:style-name="T32">ul</text:span><text:span text:style-name="T37">a</text:span><text:span text:style-name="T32">t</text:span><text:span text:style-name="T33">ions</text:span><text:span text:style-name="T32">”</text:span><text:span text:style-name="T34"> </text:span><text:span text:style-name="T32">t</text:span><text:span text:style-name="T33">r</text:span><text:span text:style-name="T32">u</text:span><text:span text:style-name="T37">l</text:span><text:span text:style-name="T33">y</text:span><text:span text:style-name="T34"> </text:span><text:span text:style-name="T33">represen</text:span><text:span text:style-name="T32">t</text:span><text:span text:style-name="T33">.</text:span></text:p>
      <text:p text:style-name="P27"><text:soft-page-break/></text:p>
      <text:p text:style-name="P27"/>
      <text:p text:style-name="P27"/>
      <text:p text:style-name="P27"/>
      <text:p text:style-name="P27"/>
      <text:p text:style-name="P66"/>
      <text:p text:style-name="P54"><text:span text:style-name="T49">Attachment</text:span><text:span text:style-name="T51"> </text:span><text:span text:style-name="T49">uploaded</text:span><text:span text:style-name="T53"> </text:span><text:span text:style-name="T49">Thu</text:span><text:span text:style-name="T56"> </text:span><text:span text:style-name="T49">Aug</text:span><text:span text:style-name="T51"> </text:span><text:span text:style-name="T49">24</text:span><text:span text:style-name="T51"> </text:span><text:span text:style-name="T49">16:</text:span><text:span text:style-name="T57">1</text:span><text:span text:style-name="T49">1:22</text:span><text:span text:style-name="T51"> </text:span><text:span text:style-name="T49">2017</text:span><text:span text:style-name="T51"> </text:span><text:span text:style-name="T49">PST</text:span></text:p>
      <text:p text:style-name="P6"><text:span text:style-name="T1">F</text:span><text:span text:style-name="T2">ichier : /home/stonneau/articles/ij</text:span><text:span text:style-name="T3">r</text:span><text:span text:style-name="T2">r1…9141(</text:span><text:span text:style-name="T4">R</text:span><text:span text:style-name="T2">eviewer4)Of17-0221v1.txt<text:tab/></text:span><text:span text:style-name="T4">P</text:span><text:span text:style-name="T2">age</text:span><text:span text:style-name="T5"> </text:span><text:span text:style-name="T2">1 sur 2</text:span></text:p>
      <text:p text:style-name="P10"/>
      <text:p text:style-name="P16"><text:span text:style-name="T6">The paper concerns the problem of planning legged locomotion tasks, assuming multi-contacts (i.e. not only feet can touch the environment) and arbitrary environment type, including complex obstacles (stairs, rubble). The work focuses on efficient solutions to two sub-problems, namely planning a guide path for the root of the robot, and planning a discrete sequence of equilibrium configurations of the robot along the guide path. For the interpolation of motion between the consecutive configurations this work relies upon already known methods, including the one described by the same authors in [1]. The main main scientific contribution is the reachability condition, which defines a geometric approximation of the contact manifold that can be efficiently sampled and explored. The use of this concept enables to split the motion planning problem into two sub-problems that are much easier to solve from the algorithmic point of view. The technological</text:span></text:p>
      <text:p text:style-name="P1"><text:span text:style-name="T6">contribution are the two planning algorithm: the first one is a</text:span></text:p>
      <text:p text:style-name="P16"><text:span text:style-name="T6">RRT-based fast guide path planner, which samples from an approximation of the contact reachable space, and the second one is a method that extends a contact reachable path into a sequence</text:span></text:p>
      <text:p text:style-name="P16"><text:span text:style-name="T6">of whole-body statically stable configurations. It is remarkable, that the proposed algorithms are provided as open source software, which is a standard in robotic vision, SLAM, etc., but still quite rare in planning and control. The contributions are well</text:span></text:p>
      <text:p text:style-name="P11"><text:span text:style-name="T6">explained in the introduction, making a good use of the presentation of related work.</text:span></text:p>
      <text:p text:style-name="P14"/>
      <text:p text:style-name="P16"><text:span text:style-name="T6">The significance of the problem being considered in this research, and the practical implications of the proposed solutions are also well explained in the introduction. A good point is that the authors motivate their solution from one side by a clear analysis</text:span></text:p>
      <text:p text:style-name="P23"><text:span text:style-name="T6">of the relevant publications, but from the other side, they draw a practical motivation for the solution from the recent DARPA Robotics Challenge. Hence, their solution, which is not complete from the algorithmic point of view, is arguably still the best known approximation of the planning system we would like to have for our legged robots.</text:span></text:p>
      <text:p text:style-name="P14"/>
      <text:p text:style-name="P11"><text:span text:style-name="T6">although the paper is clearly written and well organized, I am a bit skeptical about the readability of the figures. Some of them seem to</text:span><text:span text:style-name="T14"> </text:span><text:span text:style-name="T6">bee too small (e.g. Fig. 3, Fig. 4), some are of quite poor quality</text:span><text:span text:style-name="T14"> </text:span><text:span text:style-name="T6">(why the robot silhouettes in Fig. 4 are blurred ?), and the purpose</text:span><text:span text:style-name="T14"> </text:span><text:span text:style-name="T6">and meaning of Fig. 6 is rather unclear. In general, the simulation results presented qualitatively in the paper are a bit hard to</text:span><text:span text:style-name="T14"> </text:span><text:span text:style-name="T6">interpret without the accompanying video, particularly if someone looks at a b/w print of the paper (as it may be looking in T-RO).</text:span></text:p>
      <text:p text:style-name="P14"/>
      <text:p text:style-name="P16"><text:span text:style-name="T6">The references are relevant and complete if it comes to the literature directly related to humanoid motion planning and planning of</text:span></text:p>
      <text:p text:style-name="P11"><text:span text:style-name="T6">multi-contact sequences. However, I suggest that a few papers related</text:span><text:span text:style-name="T14"> </text:span><text:span text:style-name="T6">to more general motion and contact planning for multi-legged robots can be added. Particularly, the problem of ``foothold selection'' for 4 or</text:span><text:span text:style-name="T14"> </text:span><text:span text:style-name="T6">6-legged robots travelling over uneven terrains is a problem related to the one tackled in the paper. It would be nice to select a few representative works (e.g. from the DARPA Learning Locomotion project</text:span><text:span text:style-name="T14"> </text:span><text:span text:style-name="T6">or</text:span></text:p>
      <text:p text:style-name="P16"><text:span text:style-name="T6">papers related to the ETHZ StarlETH and ANYmal robots) and explain the differences between those approaches and the problem solved in the paper.</text:span></text:p>
      <text:p text:style-name="P14"/>
      <text:p text:style-name="P11"><text:span text:style-name="T6">The paper is technically sound, but in my opinion a T-RO regular paper should be more self-containing. In several points the authors heavily rely on previous publications, e.g. when presenting the RRT-based planner (Section IV-C). This part should be expanded, describing in</text:span><text:span text:style-name="T14"> </text:span><text:span text:style-name="T6">more detail what exactly has been changed with respect to the reference paper. I also found the description of the environment model being</text:span><text:span text:style-name="T14"> </text:span><text:span text:style-name="T6">used,</text:span></text:p>
      <text:p text:style-name="P16"><text:span text:style-name="T6">and the way it is used in planning quite superficial. It is said, that ``an octree data structure'' is used to keep the sampled the</text:span></text:p>
      <text:p text:style-name="P11"><text:span text:style-name="T6">end-effector positions, and it is ``intersect'' with the environment. The idea is OK, I understand that the octree is a sample-based representation of the effector's workspace, and using some environment model it is possible to decide if the given configuration can provide a </text:span><text:soft-page-break/><text:span text:style-name="T6">contact point or not. but how is the environment described ? Howe</text:span></text:p>
      <text:p text:style-name="P7"><text:span text:style-name="T1">F</text:span><text:span text:style-name="T2">ichier : /home/stonneau/articles/ij</text:span><text:span text:style-name="T3">r</text:span><text:span text:style-name="T2">r1…9141(</text:span><text:span text:style-name="T4">R</text:span><text:span text:style-name="T2">eviewer4)Of17-0221v1.txt<text:tab/></text:span><text:span text:style-name="T4">P</text:span><text:span text:style-name="T2">age</text:span><text:span text:style-name="T5"> </text:span><text:span text:style-name="T2">2 sur 2</text:span></text:p>
      <text:p text:style-name="P10"/>
      <text:p text:style-name="P11"><text:span text:style-name="T6">efficient is this intersection operation ? Does this method require the environment to be described by some specific objects (e.g. polygons) ? What about the (unavoidable) uncertainty if a world model acquired via on-line sensing is considered ? Perhaps some of these issues (e.g. uncertainty) are not in the scope of the paper, but I can imagine that</text:span><text:span text:style-name="T14"> </text:span><text:span text:style-name="T6">a</text:span></text:p>
      <text:p text:style-name="P67"><text:span text:style-name="T6">robotic researcher who reads the paper and is about to use the open source software it advertises is very interested in the answers.</text:span></text:p>
      <text:p text:style-name="P14"/>
      <text:p text:style-name="P11"><text:span text:style-name="T6">I appreciate the thorough presentation of results in the paper, however it seems that this presentation is somewhat biased towards simulation results. Simulation are perfectly OK for planning algorithms, but if</text:span><text:span text:style-name="T14"> </text:span><text:span text:style-name="T6">you</text:span></text:p>
      <text:p text:style-name="P11"><text:span text:style-name="T6">decided to present the experimental results (HRP-2), then at least some illustrations should be included in the paper. now they are only in the accompanying video. also a comparison between the results of the same task(s) executed in dynamic simulation and on the real robot should convince the reader that the planning method's good performance does</text:span><text:span text:style-name="T14"> </text:span><text:span text:style-name="T6">not depend too much on the idealized simulation environment.</text:span></text:p>
      <text:p text:style-name="P8"><text:span text:style-name="T1">F</text:span><text:span text:style-name="T2">ichier : /home/stonneau/articles/ij</text:span><text:span text:style-name="T3">r</text:span><text:span text:style-name="T2">r1…0325(</text:span><text:span text:style-name="T4">R</text:span><text:span text:style-name="T2">eviewer6)Of17-0221v1.txt<text:tab/></text:span><text:span text:style-name="T4">P</text:span><text:span text:style-name="T2">age</text:span><text:span text:style-name="T5"> </text:span><text:span text:style-name="T2">1 sur 2</text:span></text:p>
      <text:p text:style-name="P10"/>
      <text:p text:style-name="P11"><text:span text:style-name="T6">This paper presents a general planner to produce whole-body motions in multi-contact scenarios. The planner is divided into several stages: First, a trajectory is chosen for the root body of the robot using a sampling-based planner, with a reachability heuristic used to guide the search towards configurations which are likely to admit feasible quasistatic contacts. Second, each root configuration is extended into</text:span><text:span text:style-name="T14"> </text:span><text:span text:style-name="T6">a whole-body configuration by searching for the configuration of each limb independently, guided by additional heuristics. Finally, the configurations are interpolated by solving an optimal control problem. Results are presented on several simulated multiped robots and a physical HRP2 humanoids.</text:span></text:p>
      <text:p text:style-name="P28"/>
      <text:p text:style-name="P68"/>
      <text:p text:style-name="P11"><text:span text:style-name="T6">This paper is clear and thorough in its description of the methods and results, and the level of detail is good. My primary concern, however, is that the elements described in this paper have been described in previous published work, which makes the particular contributions of this work unclear. To be specific, the reachability-guided planner appears identical to the planner in [20] (as stated by the authors in the end of Sect. I.B.), and the optimal control formulation is from [1] (again as stated in I.B.). The authors highlight a particular contribution of this work to be the efficient robust balance criterion, but I had trouble understanding this particular contribution. Does this refer to the approximation of equilibrium feasibility by contact reachability? In that case, how does this differ from just applying the planner in [20] directly? Or does this refer to the robustness</text:span><text:span text:style-name="T14"> </text:span><text:span text:style-name="T6">parameter b_0 in Appendix B Eq. (15)?</text:span></text:p>
      <text:p text:style-name="P16"><text:span text:style-name="T6">In addition, sections IV and V are very similar to the description of the planner in [20]. That's not surprising, of course, but there is no indication in those sections that the work being presented is a rephrasing of an earlier publication.</text:span></text:p>
      <text:p text:style-name="P28"/>
      <text:p text:style-name="P68"/>
      <text:p text:style-name="P16"><text:span text:style-name="T6">All of this is not to say that I don't believe this work has publication value. The authors have clearly presented their approach and thoroughly documented their algorithms, heuristics, and results (which are impressive and certainly worth sharing). I do, however, believe that the fact that the technical approaches are rephrasings of prior work should be made more clear (or that sections which can be replaced by citations of [20] and [1] be removed).</text:span></text:p>
      <text:p text:style-name="P28"/>
      <text:p text:style-name="P68"/>
      <text:p text:style-name="P23"><text:span text:style-name="T6">If the authors choose to follow this advice, then I have a few other suggestions and requests for clarification:</text:span></text:p>
      <text:p text:style-name="P28"/>
      <text:p text:style-name="P68"/>
      <text:p text:style-name="P11"><text:span text:style-name="T6">* I think I understand what the authors mean by solving at</text:span><text:span text:style-name="T14"> </text:span><text:span text:style-name="T6">"interactive" rates, but this is worth defining. In my mind, it means something like "before the human operator gets bored", or roughly &gt; 0.5 Hz. But since the authors make the claim that this is the "first interactive implementation of a contact planner", then that statement should be made quantitative and verifiable</text:span></text:p>
      <text:p text:style-name="P14"/>
      <text:p text:style-name="P16"><text:span text:style-name="T6">* In Section I.A. the authors refer to Bretl's work on multi-contact planning as the inspiration for the P1,P2,P3 decomposition of the problem. But it is not, as the authors state, always necessary to decompose motion planning into choosing a series of quasi-static configurations. There are a variety of feasible motions with no static equilibrium configurations, so it is worth mentioning that this decomposition only solves a subset of motion planning problem.</text:span></text:p>
      <text:p text:style-name="P14"/>
      <text:p text:style-name="P16"><text:span text:style-name="T6">* Also in Sect. I.A, the authors state that "optimization-based approaches only converge locally". This is not necessarily true, as convex or mixed-integer convex optimizations can (sometimes) be solved to a verifiable global optimum. I would suggest removing this sentence entirely.</text:span></text:p>
      <text:p text:style-name="P14"/>
      <text:p text:style-name="P11"><text:span text:style-name="T6">* I am not sure why the C_reach hypothesis is described as the "strong" hypothesis in, e.g., Sect. IV. Is there a corresponding weak</text:span><text:span text:style-name="T14"> </text:span><text:span text:style-name="T6">hypothesis?</text:span></text:p>
      <text:p text:style-name="P14"/>
      <text:p text:style-name="P1"><text:soft-page-break/><text:span text:style-name="T6">* In Sect. IV.B, the authors state that the ideal shape B* "has no</text:span></text:p>
      <text:p text:style-name="P9"><text:span text:style-name="T1">F</text:span><text:span text:style-name="T2">ichier : /home/stonneau/articles/ij</text:span><text:span text:style-name="T3">r</text:span><text:span text:style-name="T2">r1…0325(</text:span><text:span text:style-name="T4">R</text:span><text:span text:style-name="T2">eviewer6)Of17-0221v1.txt<text:tab/></text:span><text:span text:style-name="T4">P</text:span><text:span text:style-name="T2">age</text:span><text:span text:style-name="T5"> </text:span><text:span text:style-name="T2">2 sur 2</text:span></text:p>
      <text:p text:style-name="P10"/>
      <text:p text:style-name="P16"><text:span text:style-name="T6">explicit definition". For a particular configuration q_0, B* is simply the surface of the robot, right? So I assume that this claim refers to there being no explicit definition of B* which is the volume around B*(q_0) for every q_0? I think I agree with the authors, but I found this claim hard to follow and would appreciate some clarification</text:span></text:p>
      <text:p text:style-name="P14"/>
      <text:p text:style-name="P11"><text:span text:style-name="T6">* In Sect. V.A., the authors mention that the ability to plan a contact break and creation with the same limb allows the creation of dynamic motions. This is quite an important ability for an otherwise</text:span></text:p>
      <text:p text:style-name="P16"><text:span text:style-name="T6">quasi-static planner, but this ability isn't described again until the appendix. It would be worth explaining why this is true in the paper itself.</text:span></text:p>
      <text:p text:style-name="P14"/>
      <text:p text:style-name="P69"><text:span text:style-name="T6">* In Sect. V.B, the authors mention inserting an additional state between contact configurations if two or more contacts cannot be maintained. Shouldn't this step appear somewhere in Alg. 1?</text:span></text:p>
      <text:p text:style-name="P14"/>
      <text:p text:style-name="P15"><text:span text:style-name="T6">* In Appendix A.A, it is mentioned that step 2 in the workspace computation is conservative, with reference to figure 17-right. But Fig. 17-right is the simplification of the convex hull, corresponding to step 3, and it's actually hard to tell from the figure that it is conservative. Not knowing anything about Blender's decimate tool, I assume it is operating by removing vertices, which would indeed be conservative, but some clarification would be useful here.</text:span></text:p>
      <text:p text:style-name="P14"/>
      <text:p text:style-name="P16"><text:span text:style-name="T6">* Finally, I would suggest providing explicit git SHAs or tags for all of the github links. I've personally made the mistake of linking to a github project in a paper, only to have that project change and eventually delete the specific code I was ci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ejaVu Sans1" svg:font-family="'DejaVu Sans'" style:font-family-generic="system" style:font-pitch="variable"/>
    <style:font-face style:name="DejaVu Sans Mono1"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492in" fo:margin-bottom="0.5752in" fo:margin-left="0.2492in" fo:margin-right="0.25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2492in" fo:margin-bottom="0.5752in" fo:margin-left="0.2492in" fo:margin-right="0.2555in" style:writing-mode="lr-tb" style:layout-grid-color="#c0c0c0" style:layout-grid-lines="2760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2492in" fo:margin-bottom="0.7874in" fo:margin-left="0.2492in" fo:margin-right="0.2555in" style:writing-mode="lr-tb" style:layout-grid-color="#c0c0c0" style:layout-grid-lines="27067"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5638in" fo:margin-bottom="0.5693in" fo:margin-left="1.1811in" fo:margin-right="0.5902in" style:writing-mode="lr-tb" style:layout-grid-color="#c0c0c0" style:layout-grid-lines="2682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4"/>
    <style:master-page style:name="Converted5" style:page-layout-name="Mpm2"/>
    <style:master-page style:name="Converted6" style:page-layout-name="Mpm3"/>
    <style:master-page style:name="Converted7" style:page-layout-name="Mpm2"/>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113" meta:word-count="3894" meta:character-count="24522" meta:non-whitespace-character-count="20722"/>
    <meta:generator>LibreOffice/4.2.8.2$Linux_X86_64 LibreOffice_project/420m0$Build-2</meta:generator>
  </office:meta>
</office:document-meta>
</file>